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801" svg:font-family="MSI_Z580"/>
    <style:font-face style:name="MSI_Z562" svg:font-family="MSI_Z562" style:font-pitch="variable"/>
    <style:font-face style:name="MSI_Z563" svg:font-family="MSI_Z563" style:font-pitch="variable"/>
    <style:font-face style:name="MSI_Z564" svg:font-family="MSI_Z564" style:font-pitch="variable"/>
    <style:font-face style:name="MSI_Z565" svg:font-family="MSI_Z565" style:font-pitch="variable"/>
    <style:font-face style:name="MSI_Z566" svg:font-family="MSI_Z566" style:font-pitch="variable"/>
    <style:font-face style:name="MSI_Z567" svg:font-family="MSI_Z567" style:font-pitch="variable"/>
    <style:font-face style:name="MSI_Z568" svg:font-family="MSI_Z568" style:font-pitch="variable"/>
    <style:font-face style:name="MSI_Z569" svg:font-family="MSI_Z569" style:font-pitch="variable"/>
    <style:font-face style:name="MSI_Z570" svg:font-family="MSI_Z570" style:font-pitch="variable"/>
    <style:font-face style:name="MSI_Z571" svg:font-family="MSI_Z571" style:font-pitch="variable"/>
    <style:font-face style:name="MSI_Z572" svg:font-family="MSI_Z572" style:font-pitch="variable"/>
    <style:font-face style:name="MSI_Z573" svg:font-family="MSI_Z573" style:font-pitch="variable"/>
    <style:font-face style:name="MSI_Z574" svg:font-family="MSI_Z574" style:font-pitch="variable"/>
    <style:font-face style:name="MSI_Z575" svg:font-family="MSI_Z575" style:font-pitch="variable"/>
    <style:font-face style:name="MSI_Z576" svg:font-family="MSI_Z576" style:font-pitch="variable"/>
    <style:font-face style:name="MSI_Z577" svg:font-family="MSI_Z577" style:font-pitch="variable"/>
    <style:font-face style:name="MSI_Z578" svg:font-family="MSI_Z578" style:font-pitch="variable"/>
    <style:font-face style:name="MSI_Z579" svg:font-family="MSI_Z579" style:font-pitch="variable"/>
    <style:font-face style:name="MSI_Z580" svg:font-family="MSI_Z580" style:font-pitch="variable"/>
    <style:font-face style:name="MSI_Z581" svg:font-family="MSI_Z581" style:font-pitch="variable"/>
    <style:font-face style:name="Liberation Serif" svg:font-family="'Liberation Serif'" style:font-family-generic="roman" style:font-pitch="variable"/>
    <style:font-face style:name="QCF_P561" svg:font-family="QCF_P561" style:font-family-generic="roman" style:font-pitch="variable"/>
    <style:font-face style:name="QCF_P562" svg:font-family="QCF_P562" style:font-family-generic="roman" style:font-pitch="variable"/>
    <style:font-face style:name="QCF_P563" svg:font-family="QCF_P563" style:font-family-generic="roman" style:font-pitch="variable"/>
    <style:font-face style:name="QCF_P564" svg:font-family="QCF_P564" style:font-family-generic="roman" style:font-pitch="variable"/>
    <style:font-face style:name="QCF_P565" svg:font-family="QCF_P565" style:font-family-generic="roman" style:font-pitch="variable"/>
    <style:font-face style:name="QCF_P566" svg:font-family="QCF_P566" style:font-family-generic="roman" style:font-pitch="variable"/>
    <style:font-face style:name="QCF_P567" svg:font-family="QCF_P567" style:font-family-generic="roman" style:font-pitch="variable"/>
    <style:font-face style:name="QCF_P568" svg:font-family="QCF_P568" style:font-family-generic="roman" style:font-pitch="variable"/>
    <style:font-face style:name="QCF_P569" svg:font-family="QCF_P569" style:font-family-generic="roman" style:font-pitch="variable"/>
    <style:font-face style:name="QCF_P570" svg:font-family="QCF_P570" style:font-family-generic="roman" style:font-pitch="variable"/>
    <style:font-face style:name="QCF_P571" svg:font-family="QCF_P571" style:font-family-generic="roman" style:font-pitch="variable"/>
    <style:font-face style:name="QCF_P572" svg:font-family="QCF_P572" style:font-family-generic="roman" style:font-pitch="variable"/>
    <style:font-face style:name="QCF_P573" svg:font-family="QCF_P573" style:font-family-generic="roman" style:font-pitch="variable"/>
    <style:font-face style:name="QCF_P574" svg:font-family="QCF_P574" style:font-family-generic="roman" style:font-pitch="variable"/>
    <style:font-face style:name="QCF_P575" svg:font-family="QCF_P575" style:font-family-generic="roman" style:font-pitch="variable"/>
    <style:font-face style:name="QCF_P576" svg:font-family="QCF_P576" style:font-family-generic="roman" style:font-pitch="variable"/>
    <style:font-face style:name="QCF_P577" svg:font-family="QCF_P577" style:font-family-generic="roman" style:font-pitch="variable"/>
    <style:font-face style:name="QCF_P578" svg:font-family="QCF_P578" style:font-family-generic="roman" style:font-pitch="variable"/>
    <style:font-face style:name="QCF_P579" svg:font-family="QCF_P579" style:font-family-generic="roman" style:font-pitch="variable"/>
    <style:font-face style:name="QCF_P580" svg:font-family="QCF_P580" style:font-family-generic="roman" style:font-pitch="variable"/>
    <style:font-face style:name="QCF_P581" svg:font-family="QCF_P5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75019c"/>
    </style:style>
    <style:style style:name="P2" style:family="paragraph" style:parent-style-name="Header">
      <style:paragraph-properties fo:text-align="start" style:justify-single-word="false"/>
      <style:text-properties officeooo:paragraph-rsid="00c359f2"/>
    </style:style>
    <style:style style:name="P3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3973e6" style:font-size-asian="23.5pt" style:font-name-complex="MSI_Z56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6.828cm"/>
        </style:tab-stops>
      </style:paragraph-properties>
      <style:text-properties style:use-window-font-color="true" style:font-name="QCF_P561" fo:font-size="23.5pt" officeooo:rsid="0134ce9b" officeooo:paragraph-rsid="023ddd35" style:font-size-asian="23.5pt" style:font-name-complex="MSI_Z567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.5pt" officeooo:rsid="0134ce9b" officeooo:paragraph-rsid="0244bd44" style:font-size-asian="23.5pt" style:font-name-complex="MSI_Z569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4cbdea" style:font-size-asian="23.5pt" style:font-name-complex="MSI_Z571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1242c" style:font-size-asian="23.5pt" style:font-name-complex="MSI_Z573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1.017cm"/>
        </style:tab-stops>
      </style:paragraph-properties>
      <style:text-properties style:use-window-font-color="true" style:font-name="QCF_P561" fo:font-size="23.5pt" officeooo:rsid="0134ce9b" officeooo:paragraph-rsid="02532b9a" style:font-size-asian="23.5pt" style:font-name-complex="MSI_Z576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5.41cm"/>
        </style:tab-stops>
      </style:paragraph-properties>
      <style:text-properties style:use-window-font-color="true" style:font-name="QCF_P561" fo:font-size="23.5pt" officeooo:rsid="0134ce9b" officeooo:paragraph-rsid="02564425" style:font-size-asian="23.5pt" style:font-name-complex="MSI_Z563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7.059cm"/>
        </style:tab-stops>
      </style:paragraph-properties>
      <style:text-properties style:use-window-font-color="true" style:font-name="QCF_P561" fo:font-size="23.5pt" officeooo:rsid="0134ce9b" officeooo:paragraph-rsid="025e2f96" style:font-size-asian="23.5pt" style:font-name-complex="MSI_Z581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6.498cm"/>
        </style:tab-stops>
      </style:paragraph-properties>
      <style:text-properties style:use-window-font-color="true" style:font-name="QCF_P561" fo:font-size="23pt" officeooo:rsid="0134ce9b" officeooo:paragraph-rsid="025c0f68" style:font-size-asian="23pt" style:font-name-complex="MSI_Z579" style:font-size-complex="23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41cm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2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41cm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3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394a34" style:font-size-asian="23.5pt" style:font-name-complex="MSI_Z564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573c2f" style:font-size-asian="23.5pt" style:font-name-complex="MSI_Z564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41cm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4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3973e6" style:font-size-asian="23.5pt" style:font-name-complex="MSI_Z565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3b7a2d" style:font-size-asian="23.5pt" style:font-name-complex="MSI_Z566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590eca" style:font-size-asian="23.5pt" style:font-name-complex="MSI_Z566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3.5pt" officeooo:rsid="0134ce9b" officeooo:paragraph-rsid="023c02a7" style:font-size-asian="23.5pt" style:font-name-complex="MSI_Z566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3.5pt" officeooo:rsid="0134ce9b" officeooo:paragraph-rsid="023ddd35" style:font-size-asian="23.5pt" style:font-name-complex="MSI_Z567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3.5pt" officeooo:rsid="0134ce9b" officeooo:paragraph-rsid="023fcaf3" style:font-size-asian="23.5pt" style:font-name-complex="MSI_Z567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.5pt" officeooo:rsid="0134ce9b" officeooo:paragraph-rsid="02421c49" style:font-size-asian="23.5pt" style:font-name-complex="MSI_Z568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3.5pt" officeooo:rsid="0134ce9b" officeooo:paragraph-rsid="024124c5" style:font-size-asian="23.5pt" style:font-name-complex="MSI_Z568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.5pt" officeooo:rsid="0134ce9b" officeooo:paragraph-rsid="0244bd44" style:font-size-asian="23.5pt" style:font-name-complex="MSI_Z569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.5pt" officeooo:rsid="0134ce9b" officeooo:paragraph-rsid="0259bb07" style:font-size-asian="23.5pt" style:font-name-complex="MSI_Z569" style:font-size-complex="21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490210" style:font-size-asian="23.5pt" style:font-name-complex="MSI_Z570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.5pt" officeooo:rsid="0134ce9b" officeooo:paragraph-rsid="0246b75d" style:font-size-asian="23.5pt" style:font-name-complex="MSI_Z570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4cbdea" style:font-size-asian="23.5pt" style:font-name-complex="MSI_Z571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9bb07" style:font-size-asian="23.5pt" style:font-name-complex="MSI_Z571" style:font-size-complex="23.5pt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4e9cf2" style:font-size-asian="23.5pt" style:font-name-complex="MSI_Z572" style:font-size-complex="23.5pt"/>
    </style:style>
    <style:style style:name="P3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1242c" style:font-size-asian="23.5pt" style:font-name-complex="MSI_Z573" style:font-size-complex="23.5pt"/>
    </style:style>
    <style:style style:name="P3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18878" style:font-size-asian="23.5pt" style:font-name-complex="MSI_Z573" style:font-size-complex="23.5pt"/>
    </style:style>
    <style:style style:name="P3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b0751" style:font-size-asian="23.5pt" style:font-name-complex="MSI_Z573" style:font-size-complex="23.5pt"/>
    </style:style>
    <style:style style:name="P3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2c2af" style:font-size-asian="23.5pt" style:font-name-complex="MSI_Z574" style:font-size-complex="23.5pt"/>
    </style:style>
    <style:style style:name="P3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1.017cm"/>
        </style:tab-stops>
      </style:paragraph-properties>
      <style:text-properties style:use-window-font-color="true" style:font-name="QCF_P561" fo:font-size="23.5pt" officeooo:rsid="0134ce9b" officeooo:paragraph-rsid="02532b9a" style:font-size-asian="23.5pt" style:font-name-complex="MSI_Z576" style:font-size-complex="23.5pt"/>
    </style:style>
    <style:style style:name="P3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2c2af" style:font-size-asian="23.5pt" style:font-name-complex="MSI_Z575" style:font-size-complex="23.5pt"/>
    </style:style>
    <style:style style:name="P3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1.017cm"/>
        </style:tab-stops>
      </style:paragraph-properties>
      <style:text-properties style:use-window-font-color="true" style:font-name="QCF_P561" fo:font-size="23.5pt" officeooo:rsid="0134ce9b" officeooo:paragraph-rsid="025419d0" style:font-size-asian="23.5pt" style:font-name-complex="MSI_Z577" style:font-size-complex="23.5pt"/>
    </style:style>
    <style:style style:name="P4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3.628cm"/>
        </style:tab-stops>
      </style:paragraph-properties>
      <style:text-properties style:use-window-font-color="true" style:font-name="QCF_P561" fo:font-size="23.5pt" officeooo:rsid="0134ce9b" officeooo:paragraph-rsid="025419d0" style:font-size-asian="23.5pt" style:font-name-complex="MSI_Z577" style:font-size-complex="23.5pt"/>
    </style:style>
    <style:style style:name="P4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3.628cm"/>
        </style:tab-stops>
      </style:paragraph-properties>
      <style:text-properties style:use-window-font-color="true" style:font-name="QCF_P561" fo:font-size="23.5pt" officeooo:rsid="0134ce9b" officeooo:paragraph-rsid="025633b6" style:font-size-asian="23.5pt" style:font-name-complex="MSI_Z578" style:font-size-complex="23.5pt"/>
    </style:style>
    <style:style style:name="P4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3.628cm"/>
        </style:tab-stops>
      </style:paragraph-properties>
      <style:text-properties style:use-window-font-color="true" style:font-name="QCF_P561" fo:font-size="23.5pt" officeooo:rsid="0134ce9b" officeooo:paragraph-rsid="025b5f63" style:font-size-asian="23.5pt" style:font-name-complex="MSI_Z578" style:font-size-complex="23.5pt"/>
    </style:style>
    <style:style style:name="P4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498cm"/>
        </style:tab-stops>
      </style:paragraph-properties>
      <style:text-properties style:use-window-font-color="true" style:font-name="QCF_P561" fo:font-size="23.5pt" officeooo:rsid="0134ce9b" officeooo:paragraph-rsid="025601b0" style:font-size-asian="23.5pt" style:font-name-complex="MSI_Z578" style:font-size-complex="23.5pt"/>
    </style:style>
    <style:style style:name="P4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498cm"/>
        </style:tab-stops>
      </style:paragraph-properties>
      <style:text-properties style:use-window-font-color="true" style:font-name="QCF_P561" fo:font-size="23.5pt" officeooo:rsid="0134ce9b" officeooo:paragraph-rsid="025c0f68" style:font-size-asian="23.5pt" style:font-name-complex="MSI_Z579" style:font-size-complex="23.5pt"/>
    </style:style>
    <style:style style:name="P4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498cm"/>
        </style:tab-stops>
      </style:paragraph-properties>
      <style:text-properties style:use-window-font-color="true" style:font-name="QCF_P561" fo:font-size="23.5pt" officeooo:rsid="0134ce9b" officeooo:paragraph-rsid="025c0f68" style:font-size-asian="23.5pt" style:font-name-complex="MSI_Z580" style:font-size-complex="23.5pt"/>
    </style:style>
    <style:style style:name="P4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498cm"/>
        </style:tab-stops>
      </style:paragraph-properties>
      <style:text-properties style:use-window-font-color="true" style:font-name="QCF_P561" fo:font-size="23.5pt" officeooo:rsid="0134ce9b" officeooo:paragraph-rsid="025f0645" style:font-size-asian="23.5pt" style:font-name-complex="MSI_Z580" style:font-size-complex="23.5pt"/>
    </style:style>
    <style:style style:name="P4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7.059cm"/>
        </style:tab-stops>
      </style:paragraph-properties>
      <style:text-properties style:use-window-font-color="true" style:font-name="QCF_P561" fo:font-size="23.5pt" officeooo:rsid="0134ce9b" officeooo:paragraph-rsid="025d2991" style:font-size-asian="23.5pt" style:font-name-complex="MSI_Z580" style:font-size-complex="23.5pt"/>
    </style:style>
    <style:style style:name="P4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7.059cm"/>
        </style:tab-stops>
      </style:paragraph-properties>
      <style:text-properties style:use-window-font-color="true" style:font-name="QCF_P561" fo:font-size="23.5pt" officeooo:rsid="0134ce9b" officeooo:paragraph-rsid="025e2f96" style:font-size-asian="23.5pt" style:font-name-complex="MSI_Z581" style:font-size-complex="23.5pt"/>
    </style:style>
    <style:style style:name="P4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2.5pt" officeooo:rsid="0134ce9b" officeooo:paragraph-rsid="023973e6" style:font-size-asian="22.5pt" style:font-name-complex="MSI_Z565" style:font-size-complex="22.5pt"/>
    </style:style>
    <style:style style:name="P5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2.5pt" officeooo:rsid="0134ce9b" officeooo:paragraph-rsid="023c02a7" style:font-size-asian="22.5pt" style:font-name-complex="MSI_Z566" style:font-size-complex="22.5pt"/>
    </style:style>
    <style:style style:name="P5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872cm"/>
        </style:tab-stops>
      </style:paragraph-properties>
      <style:text-properties style:use-window-font-color="true" style:font-name="QCF_P561" fo:font-size="22.5pt" officeooo:rsid="0134ce9b" officeooo:paragraph-rsid="0246b75d" style:font-size-asian="22.5pt" style:font-name-complex="MSI_Z570" style:font-size-complex="22.5pt"/>
    </style:style>
    <style:style style:name="P5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498cm"/>
        </style:tab-stops>
      </style:paragraph-properties>
      <style:text-properties style:use-window-font-color="true" style:font-name="QCF_P561" fo:font-size="22.5pt" officeooo:rsid="0134ce9b" officeooo:paragraph-rsid="025c0f68" style:font-size-asian="22.5pt" style:font-name-complex="MSI_Z579" style:font-size-complex="22.5pt"/>
    </style:style>
    <style:style style:name="P5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08cm"/>
        </style:tab-stops>
      </style:paragraph-properties>
      <style:text-properties style:use-window-font-color="true" style:font-name="QCF_P561" fo:font-size="22pt" officeooo:rsid="0134ce9b" officeooo:paragraph-rsid="023973e6" style:font-size-asian="22pt" style:font-name-complex="MSI_Z565" style:font-size-complex="22pt"/>
    </style:style>
    <style:style style:name="P5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2pt" officeooo:rsid="0134ce9b" officeooo:paragraph-rsid="023fcaf3" style:font-size-asian="22pt" style:font-name-complex="MSI_Z567" style:font-size-complex="22pt"/>
    </style:style>
    <style:style style:name="P5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498cm"/>
        </style:tab-stops>
      </style:paragraph-properties>
      <style:text-properties style:use-window-font-color="true" style:font-name="QCF_P561" fo:font-size="22pt" officeooo:rsid="0134ce9b" officeooo:paragraph-rsid="025601b0" style:font-size-asian="22pt" style:font-name-complex="MSI_Z578" style:font-size-complex="22pt"/>
    </style:style>
    <style:style style:name="P5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pt" officeooo:rsid="0134ce9b" officeooo:paragraph-rsid="0244bd44" style:font-size-asian="23pt" style:font-name-complex="MSI_Z569" style:font-size-complex="23pt"/>
    </style:style>
    <style:style style:name="P5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pt" officeooo:rsid="0134ce9b" officeooo:paragraph-rsid="02490210" style:font-size-asian="23pt" style:font-name-complex="MSI_Z570" style:font-size-complex="23pt"/>
    </style:style>
    <style:style style:name="P5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6.828cm"/>
        </style:tab-stops>
      </style:paragraph-properties>
      <style:text-properties style:use-window-font-color="true" style:font-name="QCF_P561" fo:font-size="21pt" officeooo:rsid="0134ce9b" officeooo:paragraph-rsid="023fcaf3" style:font-size-asian="21pt" style:font-name-complex="MSI_Z567" style:font-size-complex="21pt"/>
    </style:style>
    <style:style style:name="P5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1.017cm"/>
        </style:tab-stops>
      </style:paragraph-properties>
      <style:text-properties style:use-window-font-color="true" style:font-name="QCF_P561" fo:font-size="21pt" officeooo:rsid="0134ce9b" officeooo:paragraph-rsid="02532b9a" style:font-size-asian="21pt" style:font-name-complex="MSI_Z576" style:font-size-complex="21pt"/>
    </style:style>
    <style:style style:name="P60" style:family="paragraph" style:parent-style-name="Standard">
      <style:paragraph-properties fo:text-align="center" style:justify-single-word="false" style:writing-mode="rl-tb">
        <style:tab-stops>
          <style:tab-stop style:position="5.41cm"/>
        </style:tab-stops>
      </style:paragraph-properties>
      <style:text-properties style:use-window-font-color="true" style:font-name="QCF_P562" fo:font-size="23.5pt" officeooo:rsid="0237bcf7" officeooo:paragraph-rsid="0237bcf7" style:font-size-asian="23.5pt" style:font-name-complex="MSI_BASMALAH" style:font-size-complex="23.5pt"/>
    </style:style>
    <style:style style:name="P61" style:family="paragraph" style:parent-style-name="Standard">
      <style:paragraph-properties fo:text-align="center" style:justify-single-word="false" style:writing-mode="rl-tb">
        <style:tab-stops>
          <style:tab-stop style:position="5.41cm"/>
        </style:tab-stops>
      </style:paragraph-properties>
      <style:text-properties style:use-window-font-color="true" style:font-name="QCF_P564" fo:font-size="23.5pt" officeooo:rsid="02394a34" officeooo:paragraph-rsid="02394a34" style:font-size-asian="23.5pt" style:font-name-complex="MSI_BASMALAH" style:font-size-complex="23.5pt"/>
    </style:style>
    <style:style style:name="P62" style:family="paragraph" style:parent-style-name="Standard">
      <style:paragraph-properties fo:text-align="center" style:justify-single-word="false" style:writing-mode="rl-tb">
        <style:tab-stops>
          <style:tab-stop style:position="5.08cm"/>
        </style:tab-stops>
      </style:paragraph-properties>
      <style:text-properties style:use-window-font-color="true" style:font-name="QCF_P564" fo:font-size="23.5pt" officeooo:rsid="023c02a7" officeooo:paragraph-rsid="023c02a7" style:font-size-asian="23.5pt" style:font-name-complex="MSI_BASMALAH" style:font-size-complex="23.5pt"/>
    </style:style>
    <style:style style:name="P63" style:family="paragraph" style:parent-style-name="Standard">
      <style:paragraph-properties fo:text-align="center" style:justify-single-word="false" style:writing-mode="rl-tb">
        <style:tab-stops>
          <style:tab-stop style:position="6.828cm"/>
        </style:tab-stops>
      </style:paragraph-properties>
      <style:text-properties style:use-window-font-color="true" style:font-name="QCF_P566" fo:font-size="23.5pt" officeooo:rsid="02421c49" officeooo:paragraph-rsid="02421c49" style:font-size-asian="23.5pt" style:font-name-complex="MSI_BASMALAH" style:font-size-complex="23.5pt"/>
    </style:style>
    <style:style style:name="P64" style:family="paragraph" style:parent-style-name="Standard">
      <style:paragraph-properties fo:text-align="center" style:justify-single-word="false" style:writing-mode="rl-tb">
        <style:tab-stops>
          <style:tab-stop style:position="5.872cm"/>
        </style:tab-stops>
      </style:paragraph-properties>
      <style:text-properties style:use-window-font-color="true" style:font-name="QCF_P568" fo:font-size="23.5pt" officeooo:rsid="02478cc0" officeooo:paragraph-rsid="02478cc0" style:font-size-asian="23.5pt" style:font-name-complex="MSI_BASMALAH" style:font-size-complex="23.5pt"/>
    </style:style>
    <style:style style:name="P65" style:family="paragraph" style:parent-style-name="Standard">
      <style:paragraph-properties fo:text-align="center" style:justify-single-word="false" style:writing-mode="rl-tb">
        <style:tab-stops>
          <style:tab-stop style:position="6.565cm"/>
        </style:tab-stops>
      </style:paragraph-properties>
      <style:text-properties style:use-window-font-color="true" style:font-name="QCF_P572" fo:font-size="23.5pt" officeooo:rsid="024e9cf2" officeooo:paragraph-rsid="024e9cf2" style:font-size-asian="23.5pt" style:font-name-complex="MSI_BASMALAH" style:font-size-complex="23.5pt"/>
    </style:style>
    <style:style style:name="P66" style:family="paragraph" style:parent-style-name="Standard">
      <style:paragraph-properties fo:text-align="center" style:justify-single-word="false" style:writing-mode="rl-tb">
        <style:tab-stops>
          <style:tab-stop style:position="6.565cm"/>
        </style:tab-stops>
      </style:paragraph-properties>
      <style:text-properties style:use-window-font-color="true" style:font-name="QCF_P574" fo:font-size="23.5pt" officeooo:rsid="0252c2af" officeooo:paragraph-rsid="0252c2af" style:font-size-asian="23.5pt" style:font-name-complex="MSI_BASMALAH" style:font-size-complex="23.5pt"/>
    </style:style>
    <style:style style:name="P67" style:family="paragraph" style:parent-style-name="Standard">
      <style:paragraph-properties fo:text-align="center" style:justify-single-word="false" style:writing-mode="rl-tb">
        <style:tab-stops>
          <style:tab-stop style:position="6.565cm"/>
        </style:tab-stops>
      </style:paragraph-properties>
      <style:text-properties style:use-window-font-color="true" style:font-name="QCF_P575" fo:font-size="23.5pt" officeooo:rsid="02532b9a" officeooo:paragraph-rsid="02532b9a" style:font-size-asian="23.5pt" style:font-name-complex="MSI_BASMALAH" style:font-size-complex="23.5pt"/>
    </style:style>
    <style:style style:name="P68" style:family="paragraph" style:parent-style-name="Standard">
      <style:paragraph-properties fo:text-align="center" style:justify-single-word="false" style:writing-mode="rl-tb">
        <style:tab-stops>
          <style:tab-stop style:position="11.017cm"/>
        </style:tab-stops>
      </style:paragraph-properties>
      <style:text-properties style:use-window-font-color="true" style:font-name="QCF_P575" fo:font-size="23.5pt" officeooo:rsid="025419d0" officeooo:paragraph-rsid="025419d0" style:font-size-asian="23.5pt" style:font-name-complex="MSI_BASMALAH" style:font-size-complex="23.5pt"/>
    </style:style>
    <style:style style:name="P69" style:family="paragraph" style:parent-style-name="Standard">
      <style:paragraph-properties fo:text-align="center" style:justify-single-word="false" style:writing-mode="rl-tb">
        <style:tab-stops>
          <style:tab-stop style:position="3.628cm"/>
        </style:tab-stops>
      </style:paragraph-properties>
      <style:text-properties style:use-window-font-color="true" style:font-name="QCF_P577" fo:font-size="23.5pt" officeooo:rsid="02543a1d" officeooo:paragraph-rsid="02543a1d" style:font-size-asian="23.5pt" style:font-name-complex="MSI_BASMALAH" style:font-size-complex="23.5pt"/>
    </style:style>
    <style:style style:name="P70" style:family="paragraph" style:parent-style-name="Standard">
      <style:paragraph-properties fo:text-align="center" style:justify-single-word="false" style:writing-mode="rl-tb">
        <style:tab-stops>
          <style:tab-stop style:position="6.498cm"/>
        </style:tab-stops>
      </style:paragraph-properties>
      <style:text-properties style:use-window-font-color="true" style:font-name="QCF_P578" fo:font-size="23.5pt" officeooo:rsid="025d2991" officeooo:paragraph-rsid="025d2991" style:font-size-asian="23.5pt" style:font-name-complex="MSI_BASMALAH" style:font-size-complex="23.5pt"/>
    </style:style>
    <style:style style:name="P71" style:family="paragraph" style:parent-style-name="Standard" style:master-page-name="Standard">
      <style:paragraph-properties fo:text-align="center" style:justify-single-word="false" style:page-number="562" fo:break-before="auto" fo:break-after="auto" style:writing-mode="rl-tb">
        <style:tab-stops>
          <style:tab-stop style:position="5.41cm"/>
        </style:tab-stops>
      </style:paragraph-properties>
      <style:text-properties style:use-window-font-color="true" style:font-name="QCF_P562" fo:font-size="23.5pt" officeooo:rsid="0237bcf7" officeooo:paragraph-rsid="0237bcf7" style:font-size-asian="23.5pt" style:font-name-complex="MSI_BASMALAH" style:font-size-complex="23.5pt"/>
    </style:style>
    <style:style style:name="P72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5.41cm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4" style:font-size-complex="23.5pt"/>
    </style:style>
    <style:style style:name="P73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>
          <style:tab-stop style:position="5.08cm"/>
        </style:tab-stops>
      </style:paragraph-properties>
      <style:text-properties style:use-window-font-color="true" style:font-name="QCF_P561" fo:font-size="23.5pt" officeooo:rsid="0134ce9b" officeooo:paragraph-rsid="023b7a2d" style:font-size-asian="23.5pt" style:font-name-complex="MSI_Z566" style:font-size-complex="23.5pt"/>
    </style:style>
    <style:style style:name="P74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6.828cm"/>
        </style:tab-stops>
      </style:paragraph-properties>
      <style:text-properties style:use-window-font-color="true" style:font-name="QCF_P561" fo:font-size="22pt" officeooo:rsid="0134ce9b" officeooo:paragraph-rsid="0240a818" style:font-size-asian="22pt" style:font-name-complex="MSI_Z568" style:font-size-complex="22pt"/>
    </style:style>
    <style:style style:name="P75" style:family="paragraph" style:parent-style-name="Standard" style:master-page-name="ganti_20_surat4">
      <style:paragraph-properties fo:text-align="justify" fo:text-align-last="justify" style:justify-single-word="true" style:page-number="auto" fo:break-before="page" style:writing-mode="rl-tb">
        <style:tab-stops>
          <style:tab-stop style:position="5.872cm"/>
        </style:tab-stops>
      </style:paragraph-properties>
      <style:text-properties style:use-window-font-color="true" style:font-name="QCF_P561" fo:font-size="23.5pt" officeooo:rsid="0134ce9b" officeooo:paragraph-rsid="0246b75d" style:font-size-asian="23.5pt" style:font-name-complex="MSI_Z570" style:font-size-complex="23.5pt"/>
    </style:style>
    <style:style style:name="P76" style:family="paragraph" style:parent-style-name="Standard" style:master-page-name="ganti_20_surat5">
      <style:paragraph-properties fo:text-align="center" style:justify-single-word="false" style:page-number="auto" fo:break-before="page" style:writing-mode="rl-tb">
        <style:tab-stops>
          <style:tab-stop style:position="6.565cm"/>
        </style:tab-stops>
      </style:paragraph-properties>
      <style:text-properties style:use-window-font-color="true" style:font-name="QCF_P572" fo:font-size="23.5pt" officeooo:rsid="024e7374" officeooo:paragraph-rsid="024e7374" style:font-size-asian="23.5pt" style:font-name-complex="MSI_BASMALAH" style:font-size-complex="23.5pt"/>
    </style:style>
    <style:style style:name="P77" style:family="paragraph" style:parent-style-name="Standard" style:master-page-name="ganti_20_surat6">
      <style:paragraph-properties fo:text-align="center" style:justify-single-word="false" style:page-number="auto" fo:break-before="page" style:writing-mode="rl-tb">
        <style:tab-stops>
          <style:tab-stop style:position="6.565cm"/>
        </style:tab-stops>
      </style:paragraph-properties>
      <style:text-properties style:use-window-font-color="true" style:font-name="QCF_P574" fo:font-size="23.5pt" officeooo:rsid="0252c2af" officeooo:paragraph-rsid="0252c2af" style:font-size-asian="23.5pt" style:font-name-complex="MSI_BASMALAH" style:font-size-complex="23.5pt"/>
    </style:style>
    <style:style style:name="P78" style:family="paragraph" style:parent-style-name="Standard" style:master-page-name="ganti_20_surat7">
      <style:paragraph-properties fo:text-align="justify" fo:text-align-last="justify" style:justify-single-word="true" style:page-number="auto" fo:break-before="page" style:writing-mode="rl-tb">
        <style:tab-stops>
          <style:tab-stop style:position="6.565cm"/>
        </style:tab-stops>
      </style:paragraph-properties>
      <style:text-properties style:use-window-font-color="true" style:font-name="QCF_P561" fo:font-size="23.5pt" officeooo:rsid="0134ce9b" officeooo:paragraph-rsid="0252c2af" style:font-size-asian="23.5pt" style:font-name-complex="MSI_Z575" style:font-size-complex="23.5pt"/>
    </style:style>
    <style:style style:name="P79" style:family="paragraph" style:parent-style-name="Standard" style:master-page-name="ganti_20_surat8">
      <style:paragraph-properties fo:text-align="justify" fo:text-align-last="justify" style:justify-single-word="true" style:page-number="auto" fo:break-before="page" style:writing-mode="rl-tb">
        <style:tab-stops>
          <style:tab-stop style:position="11.017cm"/>
        </style:tab-stops>
      </style:paragraph-properties>
      <style:text-properties style:use-window-font-color="true" style:font-name="QCF_P561" fo:font-size="23.5pt" officeooo:rsid="0134ce9b" officeooo:paragraph-rsid="025419d0" style:font-size-asian="23.5pt" style:font-name-complex="MSI_Z577" style:font-size-complex="23.5pt"/>
    </style:style>
    <style:style style:name="P80" style:family="paragraph" style:parent-style-name="Standard" style:master-page-name="ganti_20_surat9">
      <style:paragraph-properties fo:text-align="justify" fo:text-align-last="justify" style:justify-single-word="true" style:page-number="auto" fo:break-before="page" style:writing-mode="rl-tb">
        <style:tab-stops>
          <style:tab-stop style:position="3.628cm"/>
        </style:tab-stops>
      </style:paragraph-properties>
      <style:text-properties style:use-window-font-color="true" style:font-name="QCF_P561" fo:font-size="23.5pt" officeooo:rsid="0134ce9b" officeooo:paragraph-rsid="025633b6" style:font-size-asian="23.5pt" style:font-name-complex="MSI_Z578" style:font-size-complex="23.5pt"/>
    </style:style>
    <style:style style:name="P81" style:family="paragraph" style:parent-style-name="Standard" style:master-page-name="ganti_20_surat10">
      <style:paragraph-properties fo:text-align="justify" fo:text-align-last="justify" style:justify-single-word="true" style:page-number="auto" fo:break-before="page" style:writing-mode="rl-tb">
        <style:tab-stops>
          <style:tab-stop style:position="6.498cm"/>
        </style:tab-stops>
      </style:paragraph-properties>
      <style:text-properties style:use-window-font-color="true" style:font-name="QCF_P561" fo:font-size="23.5pt" officeooo:rsid="0134ce9b" officeooo:paragraph-rsid="025c0f68" style:font-size-asian="23.5pt" style:font-name-complex="MSI_Z580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8pt" style:font-size-complex="8pt"/>
    </style:style>
    <style:style style:name="T3" style:family="text">
      <style:text-properties style:font-name="Liberation Sans Narrow" fo:font-size="10pt" officeooo:rsid="01dabfa1" style:font-size-asian="8pt" style:font-size-complex="8pt"/>
    </style:style>
    <style:style style:name="T4" style:family="text">
      <style:text-properties style:font-name="Liberation Sans Narrow" fo:font-size="10pt" officeooo:rsid="020e48e7" style:font-size-asian="8pt" style:font-size-complex="8pt"/>
    </style:style>
    <style:style style:name="T5" style:family="text">
      <style:text-properties style:font-name="Liberation Sans Narrow" fo:font-size="10pt" officeooo:rsid="02271e55" style:font-size-asian="8pt" style:font-size-complex="8pt"/>
    </style:style>
    <style:style style:name="T6" style:family="text">
      <style:text-properties style:font-name="Liberation Sans Narrow" fo:font-size="10pt" officeooo:rsid="015e6cbb" style:font-size-asian="8pt" style:font-size-complex="8pt"/>
    </style:style>
    <style:style style:name="T7" style:family="text">
      <style:text-properties style:font-name="Liberation Sans Narrow" fo:font-size="10pt" officeooo:rsid="019c7e8c" style:font-size-asian="8pt" style:font-size-complex="8pt"/>
    </style:style>
    <style:style style:name="T8" style:family="text">
      <style:text-properties style:font-name="Liberation Sans Narrow" fo:font-size="10pt" officeooo:rsid="01e3d5c0" style:font-size-asian="8pt" style:font-size-complex="8pt"/>
    </style:style>
    <style:style style:name="T9" style:family="text">
      <style:text-properties style:font-name="Liberation Sans Narrow" fo:font-size="10pt" officeooo:rsid="02283a3c" style:font-size-asian="8pt" style:font-size-complex="8pt"/>
    </style:style>
    <style:style style:name="T10" style:family="text">
      <style:text-properties style:font-name="Liberation Sans Narrow" fo:font-size="10pt" officeooo:rsid="01c0fc98" style:font-size-asian="8pt" style:font-size-complex="8pt"/>
    </style:style>
    <style:style style:name="T11" style:family="text">
      <style:text-properties style:font-name="Liberation Sans Narrow" fo:font-size="10pt" officeooo:rsid="022a39ed" style:font-size-asian="8pt" style:font-size-complex="8pt"/>
    </style:style>
    <style:style style:name="T12" style:family="text">
      <style:text-properties style:font-name="Liberation Sans Narrow" fo:font-size="10pt" officeooo:rsid="022c1a40" style:font-size-asian="8pt" style:font-size-complex="8pt"/>
    </style:style>
    <style:style style:name="T13" style:family="text">
      <style:text-properties style:font-name="Liberation Sans Narrow" fo:font-size="10pt" officeooo:rsid="0075019c" style:font-size-asian="10pt" style:font-size-complex="10pt"/>
    </style:style>
    <style:style style:name="T14" style:family="text">
      <style:text-properties style:font-name="Liberation Sans Narrow" fo:font-size="10pt" officeooo:rsid="01dff3d2" style:font-size-asian="10pt" style:font-size-complex="10pt"/>
    </style:style>
    <style:style style:name="T15" style:family="text">
      <style:text-properties style:font-name="Liberation Sans Narrow" fo:font-size="10pt" officeooo:rsid="020fbc37" style:font-size-asian="10pt" style:font-size-complex="10pt"/>
    </style:style>
    <style:style style:name="T16" style:family="text">
      <style:text-properties style:font-name="Liberation Sans Narrow" fo:font-size="10pt" officeooo:rsid="02271e55" style:font-size-asian="10pt" style:font-size-complex="10pt"/>
    </style:style>
    <style:style style:name="T17" style:family="text">
      <style:text-properties style:font-name="Liberation Sans Narrow" fo:font-size="10pt" officeooo:rsid="016128c4" style:font-size-asian="10pt" style:font-size-complex="10pt"/>
    </style:style>
    <style:style style:name="T18" style:family="text">
      <style:text-properties style:font-name="Liberation Sans Narrow" fo:font-size="10pt" officeooo:rsid="01c515fe" style:font-size-asian="10pt" style:font-size-complex="10pt"/>
    </style:style>
    <style:style style:name="T19" style:family="text">
      <style:text-properties style:font-name="Liberation Sans Narrow" fo:font-size="10pt" officeooo:rsid="0163d1a8" style:font-size-asian="10pt" style:font-size-complex="10pt"/>
    </style:style>
    <style:style style:name="T20" style:family="text">
      <style:text-properties style:font-name="Liberation Sans Narrow" fo:font-size="23pt" style:font-size-asian="23pt" style:font-size-complex="23pt"/>
    </style:style>
    <style:style style:name="T21" style:family="text">
      <style:text-properties style:font-name="Liberation Sans Narrow" fo:font-size="22pt" style:font-size-asian="22pt" style:font-size-complex="22pt"/>
    </style:style>
    <style:style style:name="T22" style:family="text">
      <style:text-properties style:font-name="Liberation Sans Narrow" fo:font-size="22.5pt" style:font-size-asian="22.5pt" style:font-size-complex="22.5pt"/>
    </style:style>
    <style:style style:name="T23" style:family="text">
      <style:text-properties style:font-name="Liberation Sans Narrow" fo:font-size="23.5pt" style:font-size-asian="23.5pt" style:font-size-complex="23.5pt"/>
    </style:style>
    <style:style style:name="T24" style:family="text">
      <style:text-properties style:font-name="Liberation Sans Narrow" style:font-name-complex="MSI_Z575"/>
    </style:style>
    <style:style style:name="T25" style:family="text">
      <style:text-properties style:font-name="Liberation Sans Narrow" fo:font-size="21pt" style:font-size-asian="21pt" style:font-size-complex="21pt"/>
    </style:style>
    <style:style style:name="T26" style:family="text">
      <style:text-properties style:font-name="Liberation Sans Narrow" style:font-name-complex="MSI_Z564"/>
    </style:style>
    <style:style style:name="T27" style:family="text">
      <style:text-properties style:font-name="Liberation Sans Narrow" style:font-name-complex="MSI_Z564" style:font-size-complex="23.5pt"/>
    </style:style>
    <style:style style:name="T28" style:family="text">
      <style:text-properties style:font-name="Liberation Sans Narrow" style:font-size-complex="23.5pt"/>
    </style:style>
    <style:style style:name="T29" style:family="text">
      <style:text-properties style:font-name="Liberation Sans Narrow" officeooo:rsid="025f0645" style:font-name-complex="MSI_Z5801"/>
    </style:style>
    <style:style style:name="T30" style:family="text">
      <style:text-properties style:font-name="QCF_P562"/>
    </style:style>
    <style:style style:name="T31" style:family="text">
      <style:text-properties style:font-name="QCF_P563"/>
    </style:style>
    <style:style style:name="T32" style:family="text">
      <style:text-properties style:font-name="QCF_P564"/>
    </style:style>
    <style:style style:name="T33" style:family="text">
      <style:text-properties style:font-name="QCF_P565"/>
    </style:style>
    <style:style style:name="T34" style:family="text">
      <style:text-properties style:font-name="QCF_P565" fo:font-size="23pt" style:font-size-asian="23pt" style:font-size-complex="23pt"/>
    </style:style>
    <style:style style:name="T35" style:family="text">
      <style:text-properties style:font-name="QCF_P565" fo:font-size="22pt" style:font-size-asian="22pt" style:font-size-complex="22pt"/>
    </style:style>
    <style:style style:name="T36" style:family="text">
      <style:text-properties style:font-name="QCF_P565" fo:font-size="22.5pt" style:font-size-asian="22.5pt" style:font-size-complex="22.5pt"/>
    </style:style>
    <style:style style:name="T37" style:family="text">
      <style:text-properties style:font-name="QCF_P565" fo:font-size="23.5pt" style:font-size-asian="23.5pt" style:font-size-complex="23.5pt"/>
    </style:style>
    <style:style style:name="T38" style:family="text">
      <style:text-properties style:font-name="QCF_P566"/>
    </style:style>
    <style:style style:name="T39" style:family="text">
      <style:text-properties style:font-name="QCF_P567"/>
    </style:style>
    <style:style style:name="T40" style:family="text">
      <style:text-properties style:font-name="QCF_P567" fo:font-size="22pt" style:font-size-asian="22pt" style:font-size-complex="22pt"/>
    </style:style>
    <style:style style:name="T41" style:family="text">
      <style:text-properties style:font-name="QCF_P568"/>
    </style:style>
    <style:style style:name="T42" style:family="text">
      <style:text-properties style:font-name="QCF_P568" fo:font-size="22pt" style:font-size-asian="22pt" style:font-size-complex="22pt"/>
    </style:style>
    <style:style style:name="T43" style:family="text">
      <style:text-properties style:font-name="QCF_P568" fo:font-size="22.5pt" style:font-size-asian="22.5pt" style:font-size-complex="22.5pt"/>
    </style:style>
    <style:style style:name="T44" style:family="text">
      <style:text-properties style:font-name="QCF_P569"/>
    </style:style>
    <style:style style:name="T45" style:family="text">
      <style:text-properties style:font-name="QCF_P569" fo:font-size="22.5pt" style:font-size-asian="22.5pt" style:font-size-complex="22.5pt"/>
    </style:style>
    <style:style style:name="T46" style:family="text">
      <style:text-properties style:font-name="QCF_P569" fo:font-size="22pt" style:font-size-asian="22pt" style:font-size-complex="22pt"/>
    </style:style>
    <style:style style:name="T47" style:family="text">
      <style:text-properties style:font-name="QCF_P569" style:font-size-complex="23.5pt"/>
    </style:style>
    <style:style style:name="T48" style:family="text">
      <style:text-properties style:font-name="QCF_P570"/>
    </style:style>
    <style:style style:name="T49" style:family="text">
      <style:text-properties style:font-name="QCF_P570" fo:font-size="22pt" style:font-size-asian="22pt" style:font-size-complex="22pt"/>
    </style:style>
    <style:style style:name="T50" style:family="text">
      <style:text-properties style:font-name="QCF_P571"/>
    </style:style>
    <style:style style:name="T51" style:family="text">
      <style:text-properties style:font-name="QCF_P572"/>
    </style:style>
    <style:style style:name="T52" style:family="text">
      <style:text-properties style:font-name="QCF_P573"/>
    </style:style>
    <style:style style:name="T53" style:family="text">
      <style:text-properties style:font-name="QCF_P574"/>
    </style:style>
    <style:style style:name="T54" style:family="text">
      <style:text-properties style:font-name="QCF_P575"/>
    </style:style>
    <style:style style:name="T55" style:family="text">
      <style:text-properties style:font-name="QCF_P575" style:font-name-complex="MSI_Z575"/>
    </style:style>
    <style:style style:name="T56" style:family="text">
      <style:text-properties style:font-name="QCF_P575" fo:font-size="22pt" style:font-size-asian="22pt" style:font-size-complex="22pt"/>
    </style:style>
    <style:style style:name="T57" style:family="text">
      <style:text-properties style:font-name="QCF_P576"/>
    </style:style>
    <style:style style:name="T58" style:family="text">
      <style:text-properties style:font-name="QCF_P576" fo:font-size="23pt" style:font-size-asian="23pt" style:font-size-complex="23pt"/>
    </style:style>
    <style:style style:name="T59" style:family="text">
      <style:text-properties style:font-name="QCF_P576" fo:font-size="22pt" style:font-size-asian="22pt" style:font-size-complex="22pt"/>
    </style:style>
    <style:style style:name="T60" style:family="text">
      <style:text-properties style:font-name="QCF_P576" fo:font-size="21pt" style:font-size-asian="21pt" style:font-size-complex="21pt"/>
    </style:style>
    <style:style style:name="T61" style:family="text">
      <style:text-properties style:font-name="QCF_P577"/>
    </style:style>
    <style:style style:name="T62" style:family="text">
      <style:text-properties style:font-name="QCF_P577" fo:font-size="22pt" style:font-size-asian="22pt" style:font-size-complex="22pt"/>
    </style:style>
    <style:style style:name="T63" style:family="text">
      <style:text-properties style:font-name="QCF_P577" fo:font-size="22.5pt" style:font-size-asian="22.5pt" style:font-size-complex="22.5pt"/>
    </style:style>
    <style:style style:name="T64" style:family="text">
      <style:text-properties style:font-name="QCF_P577" fo:font-size="23pt" style:font-size-asian="23pt" style:font-size-complex="23pt"/>
    </style:style>
    <style:style style:name="T65" style:family="text">
      <style:text-properties style:font-name="QCF_P577" fo:font-size="21pt" style:font-size-asian="21pt" style:font-size-complex="21pt"/>
    </style:style>
    <style:style style:name="T66" style:family="text">
      <style:text-properties style:font-name="QCF_P578"/>
    </style:style>
    <style:style style:name="T67" style:family="text">
      <style:text-properties style:font-name="QCF_P578" fo:font-size="22pt" style:font-size-asian="22pt" style:font-size-complex="22pt"/>
    </style:style>
    <style:style style:name="T68" style:family="text">
      <style:text-properties style:font-name="QCF_P579"/>
    </style:style>
    <style:style style:name="T69" style:family="text">
      <style:text-properties style:font-name="QCF_P579" fo:font-size="23pt" style:font-size-asian="23pt" style:font-size-complex="23pt"/>
    </style:style>
    <style:style style:name="T70" style:family="text">
      <style:text-properties style:font-name="QCF_P579" fo:font-size="22.5pt" style:font-size-asian="22.5pt" style:font-size-complex="22.5pt"/>
    </style:style>
    <style:style style:name="T71" style:family="text">
      <style:text-properties style:font-name="QCF_P580"/>
    </style:style>
    <style:style style:name="T72" style:family="text">
      <style:text-properties style:font-name="QCF_P581"/>
    </style:style>
    <style:style style:name="T73" style:family="text">
      <style:text-properties style:font-name="Liberation Sans Narrow"/>
    </style:style>
    <style:style style:name="T74" style:family="text">
      <style:text-properties style:font-name="Liberation Sans Narrow" fo:font-size="10pt" officeooo:rsid="0075019c" style:font-size-asian="8pt" style:font-size-complex="8pt"/>
    </style:style>
    <style:style style:name="T75" style:family="text">
      <style:text-properties style:font-name="Liberation Sans Narrow" fo:font-size="10pt" officeooo:rsid="020e48e7" style:font-size-asian="8pt" style:font-size-complex="8pt"/>
    </style:style>
    <style:style style:name="T76" style:family="text">
      <style:text-properties style:font-name="Liberation Sans Narrow" fo:font-size="10pt" officeooo:rsid="02271e55" style:font-size-asian="8pt" style:font-size-complex="8pt"/>
    </style:style>
    <style:style style:name="T77" style:family="text">
      <style:text-properties style:font-name="Liberation Sans Narrow" fo:font-size="10pt" officeooo:rsid="01e3d5c0" style:font-size-asian="8pt" style:font-size-complex="8pt"/>
    </style:style>
    <style:style style:name="T78" style:family="text">
      <style:text-properties style:font-name="Liberation Sans Narrow" fo:font-size="10pt" officeooo:rsid="02283a3c" style:font-size-asian="8pt" style:font-size-complex="8pt"/>
    </style:style>
    <style:style style:name="T79" style:family="text">
      <style:text-properties style:font-name="Liberation Sans Narrow" fo:font-size="10pt" officeooo:rsid="022a39ed" style:font-size-asian="8pt" style:font-size-complex="8pt"/>
    </style:style>
    <style:style style:name="T80" style:family="text">
      <style:text-properties style:font-name="Liberation Sans Narrow" fo:font-size="10pt" officeooo:rsid="0075019c" style:font-size-asian="10pt" style:font-size-complex="10pt"/>
    </style:style>
    <style:style style:name="T81" style:family="text">
      <style:text-properties style:font-name="Liberation Sans Narrow" fo:font-size="10pt" officeooo:rsid="020fbc37" style:font-size-asian="10pt" style:font-size-complex="10pt"/>
    </style:style>
    <style:style style:name="T82" style:family="text">
      <style:text-properties style:font-name="Liberation Sans Narrow" fo:font-size="22.5pt" style:font-size-asian="22.5pt" style:font-size-complex="22.5pt"/>
    </style:style>
    <style:style style:name="T83" style:family="text">
      <style:text-properties style:font-name="Liberation Sans Narrow" fo:font-size="22pt" style:font-size-asian="22pt" style:font-size-complex="22pt"/>
    </style:style>
    <style:style style:name="T84" style:family="text">
      <style:text-properties style:font-name="Liberation Sans Narrow" fo:font-size="23pt" style:font-size-asian="23pt" style:font-size-complex="23pt"/>
    </style:style>
    <style:style style:name="T85" style:family="text">
      <style:text-properties style:font-name="Liberation Sans Narrow" fo:font-size="23.5pt" style:font-size-asian="23.5pt" style:font-size-complex="23.5pt"/>
    </style:style>
    <style:style style:name="T86" style:family="text">
      <style:text-properties style:font-name="Liberation Sans Narrow" style:font-name-complex="MSI_Z564"/>
    </style:style>
    <style:style style:name="T87" style:family="text">
      <style:text-properties style:font-name="Liberation Sans Narrow" style:font-name-complex="MSI_Z564" style:font-size-complex="23.5pt"/>
    </style:style>
    <style:style style:name="T88" style:family="text">
      <style:text-properties style:font-name="Liberation Sans Narrow" style:font-size-complex="23.5pt"/>
    </style:style>
    <style:style style:name="T89" style:family="text">
      <style:text-properties style:font-name="Liberation Sans Narrow" style:font-name-complex="MSI_Z575"/>
    </style:style>
    <style:style style:name="T90" style:family="text">
      <style:text-properties style:font-name="Liberation Sans Narrow" fo:font-size="21pt" style:font-size-asian="21pt" style:font-size-complex="2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ﮌﯰ</text:p>
      <text:p text:style-name="P60">ﭔﭕﭖ</text:p>
      <text:p text:style-name="P13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/text:p>
      <text:p text:style-name="P13"><text:span text:style-name="T1"><text:s/>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/text:p>
      <text:p text:style-name="P13"><text:span text:style-name="T1"><text:s/>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/text:p>
      <text:p text:style-name="P13"><text:span text:style-name="T1"><text:s/></text:span><text:span text:style-name="T30">ﭴ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ﭿ</text:span><text:span text:style-name="T1"> </text:span><text:span text:style-name="T30">ﮀ</text:span></text:p>
      <text:p text:style-name="P13"><text:span text:style-name="T1"><text:s/>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/text:p>
      <text:p text:style-name="P13"><text:span text:style-name="T1"><text:s/>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text:s/></text:span><text:span text:style-name="T30">ﮏ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/text:p>
      <text:p text:style-name="P13"><text:span text:style-name="T1"><text:s/>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ﮛ</text:span><text:span text:style-name="T1"> </text:span><text:span text:style-name="T30">ﮜ</text:span><text:span text:style-name="T1"> </text:span><text:span text:style-name="T30">ﮝ</text:span></text:p>
      <text:p text:style-name="P13"><text:span text:style-name="T1"><text:s/>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/text:p>
      <text:p text:style-name="P13"><text:span text:style-name="T1"><text:s/></text:span><text:span text:style-name="T30">ﮪ</text:span><text:span text:style-name="T1"> </text:span><text:span text:style-name="T30">ﮫ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ﯔﯕﯖ</text:span><text:span text:style-name="T1"> </text:span><text:span text:style-name="T30">ﯗ</text:span></text:p>
      <text:p text:style-name="P13"><text:span text:style-name="T1"><text:s/>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</text:span><text:span text:style-name="T1"> </text:span><text:span text:style-name="T30">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ﯢﯣﯤ</text:span><text:span text:style-name="T1"> </text:span><text:span text:style-name="T30">ﯥ</text:span></text:p>
      <text:p text:style-name="P13"><text:span text:style-name="T30">ﯦ</text:span><text:span text:style-name="T1"> </text:span><text:span text:style-name="T30">ﯧ</text:span><text:span text:style-name="T1"> </text:span><text:span text:style-name="T30">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/text:p>
      <text:p text:style-name="P13"><text:span text:style-name="T1"><text:s/></text:span><text:span text:style-name="T30">ﯵ</text:span><text:span text:style-name="T1"> </text:span><text:span text:style-name="T30">ﯶ</text:span><text:span text:style-name="T1"> </text:span><text:span text:style-name="T30">ﯷ</text:span><text:span text:style-name="T1"> </text:span><text:span text:style-name="T30">ﯸ</text:span><text:span text:style-name="T1"> </text:span><text:span text:style-name="T30">ﯹ</text:span><text:span text:style-name="T1"> </text:span><text:span text:style-name="T30">ﯺ</text:span><text:span text:style-name="T1"> </text:span><text:span text:style-name="T30">ﯻ</text:span><text:span text:style-name="T1"> </text:span><text:span text:style-name="T30">ﯼ</text:span><text:span text:style-name="T1"> </text:span><text:span text:style-name="T30">ﯽ</text:span></text:p>
      <text:p text:style-name="P13"><text:span text:style-name="T1"><text:s/></text:span><text:span text:style-name="T30">ﯾ</text:span><text:span text:style-name="T1"> </text:span><text:span text:style-name="T30">ﯿ</text:span><text:span text:style-name="T1"> </text:span><text:span text:style-name="T30">ﰀ</text:span><text:span text:style-name="T1"> </text:span><text:span text:style-name="T30">ﰁ</text:span><text:span text:style-name="T1"> </text:span><text:span text:style-name="T30">ﰂ</text:span><text:span text:style-name="T1"> </text:span><text:span text:style-name="T30">ﰃ</text:span><text:span text:style-name="T1"> </text:span><text:span text:style-name="T30">ﰄ</text:span><text:span text:style-name="T1"> </text:span><text:span text:style-name="T30">ﰅ</text:span><text:span text:style-name="T1"> </text:span><text:span text:style-name="T30">ﰆ</text:span></text:p>
      <text:p text:style-name="P10"><text:span text:style-name="T1"><text:s/></text:span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</text:span></text:p>
      <text:p text:style-name="P14"><text:span text:style-name="T1"><text:s/></text:span><text:span text:style-name="T31">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ﭡﭢﭣﭤﭥﭦﭧ</text:span><text:span text:style-name="T1"> </text:span><text:span text:style-name="T31">ﭨ</text:span></text:p>
      <text:p text:style-name="P14"><text:span text:style-name="T1"><text:s/>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ﭰ</text:span><text:span text:style-name="T1"> </text:span><text:span text:style-name="T31">ﭱ</text:span><text:span text:style-name="T1"> </text:span><text:span text:style-name="T31">ﭲ</text:span><text:span text:style-name="T1"> </text:span><text:span text:style-name="T31">ﭳ</text:span></text:p>
      <text:p text:style-name="P14"><text:span text:style-name="T1"><text:s/>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/text:p>
      <text:p text:style-name="P14"><text:span text:style-name="T1"><text:s/></text:span><text:span text:style-name="T31">ﮀ</text:span><text:span text:style-name="T1"> </text:span><text:span text:style-name="T31">ﮁ</text:span><text:span text:style-name="T1"> </text:span><text:span text:style-name="T31">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ﮉ</text:span><text:span text:style-name="T1"> </text:span><text:span text:style-name="T31">ﮊ</text:span><text:span text:style-name="T1"> </text:span></text:p>
      <text:p text:style-name="P14"><text:span text:style-name="T1"><text:s/></text:span><text:span text:style-name="T31">ﮋ</text:span><text:span text:style-name="T1"> </text:span><text:span text:style-name="T31">ﮌ</text:span><text:span text:style-name="T1"> </text:span><text:span text:style-name="T31">ﮍ</text:span><text:span text:style-name="T1"> </text:span><text:span text:style-name="T31">ﮎ</text:span><text:span text:style-name="T1"> </text:span><text:span text:style-name="T31">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</text:span></text:p>
      <text:p text:style-name="P14"><text:span text:style-name="T1"><text:s/></text:span><text:span text:style-name="T31">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</text:span><text:span text:style-name="T1"> </text:span><text:span text:style-name="T31">ﮜ</text:span><text:span text:style-name="T1"> </text:span><text:span text:style-name="T31">ﮝ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/text:p>
      <text:p text:style-name="P14"><text:span text:style-name="T1"><text:s/></text:span><text:span text:style-name="T31">ﮢﮣ</text:span><text:span text:style-name="T1"> </text:span><text:span text:style-name="T31">ﮤ</text:span><text:span text:style-name="T1"> </text:span><text:span text:style-name="T31">ﮥ</text:span><text:span text:style-name="T1"> </text:span><text:span text:style-name="T31">ﮦ</text:span><text:span text:style-name="T1"> </text:span><text:span text:style-name="T31">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</text:span><text:span text:style-name="T1"> </text:span><text:span text:style-name="T31">ﮬ</text:span><text:span text:style-name="T1"> </text:span><text:span text:style-name="T31">ﮭ</text:span><text:span text:style-name="T1"> </text:span><text:span text:style-name="T31">ﮮ</text:span></text:p>
      <text:p text:style-name="P14"><text:span text:style-name="T1"><text:s/>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ﯔ</text:span><text:span text:style-name="T1"> </text:span><text:span text:style-name="T31">ﯕ</text:span><text:span text:style-name="T1"> </text:span><text:span text:style-name="T31">ﯖ</text:span><text:span text:style-name="T1"> </text:span><text:span text:style-name="T31">ﯗ</text:span><text:span text:style-name="T1"> </text:span><text:span text:style-name="T31">ﯘ</text:span><text:span text:style-name="T1"> </text:span><text:span text:style-name="T31">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/text:p>
      <text:p text:style-name="P14"><text:span text:style-name="T1"><text:s/>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text:span text:style-name="T1"> </text:span><text:span text:style-name="T31">ﯡﯢ</text:span><text:span text:style-name="T1"> </text:span><text:span text:style-name="T31">ﯣ</text:span><text:span text:style-name="T1"> 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</text:span></text:p>
      <text:p text:style-name="P14"><text:span text:style-name="T1"><text:s/></text:span><text:span text:style-name="T31">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</text:span><text:span text:style-name="T1"> </text:span><text:span text:style-name="T31">ﯲ</text:span><text:span text:style-name="T1"> </text:span><text:span text:style-name="T31">ﯳ</text:span></text:p>
      <text:p text:style-name="P14"><text:span text:style-name="T1"><text:s/></text:span><text:span text:style-name="T31">ﯴ</text:span><text:span text:style-name="T1"> </text:span><text:span text:style-name="T31">ﯵ</text:span><text:span text:style-name="T1"> 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</text:span><text:span text:style-name="T1"> </text:span><text:span text:style-name="T31">ﯻ</text:span><text:span text:style-name="T1"> </text:span><text:span text:style-name="T31">ﯼ</text:span><text:span text:style-name="T1"> </text:span><text:span text:style-name="T31">ﯽ</text:span></text:p>
      <text:p text:style-name="P14"><text:span text:style-name="T1"><text:s/></text:span><text:span text:style-name="T31">ﯾﯿ</text:span><text:span text:style-name="T1"> </text:span><text:span text:style-name="T31">ﰀ</text:span><text:span text:style-name="T1"> </text:span><text:span text:style-name="T31">ﰁ</text:span><text:span text:style-name="T1"> </text:span><text:span text:style-name="T31">ﰂ</text:span><text:span text:style-name="T1"> </text:span><text:span text:style-name="T31">ﰃ</text:span><text:span text:style-name="T1"> <text:s/></text:span><text:span text:style-name="T31">ﰄ</text:span><text:span text:style-name="T1"> </text:span><text:span text:style-name="T31">ﰅ</text:span><text:span text:style-name="T1"> </text:span><text:span text:style-name="T31">ﰆ</text:span><text:span text:style-name="T1"> </text:span><text:span text:style-name="T31">ﰇ</text:span><text:span text:style-name="T1"> </text:span><text:span text:style-name="T31">ﰈ</text:span></text:p>
      <text:p text:style-name="P14"><text:span text:style-name="T1"><text:s/></text:span><text:span text:style-name="T31">ﰉ</text:span><text:span text:style-name="T1"> </text:span><text:span text:style-name="T31">ﰊ</text:span><text:span text:style-name="T1"> </text:span><text:span text:style-name="T31">ﰋ</text:span><text:span text:style-name="T1"> </text:span><text:span text:style-name="T31">ﰌ</text:span><text:span text:style-name="T1"> </text:span><text:span text:style-name="T31">ﰍ</text:span><text:span text:style-name="T1"> </text:span><text:span text:style-name="T31">ﰎ</text:span><text:span text:style-name="T1"> </text:span><text:span text:style-name="T31">ﰏ</text:span><text:span text:style-name="T1"> </text:span><text:span text:style-name="T31">ﰐ</text:span><text:span text:style-name="T1"> </text:span><text:span text:style-name="T31">ﰑ</text:span><text:span text:style-name="T1"> </text:span><text:span text:style-name="T31">ﰒ</text:span></text:p>
      <text:p text:style-name="P14"><text:span text:style-name="T1"><text:s/></text:span><text:span text:style-name="T31">ﰓ</text:span><text:span text:style-name="T1"> </text:span><text:span text:style-name="T31">ﰔ</text:span><text:span text:style-name="T1"> </text:span><text:span text:style-name="T31">ﰕ</text:span><text:span text:style-name="T1"> </text:span><text:span text:style-name="T31">ﰖ</text:span><text:span text:style-name="T1"> </text:span><text:span text:style-name="T31">ﰗ</text:span><text:span text:style-name="T1"> </text:span><text:span text:style-name="T31">ﰘ</text:span><text:span text:style-name="T1"> </text:span><text:span text:style-name="T31">ﰙ</text:span><text:span text:style-name="T1"> </text:span><text:span text:style-name="T31">ﰚ</text:span><text:span text:style-name="T1"> </text:span><text:span text:style-name="T31">ﰛ</text:span><text:span text:style-name="T1"> </text:span><text:span text:style-name="T31">ﰜ</text:span><text:span text:style-name="T1"> </text:span><text:span text:style-name="T31">ﰝ</text:span><text:span text:style-name="T1"> </text:span><text:span text:style-name="T31">ﰞ</text:span></text:p>
      <text:p text:style-name="P72"><text:span text:style-name="T32">ﭑ</text:span><text:span text:style-name="T1"> </text:span><text:span text:style-name="T32">ﭒ</text:span><text:span text:style-name="T1"> </text:span><text:span text:style-name="T32">ﭓ</text:span><text:span text:style-name="T1"> </text:span><text:span text:style-name="T32">ﭔ</text:span><text:span text:style-name="T1"> </text:span><text:span text:style-name="T32">ﭕ</text:span><text:span text:style-name="T1"> </text:span><text:span text:style-name="T32">ﭖ</text:span><text:span text:style-name="T1"> </text:span><text:span text:style-name="T32">ﭗ</text:span><text:span text:style-name="T1"> </text:span><text:span text:style-name="T32">ﭘ</text:span><text:span text:style-name="T1"> </text:span><text:span text:style-name="T32">ﭙ</text:span><text:span text:style-name="T1"> </text:span><text:span text:style-name="T32">ﭚ</text:span><text:span text:style-name="T1"> </text:span><text:span text:style-name="T32">ﭛ</text:span></text:p>
      <text:p text:style-name="P17"><text:span text:style-name="T1"><text:s/></text:span><text:span text:style-name="T32">ﭜ</text:span><text:span text:style-name="T1"> </text:span><text:span text:style-name="T32">ﭝ</text:span><text:span text:style-name="T1"> </text:span><text:span text:style-name="T32">ﭞ</text:span><text:span text:style-name="T1"> </text:span><text:span text:style-name="T32">ﭟ</text:span><text:span text:style-name="T1"> </text:span><text:span text:style-name="T32">ﭠ</text:span><text:span text:style-name="T1"> </text:span><text:span text:style-name="T32">ﭡ</text:span><text:span text:style-name="T1"> </text:span><text:span text:style-name="T32">ﭢ</text:span><text:span text:style-name="T1"> </text:span><text:span text:style-name="T32">ﭣ</text:span><text:span text:style-name="T1"> </text:span><text:span text:style-name="T32">ﭤ</text:span><text:span text:style-name="T1"> </text:span><text:span text:style-name="T32">ﭥ</text:span><text:span text:style-name="T1"> </text:span><text:span text:style-name="T32">ﭦ</text:span><text:span text:style-name="T1"> </text:span><text:span text:style-name="T32">ﭧ</text:span></text:p>
      <text:p text:style-name="P17"><text:span text:style-name="T1"><text:s/></text:span><text:span text:style-name="T32">ﭨ</text:span><text:span text:style-name="T1"> </text:span><text:span text:style-name="T32">ﭩ</text:span><text:span text:style-name="T1"> </text:span><text:span text:style-name="T32">ﭪ</text:span><text:span text:style-name="T1"> </text:span><text:span text:style-name="T32">ﭫ</text:span><text:span text:style-name="T1"> </text:span><text:span text:style-name="T32">ﭬ</text:span><text:span text:style-name="T1"> </text:span><text:span text:style-name="T32">ﭭ</text:span><text:span text:style-name="T1"> </text:span><text:span text:style-name="T32">ﭮ</text:span><text:span text:style-name="T1"> </text:span><text:span text:style-name="T32">ﭯ</text:span><text:span text:style-name="T1"> </text:span><text:span text:style-name="T32">ﭰ</text:span><text:span text:style-name="T1"> </text:span><text:span text:style-name="T32">ﭱ</text:span></text:p>
      <text:p text:style-name="P17"><text:span text:style-name="T1"><text:s/></text:span><text:span text:style-name="T32">ﭲ</text:span><text:span text:style-name="T1"> </text:span><text:span text:style-name="T32">ﭳ</text:span><text:span text:style-name="T1"> </text:span><text:span text:style-name="T32">ﭴ</text:span><text:span text:style-name="T1"> </text:span><text:span text:style-name="T32">ﭵﭶ</text:span><text:span text:style-name="T1"> </text:span><text:span text:style-name="T32">ﭷ</text:span><text:span text:style-name="T1"> </text:span><text:span text:style-name="T32">ﭸ</text:span><text:span text:style-name="T1"> </text:span><text:span text:style-name="T32">ﭹ</text:span><text:span text:style-name="T1"> </text:span><text:span text:style-name="T32">ﭺ</text:span><text:span text:style-name="T1"> </text:span><text:span text:style-name="T32">ﭻ</text:span><text:span text:style-name="T1"> </text:span><text:span text:style-name="T32">ﭼ</text:span></text:p>
      <text:p text:style-name="P17"><text:span text:style-name="T1"><text:s/></text:span><text:span text:style-name="T32">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</text:span><text:span text:style-name="T1"> </text:span><text:span text:style-name="T32">ﮂ</text:span><text:span text:style-name="T1"> </text:span><text:span text:style-name="T32">ﮃ</text:span><text:span text:style-name="T1"> </text:span><text:span text:style-name="T32">ﮄ</text:span><text:span text:style-name="T1"> </text:span><text:span text:style-name="T32">ﮅ</text:span><text:span text:style-name="T1"> </text:span><text:span text:style-name="T32">ﮆ</text:span><text:span text:style-name="T1"> </text:span><text:span text:style-name="T32">ﮇ</text:span><text:span text:style-name="T1"> </text:span><text:span text:style-name="T32">ﮈ</text:span></text:p>
      <text:p text:style-name="P61">ﮌﯱ</text:p>
      <text:p text:style-name="P61">ﭔﭕﭖ</text:p>
      <text:p text:style-name="P15"><text:span text:style-name="T32">ﮉﮊ</text:span><text:span text:style-name="T1"> </text:span><text:span text:style-name="T32">ﮋ</text:span><text:span text:style-name="T1"> </text:span><text:span text:style-name="T32">ﮌ</text:span><text:span text:style-name="T1"> </text:span><text:span text:style-name="T32">ﮍﮎﮏﮐﮑﮒﮓ</text:span><text:span text:style-name="T1"> </text:span><text:span text:style-name="T32">ﮔ</text:span></text:p>
      <text:p text:style-name="P15"><text:span text:style-name="T1"><text:s/></text:span><text:span text:style-name="T32">ﮕ</text:span><text:span text:style-name="T1"> </text:span><text:span text:style-name="T32">ﮖ</text:span><text:span text:style-name="T1"> </text:span><text:span text:style-name="T32">ﮗ</text:span><text:span text:style-name="T1"> </text:span><text:span text:style-name="T32">ﮘ</text:span><text:span text:style-name="T1"> </text:span><text:span text:style-name="T32">ﮙ</text:span><text:span text:style-name="T1"> </text:span><text:span text:style-name="T32">ﮚ</text:span><text:span text:style-name="T1"> </text:span><text:span text:style-name="T32">ﮛ</text:span><text:span text:style-name="T1"> </text:span><text:span text:style-name="T32">ﮜ</text:span><text:span text:style-name="T1"> </text:span><text:span text:style-name="T32">ﮝ</text:span><text:span text:style-name="T1"> </text:span><text:span text:style-name="T32">ﮞ</text:span></text:p>
      <text:p text:style-name="P15"><text:span text:style-name="T1"><text:s/></text:span><text:span text:style-name="T32">ﮟ</text:span><text:span text:style-name="T1"> </text:span><text:span text:style-name="T32">ﮠ</text:span><text:span text:style-name="T1"> </text:span><text:span text:style-name="T32">ﮡ</text:span><text:span text:style-name="T1"> </text:span><text:span text:style-name="T32">ﮢ</text:span><text:span text:style-name="T1"> </text:span><text:span text:style-name="T32">ﮣ</text:span><text:span text:style-name="T1"> </text:span><text:span text:style-name="T32">ﮤ</text:span><text:span text:style-name="T1"> </text:span><text:span text:style-name="T32">ﮥ</text:span><text:span text:style-name="T1"> </text:span><text:span text:style-name="T32">ﮦ</text:span><text:span text:style-name="T1"> </text:span><text:span text:style-name="T32">ﮧ</text:span></text:p>
      <text:p text:style-name="P16"><text:span text:style-name="T1"><text:s/></text:span><text:span text:style-name="T32">ﮨ</text:span><text:span text:style-name="T1"> </text:span><text:span text:style-name="T32">ﮩ</text:span><text:span text:style-name="T1"> </text:span><text:span text:style-name="T32">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text:span text:style-name="T1"> </text:span><text:span text:style-name="T32">ﮯ</text:span><text:span text:style-name="T1"> <text:s/></text:span><text:span text:style-name="T32">ﮰ</text:span><text:span text:style-name="T1"> </text:span><text:span text:style-name="T32">ﮱ</text:span><text:span text:style-name="T1"> </text:span><text:span text:style-name="T32">ﯓ</text:span></text:p>
      <text:p text:style-name="P15"><text:span text:style-name="T1"><text:s/></text:span><text:span text:style-name="T32">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</text:span><text:span text:style-name="T1"> </text:span><text:span text:style-name="T32">ﯘ</text:span><text:span text:style-name="T1"> </text:span><text:span text:style-name="T32">ﯙ</text:span><text:span text:style-name="T1"> </text:span><text:span text:style-name="T32">ﯚ</text:span><text:span text:style-name="T1"> </text:span><text:span text:style-name="T32">ﯛ</text:span><text:span text:style-name="T1"> </text:span><text:span text:style-name="T32">ﯜ</text:span><text:span text:style-name="T1"> </text:span><text:span text:style-name="T32">ﯝ</text:span></text:p>
      <text:p text:style-name="P15"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text:span text:style-name="T1"> </text:span><text:span text:style-name="T32">ﯦ</text:span><text:span text:style-name="T1"> </text:span><text:span text:style-name="T32">ﯧ</text:span></text:p>
      <text:p text:style-name="P15"><text:span text:style-name="T1"><text:s/>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</text:span><text:span text:style-name="T1"> </text:span><text:span text:style-name="T32">ﯱ</text:span><text:span text:style-name="T1"> </text:span><text:span text:style-name="T32">ﯲ</text:span><text:span text:style-name="T1"> </text:span><text:span text:style-name="T32">ﯳ</text:span><text:span text:style-name="T1"> </text:span><text:span text:style-name="T32">ﯴ</text:span></text:p>
      <text:p text:style-name="P15"><text:span text:style-name="T32">ﯵ</text:span><text:span text:style-name="T1"> </text:span><text:span text:style-name="T32">ﯶ</text:span><text:span text:style-name="T1"> </text:span><text:span text:style-name="T32">ﯷ</text:span><text:span text:style-name="T1"> </text:span><text:span text:style-name="T32">ﯸ</text:span><text:span text:style-name="T1"> </text:span><text:span text:style-name="T32">ﯹ</text:span><text:span text:style-name="T1"> </text:span><text:span text:style-name="T32">ﯺ</text:span><text:span text:style-name="T1"> </text:span><text:span text:style-name="T32">ﯻ</text:span><text:span text:style-name="T1"> </text:span><text:span text:style-name="T32">ﯼ</text:span><text:span text:style-name="T1"> </text:span><text:span text:style-name="T32">ﯽ</text:span></text:p>
      <text:p text:style-name="P4"><text:span text:style-name="T33">ﭑﭒﭓﭔﭕﭖﭗﭘﭙﭚﭛ</text:span><text:span text:style-name="T1"> </text:span><text:span text:style-name="T33">ﭜ</text:span></text:p>
      <text:p text:style-name="P18"><text:span text:style-name="T1"><text:s/>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ﭡﭢﭣﭤﭥﭦ</text:span><text:span text:style-name="T1"> </text:span><text:span text:style-name="T33">ﭧ</text:span></text:p>
      <text:p text:style-name="P18"><text:span text:style-name="T1"><text:s/>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/text:p>
      <text:p text:style-name="P18"><text:span text:style-name="T1"><text:s/></text:span><text:span text:style-name="T33">ﭲ</text:span><text:span text:style-name="T1"> </text:span><text:span text:style-name="T33">ﭳ</text:span><text:span text:style-name="T1"> </text:span><text:span text:style-name="T33">ﭴﭵﭶﭷﭸﭹﭺﭻ</text:span><text:span text:style-name="T1"> </text:span><text:span text:style-name="T33">ﭼ</text:span></text:p>
      <text:p text:style-name="P18"><text:span text:style-name="T36">ﭽ</text:span><text:span text:style-name="T22"> </text:span><text:span text:style-name="T36">ﭾ</text:span><text:span text:style-name="T22"> </text:span><text:span text:style-name="T36">ﭿ</text:span><text:span text:style-name="T22"> </text:span><text:span text:style-name="T36">ﮀ</text:span><text:span text:style-name="T22"> </text:span><text:span text:style-name="T36">ﮁ</text:span><text:span text:style-name="T22"> </text:span><text:span text:style-name="T36">ﮂ</text:span><text:span text:style-name="T22"> </text:span><text:span text:style-name="T36">ﮃﮄﮅﮆﮇﮈﮉ</text:span></text:p>
      <text:p text:style-name="P18"><text:span text:style-name="T35">ﮊ</text:span><text:span text:style-name="T21"> </text:span><text:span text:style-name="T35">ﮋ</text:span><text:span text:style-name="T21"> </text:span><text:span text:style-name="T35">ﮌ</text:span><text:span text:style-name="T21"> </text:span><text:span text:style-name="T35">ﮍ</text:span><text:span text:style-name="T21"> </text:span><text:span text:style-name="T35">ﮎ</text:span><text:span text:style-name="T21"> </text:span><text:span text:style-name="T35">ﮏ</text:span><text:span text:style-name="T21"> </text:span><text:span text:style-name="T35">ﮐ</text:span><text:span text:style-name="T21"> </text:span><text:span text:style-name="T35">ﮑ</text:span><text:span text:style-name="T21"> </text:span><text:span text:style-name="T35">ﮒ</text:span><text:span text:style-name="T21"> </text:span><text:span text:style-name="T35">ﮓ</text:span><text:span text:style-name="T21"> </text:span><text:span text:style-name="T35">ﮔ</text:span><text:span text:style-name="T21"> </text:span><text:span text:style-name="T35">ﮕ</text:span><text:span text:style-name="T21"> </text:span><text:span text:style-name="T35">ﮖ</text:span></text:p>
      <text:p text:style-name="P18"><text:span text:style-name="T34">ﮗ</text:span><text:span text:style-name="T20"> </text:span><text:span text:style-name="T34">ﮘ</text:span><text:span text:style-name="T20"> </text:span><text:span text:style-name="T34">ﮙ</text:span><text:span text:style-name="T20"> </text:span><text:span text:style-name="T34">ﮚ</text:span><text:span text:style-name="T20"> </text:span><text:span text:style-name="T34">ﮛ</text:span><text:span text:style-name="T20"> </text:span><text:span text:style-name="T34">ﮜ</text:span><text:span text:style-name="T20"> </text:span><text:span text:style-name="T34">ﮝ</text:span><text:span text:style-name="T20"> </text:span><text:span text:style-name="T34">ﮞ</text:span><text:span text:style-name="T20"> </text:span><text:span text:style-name="T34">ﮟ</text:span><text:span text:style-name="T20"> </text:span><text:span text:style-name="T34">ﮠ</text:span><text:span text:style-name="T20"> </text:span><text:span text:style-name="T34">ﮡ</text:span><text:span text:style-name="T20"> </text:span><text:span text:style-name="T34">ﮢ</text:span></text:p>
      <text:p text:style-name="P18"><text:span text:style-name="T36">ﮣ</text:span><text:span text:style-name="T22"> </text:span><text:span text:style-name="T36">ﮤ</text:span><text:span text:style-name="T22"> </text:span><text:span text:style-name="T36">ﮥ</text:span><text:span text:style-name="T22"> </text:span><text:span text:style-name="T36">ﮦ</text:span><text:span text:style-name="T22"> </text:span><text:span text:style-name="T36">ﮧ</text:span><text:span text:style-name="T22"> </text:span><text:span text:style-name="T36">ﮨ</text:span><text:span text:style-name="T22"> </text:span><text:span text:style-name="T36">ﮩ</text:span><text:span text:style-name="T22"> </text:span><text:span text:style-name="T36">ﮪ</text:span><text:span text:style-name="T22"> </text:span><text:span text:style-name="T36">ﮫ</text:span><text:span text:style-name="T22"> </text:span><text:span text:style-name="T36">ﮬ</text:span><text:span text:style-name="T22"> </text:span><text:span text:style-name="T36">ﮭ</text:span><text:span text:style-name="T22"> </text:span><text:span text:style-name="T36">ﮮ</text:span></text:p>
      <text:p text:style-name="P18"><text:span text:style-name="T36">ﮯ</text:span><text:span text:style-name="T22"> </text:span><text:span text:style-name="T36">ﮰ</text:span><text:span text:style-name="T22"> </text:span><text:span text:style-name="T36">ﮱ</text:span><text:span text:style-name="T22"> </text:span><text:span text:style-name="T36">ﯓ</text:span><text:span text:style-name="T22"> </text:span><text:span text:style-name="T36">ﯔ</text:span><text:span text:style-name="T22"> </text:span><text:span text:style-name="T36">ﯕ</text:span><text:span text:style-name="T22"> </text:span><text:span text:style-name="T36">ﯖ</text:span><text:span text:style-name="T22"> </text:span><text:span text:style-name="T36">ﯗﯘﯙﯚﯛﯜﯝ</text:span></text:p>
      <text:p text:style-name="P18"><text:span text:style-name="T36">ﯞ</text:span><text:span text:style-name="T22"> </text:span><text:span text:style-name="T36">ﯟﯠ</text:span><text:span text:style-name="T22"> </text:span><text:span text:style-name="T36">ﯡ</text:span><text:span text:style-name="T22"> </text:span><text:span text:style-name="T36">ﯢ</text:span><text:span text:style-name="T22"> </text:span><text:span text:style-name="T36">ﯣ</text:span><text:span text:style-name="T22"> </text:span><text:span text:style-name="T36">ﯤ</text:span><text:span text:style-name="T22"> </text:span><text:span text:style-name="T36">ﯥ</text:span><text:span text:style-name="T22"> </text:span><text:span text:style-name="T36">ﯦ</text:span><text:span text:style-name="T22"> </text:span><text:span text:style-name="T36">ﯧ</text:span><text:span text:style-name="T22"> </text:span><text:span text:style-name="T36">ﯨ</text:span><text:span text:style-name="T22"> </text:span><text:span text:style-name="T36">ﯩ</text:span><text:span text:style-name="T22"> </text:span><text:span text:style-name="T36">ﯪ</text:span></text:p>
      <text:p text:style-name="P18"><text:span text:style-name="T34">ﯫﯬ</text:span><text:span text:style-name="T20"> </text:span><text:span text:style-name="T34">ﯭ</text:span><text:span text:style-name="T20"> </text:span><text:span text:style-name="T34">ﯮ</text:span><text:span text:style-name="T20"> </text:span><text:span text:style-name="T34">ﯯ</text:span><text:span text:style-name="T20"> </text:span><text:span text:style-name="T34">ﯰ</text:span><text:span text:style-name="T20"> </text:span><text:span text:style-name="T34">ﯱ</text:span><text:span text:style-name="T20"> </text:span><text:span text:style-name="T34">ﯲ</text:span><text:span text:style-name="T20"> </text:span><text:span text:style-name="T34">ﯳ</text:span><text:span text:style-name="T20"> </text:span><text:span text:style-name="T34">ﯴ</text:span><text:span text:style-name="T20"> </text:span><text:span text:style-name="T34">ﯵ</text:span></text:p>
      <text:p text:style-name="P49"><text:span text:style-name="T33">ﯶ</text:span><text:span text:style-name="T23"> </text:span><text:span text:style-name="T33">ﯷ</text:span><text:span text:style-name="T23"> </text:span><text:span text:style-name="T33">ﯸ</text:span><text:span text:style-name="T23"> </text:span><text:span text:style-name="T33">ﯹ</text:span><text:span text:style-name="T23"> </text:span><text:span text:style-name="T33">ﯺ</text:span><text:span text:style-name="T23"> </text:span><text:span text:style-name="T33">ﯻ</text:span><text:span text:style-name="T23"> </text:span><text:span text:style-name="T33">ﯼ</text:span><text:span text:style-name="T23"> </text:span><text:span text:style-name="T33">ﯽ</text:span><text:span text:style-name="T23"> </text:span><text:span text:style-name="T33">ﯾ</text:span><text:span text:style-name="T23"> </text:span><text:span text:style-name="T33">ﯿ</text:span><text:span text:style-name="T23"> </text:span><text:span text:style-name="T33">ﰀ</text:span><text:span text:style-name="T23"> </text:span><text:span text:style-name="T33">ﰁ</text:span><text:span text:style-name="T23"> </text:span><text:span text:style-name="T33">ﰂ</text:span><text:span text:style-name="T23"> </text:span><text:span text:style-name="T33">ﰃ</text:span></text:p>
      <text:p text:style-name="P49"><text:span text:style-name="T33">ﰄ</text:span><text:span text:style-name="T1"> </text:span><text:span text:style-name="T33">ﰅ</text:span><text:span text:style-name="T1"> </text:span><text:span text:style-name="T33">ﰆ</text:span><text:span text:style-name="T1"> </text:span><text:span text:style-name="T33">ﰇ</text:span><text:span text:style-name="T1"> </text:span><text:span text:style-name="T33">ﰈﰉ</text:span><text:span text:style-name="T1"> </text:span><text:span text:style-name="T33">ﰊ</text:span><text:span text:style-name="T1"> </text:span><text:span text:style-name="T33">ﰋ</text:span><text:span text:style-name="T1"> </text:span><text:span text:style-name="T33">ﰌ</text:span><text:span text:style-name="T1"> </text:span><text:span text:style-name="T33">ﰍ</text:span><text:span text:style-name="T1"> </text:span><text:span text:style-name="T33">ﰎ</text:span><text:span text:style-name="T1"> </text:span><text:span text:style-name="T33">ﰏ</text:span><text:span text:style-name="T1"> </text:span><text:span text:style-name="T33">ﰐ</text:span></text:p>
      <text:p text:style-name="P53"><text:span text:style-name="T33">ﰑﰒﰓﰔﰕﰖ</text:span><text:span text:style-name="T1"> </text:span><text:span text:style-name="T33">ﰗ</text:span><text:span text:style-name="T1"> </text:span><text:span text:style-name="T33">ﰘ</text:span><text:span text:style-name="T1"> </text:span><text:span text:style-name="T33">ﰙ</text:span><text:span text:style-name="T1"> </text:span><text:span text:style-name="T33">ﰚ</text:span><text:span text:style-name="T1"> </text:span><text:span text:style-name="T33">ﰛ</text:span><text:span text:style-name="T1"> </text:span><text:span text:style-name="T33">ﰜ</text:span><text:span text:style-name="T1"> </text:span><text:span text:style-name="T33">ﰝ</text:span></text:p>
      <text:p text:style-name="P49"><text:span text:style-name="T23"><text:s/></text:span><text:span text:style-name="T37">ﰞ</text:span><text:span text:style-name="T23"> </text:span><text:span text:style-name="T37">ﰟ</text:span><text:span text:style-name="T23"> </text:span><text:span text:style-name="T37">ﰠ</text:span><text:span text:style-name="T23"> </text:span><text:span text:style-name="T37">ﰡ</text:span><text:span text:style-name="T23"> </text:span><text:span text:style-name="T37">ﰢ</text:span><text:span text:style-name="T23"> </text:span><text:span text:style-name="T37">ﰣ</text:span><text:span text:style-name="T23"> </text:span><text:span text:style-name="T37">ﰤ</text:span><text:span text:style-name="T23"> </text:span><text:span text:style-name="T37">ﰥ</text:span><text:span text:style-name="T23"> </text:span><text:span text:style-name="T37">ﰦ</text:span></text:p>
      <text:p text:style-name="P73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ﭕ</text:span><text:span text:style-name="T1"> </text:span><text:span text:style-name="T38">ﭖ</text:span><text:span text:style-name="T1"> </text:span><text:span text:style-name="T38">ﭗ</text:span><text:span text:style-name="T1"> </text:span><text:span text:style-name="T38">ﭘ</text:span><text:span text:style-name="T1"> </text:span><text:span text:style-name="T38">ﭙ</text:span><text:span text:style-name="T1"> </text:span><text:span text:style-name="T38">ﭚ</text:span><text:span text:style-name="T1"> </text:span><text:span text:style-name="T38">ﭛ</text:span></text:p>
      <text:p text:style-name="P19"><text:span text:style-name="T1"><text:s/></text:span><text:span text:style-name="T38">ﭜ</text:span><text:span text:style-name="T1"> </text:span><text:span text:style-name="T38">ﭝ</text:span><text:span text:style-name="T1"> </text:span><text:span text:style-name="T38">ﭞ</text:span><text:span text:style-name="T1"> </text:span><text:span text:style-name="T38">ﭟ</text:span><text:span text:style-name="T1"> </text:span><text:span text:style-name="T38">ﭠ</text:span><text:span text:style-name="T1"> </text:span><text:span text:style-name="T38">ﭡ</text:span><text:span text:style-name="T1"> </text:span><text:span text:style-name="T38">ﭢﭣ</text:span><text:span text:style-name="T1"> <text:s text:c="2"/></text:span><text:span text:style-name="T38">ﭤ</text:span></text:p>
      <text:p text:style-name="P19"><text:span text:style-name="T1"><text:s/></text:span><text:span text:style-name="T38">ﭥ</text:span><text:span text:style-name="T1"> </text:span><text:span text:style-name="T38">ﭦ</text:span><text:span text:style-name="T1"> 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text:span text:style-name="T1"> </text:span><text:span text:style-name="T38">ﭫﭬ</text:span><text:span text:style-name="T1"> </text:span><text:span text:style-name="T38">ﭭ</text:span><text:span text:style-name="T1"> </text:span><text:span text:style-name="T38">ﭮ</text:span><text:span text:style-name="T1"> </text:span><text:span text:style-name="T38">ﭯﭰﭱ</text:span><text:span text:style-name="T1"> </text:span><text:span text:style-name="T38">ﭲ</text:span></text:p>
      <text:p text:style-name="P19"><text:span text:style-name="T1"><text:s/></text:span><text:span text:style-name="T38">ﭳ</text:span><text:span text:style-name="T1"> </text:span><text:span text:style-name="T38">ﭴ</text:span><text:span text:style-name="T1"> </text:span><text:span text:style-name="T38">ﭵ</text:span><text:span text:style-name="T1"> </text:span><text:span text:style-name="T38">ﭶ</text:span><text:span text:style-name="T1"> </text:span><text:span text:style-name="T38">ﭷ</text:span><text:span text:style-name="T1"> </text:span><text:span text:style-name="T38">ﭸ</text:span><text:span text:style-name="T1"> </text:span><text:span text:style-name="T38">ﭹ</text:span><text:span text:style-name="T1"> </text:span><text:span text:style-name="T38">ﭺ</text:span><text:span text:style-name="T1"> </text:span><text:span text:style-name="T38">ﭻ</text:span><text:span text:style-name="T1"> </text:span><text:span text:style-name="T38">ﭼ</text:span><text:span text:style-name="T1"> </text:span><text:span text:style-name="T38">ﭽ</text:span></text:p>
      <text:p text:style-name="P19"><text:span text:style-name="T1"><text:s/></text:span><text:span text:style-name="T38">ﭾ</text:span><text:span text:style-name="T1"> </text:span><text:span text:style-name="T38">ﭿ</text:span><text:span text:style-name="T1"> </text:span><text:span text:style-name="T38">ﮀ</text:span><text:span text:style-name="T1"> </text:span><text:span text:style-name="T38">ﮁ</text:span><text:span text:style-name="T1"> </text:span><text:span text:style-name="T38">ﮂ</text:span><text:span text:style-name="T1"> </text:span><text:span text:style-name="T38">ﮃ</text:span><text:span text:style-name="T1"> </text:span><text:span text:style-name="T38">ﮄ</text:span><text:span text:style-name="T1"> </text:span><text:span text:style-name="T38">ﮅ</text:span><text:span text:style-name="T1"> </text:span><text:span text:style-name="T38">ﮆ</text:span><text:span text:style-name="T1"> </text:span><text:span text:style-name="T38">ﮇ</text:span></text:p>
      <text:p text:style-name="P19"><text:span text:style-name="T1"><text:s/></text:span><text:span text:style-name="T38">ﮈ</text:span><text:span text:style-name="T1"> </text:span><text:span text:style-name="T38">ﮉ</text:span><text:span text:style-name="T1"> </text:span><text:span text:style-name="T38">ﮊ</text:span><text:span text:style-name="T1"> </text:span><text:span text:style-name="T38">ﮋ</text:span><text:span text:style-name="T1"> </text:span><text:span text:style-name="T38">ﮌ</text:span><text:span text:style-name="T1"> </text:span><text:span text:style-name="T38">ﮍ</text:span><text:span text:style-name="T1"> </text:span><text:span text:style-name="T38">ﮎ</text:span><text:span text:style-name="T1"> </text:span><text:span text:style-name="T38">ﮏ</text:span><text:span text:style-name="T1"> </text:span><text:span text:style-name="T38">ﮐ</text:span><text:span text:style-name="T1"> </text:span><text:span text:style-name="T38">ﮑ</text:span><text:span text:style-name="T1"> </text:span><text:span text:style-name="T38">ﮒ</text:span></text:p>
      <text:p text:style-name="P19"><text:span text:style-name="T38">ﮓ</text:span><text:span text:style-name="T1"> </text:span><text:span text:style-name="T38">ﮔ</text:span><text:span text:style-name="T1"> </text:span><text:span text:style-name="T38">ﮕ</text:span><text:span text:style-name="T1"> </text:span><text:span text:style-name="T38">ﮖ</text:span><text:span text:style-name="T1"> </text:span><text:span text:style-name="T38">ﮗ</text:span><text:span text:style-name="T1"> </text:span><text:span text:style-name="T38">ﮘ</text:span><text:span text:style-name="T1"> </text:span><text:span text:style-name="T38">ﮙ</text:span><text:span text:style-name="T1"> </text:span><text:span text:style-name="T38">ﮚ</text:span></text:p>
      <text:p text:style-name="P19"><text:span text:style-name="T38">ﮛ</text:span><text:span text:style-name="T1"> </text:span><text:span text:style-name="T38">ﮜ</text:span><text:span text:style-name="T1"> </text:span><text:span text:style-name="T38">ﮝ</text:span><text:span text:style-name="T1"> </text:span><text:span text:style-name="T38">ﮞ</text:span><text:span text:style-name="T1"> </text:span><text:span text:style-name="T38">ﮟ</text:span><text:span text:style-name="T1"> </text:span><text:span text:style-name="T38">ﮠ</text:span><text:span text:style-name="T1"> </text:span><text:span text:style-name="T38">ﮡ</text:span><text:span text:style-name="T1"> </text:span><text:span text:style-name="T38">ﮢ</text:span><text:span text:style-name="T1"> </text:span><text:span text:style-name="T38">ﮣ</text:span></text:p>
      <text:p text:style-name="P20"><text:span text:style-name="T1"><text:s/></text:span><text:span text:style-name="T38">ﮤ</text:span><text:span text:style-name="T1"> </text:span><text:span text:style-name="T38">ﮥ</text:span><text:span text:style-name="T1"> </text:span><text:span text:style-name="T38">ﮦ</text:span><text:span text:style-name="T1"> </text:span><text:span text:style-name="T26"><text:s/></text:span><text:span text:style-name="T38">ﮧ</text:span><text:span text:style-name="T1"> </text:span><text:span text:style-name="T38">ﮨ</text:span><text:span text:style-name="T1"> </text:span><text:span text:style-name="T38">ﮩ</text:span><text:span text:style-name="T1"> </text:span><text:span text:style-name="T38">ﮪ</text:span><text:span text:style-name="T1"> </text:span><text:span text:style-name="T38">ﮫ</text:span><text:span text:style-name="T1"> </text:span><text:span text:style-name="T38">ﮬ</text:span><text:span text:style-name="T1"> </text:span><text:span text:style-name="T38">ﮭ</text:span><text:span text:style-name="T1"> </text:span><text:span text:style-name="T38">ﮮ</text:span></text:p>
      <text:p text:style-name="P62">ﮌﯲ</text:p>
      <text:p text:style-name="P62">ﭔﭕﭖ</text:p>
      <text:p text:style-name="P21"><text:span text:style-name="T38">ﮯ</text:span><text:span text:style-name="T1"> </text:span><text:span text:style-name="T38">ﮰ</text:span><text:span text:style-name="T1"> </text:span><text:span text:style-name="T38">ﮱ</text:span><text:span text:style-name="T1"> </text:span><text:span text:style-name="T38">ﯓ</text:span><text:span text:style-name="T1"> </text:span><text:span text:style-name="T38">ﯔ</text:span><text:span text:style-name="T1"> </text:span><text:span text:style-name="T38">ﯕ</text:span><text:span text:style-name="T1"> </text:span><text:span text:style-name="T38">ﯖﯗﯘ</text:span><text:span text:style-name="T1"> </text:span><text:span text:style-name="T38">ﯙﯚﯛ</text:span><text:span text:style-name="T1"> </text:span><text:span text:style-name="T38">ﯜ</text:span></text:p>
      <text:p text:style-name="P21"><text:span text:style-name="T1"><text:s/></text:span><text:span text:style-name="T38">ﯝ</text:span><text:span text:style-name="T1"> </text:span><text:span text:style-name="T38">ﯞ</text:span><text:span text:style-name="T1"> </text:span><text:span text:style-name="T38">ﯟ</text:span><text:span text:style-name="T1"> </text:span><text:span text:style-name="T38">ﯠ</text:span><text:span text:style-name="T1"> </text:span><text:span text:style-name="T38">ﯡ</text:span><text:span text:style-name="T1"> </text:span><text:span text:style-name="T38">ﯢﯣﯤﯥﯦ</text:span><text:span text:style-name="T1"> </text:span><text:span text:style-name="T38">ﯧ</text:span></text:p>
      <text:p text:style-name="P21"><text:span text:style-name="T38">ﯨﯩﯪﯫﯬ</text:span><text:span text:style-name="T1"> </text:span><text:span text:style-name="T38">ﯭ</text:span><text:span text:style-name="T1"> </text:span><text:span text:style-name="T38">ﯮ</text:span><text:span text:style-name="T1"> </text:span><text:span text:style-name="T38">ﯯ</text:span><text:span text:style-name="T1"> </text:span><text:span text:style-name="T38">ﯰ</text:span><text:span text:style-name="T1"> </text:span><text:span text:style-name="T38">ﯱ</text:span><text:span text:style-name="T1"> </text:span><text:span text:style-name="T38">ﯲ</text:span></text:p>
      <text:p text:style-name="P50"><text:span text:style-name="T38">ﯳﯴﯵﯶﯷﯸﯹﯺﯻ</text:span><text:span text:style-name="T1"> </text:span><text:span text:style-name="T38">ﯼ</text:span><text:span text:style-name="T1"> </text:span><text:span text:style-name="T38">ﯽ</text:span><text:span text:style-name="T1"> </text:span><text:span text:style-name="T38">ﯾ</text:span><text:span text:style-name="T1"> </text:span><text:span text:style-name="T38">ﯿ</text:span><text:span text:style-name="T1"> </text:span><text:span text:style-name="T38">ﰀ</text:span></text:p>
      <text:p text:style-name="P5"><text:span text:style-name="T39">ﭑ</text:span><text:span text:style-name="T1"> </text:span><text:span text:style-name="T39">ﭒ</text:span><text:span text:style-name="T1"> </text:span><text:span text:style-name="T39">ﭓ</text:span><text:span text:style-name="T1"> </text:span><text:span text:style-name="T39">ﭔ</text:span><text:span text:style-name="T1"> </text:span><text:span text:style-name="T39">ﭕ</text:span><text:span text:style-name="T1"> </text:span><text:span text:style-name="T39">ﭖ</text:span><text:span text:style-name="T1"> </text:span><text:span text:style-name="T39">ﭗﭘﭙ</text:span></text:p>
      <text:p text:style-name="P22"><text:span text:style-name="T1"><text:s/></text:span><text:span text:style-name="T39">ﭚ</text:span><text:span text:style-name="T1"> </text:span><text:span text:style-name="T39">ﭛ</text:span><text:span text:style-name="T1"> </text:span><text:span text:style-name="T39">ﭜ</text:span><text:span text:style-name="T1"> </text:span><text:span text:style-name="T39">ﭝ</text:span><text:span text:style-name="T1"> </text:span><text:span text:style-name="T39">ﭞ</text:span><text:span text:style-name="T1"> </text:span><text:span text:style-name="T39">ﭟ</text:span><text:span text:style-name="T1"> </text:span><text:span text:style-name="T39">ﭠ</text:span><text:span text:style-name="T1"> </text:span><text:span text:style-name="T39">ﭡ</text:span><text:span text:style-name="T1"> </text:span><text:span text:style-name="T39">ﭢ</text:span><text:span text:style-name="T1"> </text:span><text:span text:style-name="T39">ﭣ</text:span><text:span text:style-name="T1"> </text:span><text:span text:style-name="T39">ﭤ</text:span><text:span text:style-name="T1"> </text:span><text:span text:style-name="T39">ﭥ</text:span></text:p>
      <text:p text:style-name="P22"><text:span text:style-name="T1"><text:s/></text:span><text:span text:style-name="T39">ﭦ</text:span><text:span text:style-name="T1"> </text:span><text:span text:style-name="T39">ﭧ</text:span><text:span text:style-name="T1"> </text:span><text:span text:style-name="T39">ﭨ</text:span><text:span text:style-name="T1"> </text:span><text:span text:style-name="T39">ﭩ</text:span><text:span text:style-name="T1"> </text:span><text:span text:style-name="T39">ﭪ</text:span><text:span text:style-name="T1"> </text:span><text:span text:style-name="T39">ﭫ</text:span><text:span text:style-name="T1"> </text:span><text:span text:style-name="T39">ﭬ</text:span><text:span text:style-name="T1"> </text:span><text:span text:style-name="T39">ﭭ</text:span><text:span text:style-name="T1"> </text:span><text:span text:style-name="T39">ﭮ</text:span><text:span text:style-name="T1"> </text:span><text:span text:style-name="T39">ﭯ</text:span><text:span text:style-name="T1"> </text:span><text:span text:style-name="T39">ﭰ</text:span><text:span text:style-name="T1"> </text:span><text:span text:style-name="T39">ﭱ</text:span></text:p>
      <text:p text:style-name="P22"><text:span text:style-name="T1"><text:s/></text:span><text:span text:style-name="T39">ﭲ</text:span><text:span text:style-name="T1"> </text:span><text:span text:style-name="T39">ﭳ</text:span><text:span text:style-name="T1"> </text:span><text:span text:style-name="T39">ﭴ</text:span><text:span text:style-name="T1"> </text:span><text:span text:style-name="T39">ﭵ</text:span><text:span text:style-name="T1"> </text:span><text:span text:style-name="T39">ﭶ</text:span><text:span text:style-name="T1"> </text:span><text:span text:style-name="T39">ﭷ</text:span><text:span text:style-name="T1"> </text:span><text:span text:style-name="T39">ﭸ</text:span><text:span text:style-name="T1"> </text:span><text:span text:style-name="T39">ﭹ</text:span><text:span text:style-name="T1"> </text:span><text:span text:style-name="T39">ﭺ</text:span><text:span text:style-name="T1"> </text:span><text:span text:style-name="T39">ﭻ</text:span></text:p>
      <text:p text:style-name="P22"><text:span text:style-name="T1"><text:s/></text:span><text:span text:style-name="T39">ﭼ</text:span><text:span text:style-name="T1"> </text:span><text:span text:style-name="T39">ﭽ</text:span><text:span text:style-name="T1"> </text:span><text:span text:style-name="T39">ﭾ</text:span><text:span text:style-name="T1"> </text:span><text:span text:style-name="T39">ﭿ</text:span><text:span text:style-name="T1"> </text:span><text:span text:style-name="T39">ﮀ</text:span><text:span text:style-name="T1"> </text:span><text:span text:style-name="T39">ﮁ</text:span><text:span text:style-name="T1"> </text:span><text:span text:style-name="T39">ﮂ</text:span><text:span text:style-name="T1"> </text:span><text:span text:style-name="T39">ﮃ</text:span><text:span text:style-name="T1"> </text:span><text:span text:style-name="T39">ﮄ</text:span></text:p>
      <text:p text:style-name="P22"><text:span text:style-name="T1"><text:s/></text:span><text:span text:style-name="T39">ﮅ</text:span><text:span text:style-name="T1"> </text:span><text:span text:style-name="T39">ﮆ</text:span><text:span text:style-name="T1"> </text:span><text:span text:style-name="T39">ﮇ</text:span><text:span text:style-name="T1"> </text:span><text:span text:style-name="T39">ﮈﮉ</text:span><text:span text:style-name="T1"> </text:span><text:span text:style-name="T39">ﮊ</text:span><text:span text:style-name="T1"> </text:span><text:span text:style-name="T39">ﮋ</text:span><text:span text:style-name="T1"> </text:span><text:span text:style-name="T39">ﮌ</text:span><text:span text:style-name="T1"> </text:span><text:span text:style-name="T39">ﮍ</text:span><text:span text:style-name="T1"> </text:span><text:span text:style-name="T39">ﮎ</text:span><text:span text:style-name="T1"> </text:span><text:span text:style-name="T39">ﮏ</text:span></text:p>
      <text:p text:style-name="P23"><text:span text:style-name="T1"><text:s/></text:span><text:span text:style-name="T39">ﮐ</text:span><text:span text:style-name="T1"> </text:span><text:span text:style-name="T39">ﮑ</text:span><text:span text:style-name="T1"> </text:span><text:span text:style-name="T39">ﮒ</text:span><text:span text:style-name="T1"> </text:span><text:span text:style-name="T39">ﮓ</text:span><text:span text:style-name="T1"> </text:span><text:span text:style-name="T39">ﮔ</text:span><text:span text:style-name="T1"> </text:span><text:span text:style-name="T39">ﮕ</text:span><text:span text:style-name="T1"> </text:span><text:span text:style-name="T39">ﮖ</text:span><text:span text:style-name="T1"> </text:span><text:span text:style-name="T39">ﮗ</text:span><text:span text:style-name="T1"> </text:span><text:span text:style-name="T39">ﮘ</text:span><text:span text:style-name="T1"> </text:span><text:span text:style-name="T39">ﮙ</text:span><text:span text:style-name="T1"> </text:span><text:span text:style-name="T39">ﮚ</text:span></text:p>
      <text:p text:style-name="P23"><text:span text:style-name="T39">ﮛ</text:span><text:span text:style-name="T1"> </text:span><text:span text:style-name="T39">ﮜ</text:span><text:span text:style-name="T1"> </text:span><text:span text:style-name="T39">ﮝ</text:span><text:span text:style-name="T1"> </text:span><text:span text:style-name="T39">ﮞ</text:span><text:span text:style-name="T1"> </text:span><text:span text:style-name="T39">ﮟ</text:span><text:span text:style-name="T1"> </text:span><text:span text:style-name="T39">ﮠ</text:span><text:span text:style-name="T1"> </text:span><text:span text:style-name="T39">ﮡ</text:span><text:span text:style-name="T1"> </text:span><text:span text:style-name="T39">ﮢ</text:span><text:span text:style-name="T1"> </text:span><text:span text:style-name="T39">ﮣ</text:span><text:span text:style-name="T1"> </text:span><text:span text:style-name="T39">ﮤ</text:span><text:span text:style-name="T1"> </text:span><text:span text:style-name="T39">ﮥ</text:span></text:p>
      <text:p text:style-name="P23"><text:span text:style-name="T39">ﮦﮧﮨﮩﮪﮫ</text:span><text:span text:style-name="T1"> </text:span><text:span text:style-name="T39">ﮬ</text:span><text:span text:style-name="T1"> </text:span><text:span text:style-name="T39">ﮭ</text:span><text:span text:style-name="T1"> </text:span><text:span text:style-name="T39">ﮮ</text:span><text:span text:style-name="T1"> </text:span><text:span text:style-name="T39">ﮯ</text:span><text:span text:style-name="T1"> </text:span><text:span text:style-name="T39">ﮰ</text:span></text:p>
      <text:p text:style-name="P23"><text:span text:style-name="T40">ﮱ</text:span><text:span text:style-name="T21"> </text:span><text:span text:style-name="T40">ﯓ</text:span><text:span text:style-name="T21"> </text:span><text:span text:style-name="T40">ﯔ</text:span><text:span text:style-name="T21"> </text:span><text:span text:style-name="T40">ﯕ</text:span><text:span text:style-name="T21"> </text:span><text:span text:style-name="T40">ﯖ</text:span><text:span text:style-name="T21"> </text:span><text:span text:style-name="T40">ﯗ</text:span><text:span text:style-name="T21"> </text:span><text:span text:style-name="T40">ﯘ</text:span><text:span text:style-name="T21"> </text:span><text:span text:style-name="T40">ﯙ</text:span><text:span text:style-name="T21"> </text:span><text:span text:style-name="T40">ﯚ</text:span><text:span text:style-name="T21"> </text:span><text:span text:style-name="T40">ﯛ</text:span></text:p>
      <text:p text:style-name="P54"><text:span text:style-name="T39">ﯜﯝﯞﯟﯠﯡﯢﯣﯤ</text:span><text:span text:style-name="T1"> </text:span><text:span text:style-name="T39">ﯥ</text:span><text:span text:style-name="T1"> </text:span><text:span text:style-name="T39">ﯦ</text:span><text:span text:style-name="T1"> </text:span><text:span text:style-name="T39">ﯧ</text:span></text:p>
      <text:p text:style-name="P23"><text:span text:style-name="T1"><text:s/></text:span><text:span text:style-name="T39">ﯨ</text:span><text:span text:style-name="T1"> </text:span><text:span text:style-name="T39">ﯩ</text:span><text:span text:style-name="T1"> </text:span><text:span text:style-name="T39">ﯪ</text:span><text:span text:style-name="T1"> </text:span><text:span text:style-name="T39">ﯫ</text:span><text:span text:style-name="T1"> </text:span><text:span text:style-name="T39">ﯬ</text:span><text:span text:style-name="T1"> </text:span><text:span text:style-name="T39">ﯭ</text:span><text:span text:style-name="T1"> </text:span><text:span text:style-name="T39">ﯮ</text:span><text:span text:style-name="T1"> </text:span><text:span text:style-name="T39">ﯯ</text:span><text:span text:style-name="T1"> </text:span><text:span text:style-name="T39">ﯰ</text:span><text:span text:style-name="T1"> </text:span><text:span text:style-name="T39">ﯱ</text:span><text:span text:style-name="T1"> </text:span><text:span text:style-name="T39">ﯲ</text:span><text:span text:style-name="T1"> </text:span><text:span text:style-name="T39">ﯳ</text:span></text:p>
      <text:p text:style-name="P23"><text:span text:style-name="T40">ﯴ</text:span><text:span text:style-name="T21"> </text:span><text:span text:style-name="T40">ﯵﯶ</text:span><text:span text:style-name="T21"> </text:span><text:span text:style-name="T40">ﯷ</text:span><text:span text:style-name="T21"> </text:span><text:span text:style-name="T40">ﯸ</text:span><text:span text:style-name="T21"> </text:span><text:span text:style-name="T40">ﯹ</text:span><text:span text:style-name="T21"> </text:span><text:span text:style-name="T40">ﯺ</text:span><text:span text:style-name="T21"> </text:span><text:span text:style-name="T40">ﯻ</text:span><text:span text:style-name="T21"> </text:span><text:span text:style-name="T40">ﯼ</text:span><text:span text:style-name="T21"> </text:span><text:span text:style-name="T40">ﯽ</text:span><text:span text:style-name="T21"> </text:span><text:span text:style-name="T40">ﯾ</text:span><text:span text:style-name="T21"> </text:span><text:span text:style-name="T40">ﯿ</text:span><text:span text:style-name="T21"> </text:span><text:span text:style-name="T40">ﰀ</text:span></text:p>
      <text:p text:style-name="P23"><text:span text:style-name="T1"><text:s/></text:span><text:span text:style-name="T39">ﰁ</text:span><text:span text:style-name="T1"> </text:span><text:span text:style-name="T39">ﰂ</text:span><text:span text:style-name="T1"> </text:span><text:span text:style-name="T39">ﰃ</text:span><text:span text:style-name="T1"> </text:span><text:span text:style-name="T39">ﰄ</text:span><text:span text:style-name="T1"> </text:span><text:span text:style-name="T39">ﰅ</text:span><text:span text:style-name="T1"> </text:span><text:span text:style-name="T39">ﰆ</text:span><text:span text:style-name="T1"> </text:span><text:span text:style-name="T39">ﰇ</text:span><text:span text:style-name="T1"> </text:span><text:span text:style-name="T39">ﰈ</text:span><text:span text:style-name="T1"> </text:span><text:span text:style-name="T39">ﰉ</text:span><text:span text:style-name="T1"> </text:span><text:span text:style-name="T39">ﰊ</text:span><text:span text:style-name="T1"> </text:span><text:span text:style-name="T39">ﰋ</text:span></text:p>
      <text:p text:style-name="P58"><text:span text:style-name="T39">ﰌﰍﰎﰏﰐﰑﰒﰓﰔﰕ</text:span><text:span text:style-name="T1"> </text:span><text:span text:style-name="T39">ﰖ</text:span><text:span text:style-name="T1"> </text:span><text:span text:style-name="T39">ﰗ</text:span></text:p>
      <text:p text:style-name="P74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</text:span><text:span text:style-name="T1"> </text:span><text:span text:style-name="T41">ﭙ</text:span><text:span text:style-name="T1"> </text:span><text:span text:style-name="T41">ﭚ</text:span><text:span text:style-name="T1"> </text:span><text:span text:style-name="T41">ﭛ</text:span><text:span text:style-name="T1"> </text:span><text:span text:style-name="T41">ﭜ</text:span><text:span text:style-name="T1"> </text:span><text:span text:style-name="T41">ﭝ</text:span><text:span text:style-name="T1"> </text:span><text:span text:style-name="T41">ﭞ</text:span></text:p>
      <text:p text:style-name="P25"><text:span text:style-name="T43">ﭟ</text:span><text:span text:style-name="T22"> </text:span><text:span text:style-name="T43">ﭠ</text:span><text:span text:style-name="T22"> </text:span><text:span text:style-name="T43">ﭡ</text:span><text:span text:style-name="T22"> </text:span><text:span text:style-name="T43">ﭢ</text:span><text:span text:style-name="T22"> </text:span><text:span text:style-name="T43">ﭣ</text:span><text:span text:style-name="T22"> </text:span><text:span text:style-name="T43">ﭤ</text:span><text:span text:style-name="T22"> </text:span><text:span text:style-name="T43">ﭥ</text:span><text:span text:style-name="T22"> </text:span><text:span text:style-name="T43">ﭦ</text:span><text:span text:style-name="T22"> </text:span><text:span text:style-name="T43">ﭧ</text:span><text:span text:style-name="T22"> </text:span><text:span text:style-name="T43">ﭨ</text:span><text:span text:style-name="T22"> </text:span><text:span text:style-name="T43">ﭩ</text:span><text:span text:style-name="T22"> </text:span><text:span text:style-name="T43">ﭪ</text:span></text:p>
      <text:p text:style-name="P25"><text:span text:style-name="T41">ﭫ</text:span><text:span text:style-name="T1"> </text:span><text:span text:style-name="T41">ﭬ</text:span><text:span text:style-name="T1"> </text:span><text:span text:style-name="T41">ﭭ</text:span><text:span text:style-name="T1"> </text:span><text:span text:style-name="T41">ﭮ</text:span><text:span text:style-name="T1"> </text:span><text:span text:style-name="T41">ﭯ</text:span><text:span text:style-name="T1"> </text:span><text:span text:style-name="T41">ﭰ</text:span><text:span text:style-name="T1"> </text:span><text:span text:style-name="T41">ﭱ</text:span><text:span text:style-name="T1"> </text:span><text:span text:style-name="T41">ﭲ</text:span><text:span text:style-name="T1"> </text:span><text:span text:style-name="T41">ﭳ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text:span text:style-name="T1"> </text:span><text:span text:style-name="T41">ﭸ</text:span></text:p>
      <text:p text:style-name="P25"><text:span text:style-name="T22"><text:s/></text:span><text:span text:style-name="T43">ﭹ</text:span><text:span text:style-name="T22"> </text:span><text:span text:style-name="T43">ﭺ</text:span><text:span text:style-name="T22"> </text:span><text:span text:style-name="T43">ﭻﭼ</text:span><text:span text:style-name="T22"> </text:span><text:span text:style-name="T43">ﭽ</text:span><text:span text:style-name="T22"> </text:span><text:span text:style-name="T43">ﭾ</text:span><text:span text:style-name="T22"> </text:span><text:span text:style-name="T43">ﭿ</text:span><text:span text:style-name="T22"> </text:span><text:span text:style-name="T43">ﮀ</text:span><text:span text:style-name="T22"> </text:span><text:span text:style-name="T43">ﮁ</text:span><text:span text:style-name="T22"> </text:span><text:span text:style-name="T43">ﮂ</text:span><text:span text:style-name="T22"> </text:span><text:span text:style-name="T43">ﮃ</text:span><text:span text:style-name="T22"> </text:span><text:span text:style-name="T43">ﮄ</text:span><text:span text:style-name="T22"> </text:span><text:span text:style-name="T43">ﮅ</text:span><text:span text:style-name="T22"> </text:span><text:span text:style-name="T43">ﮆ</text:span></text:p>
      <text:p text:style-name="P25"><text:span text:style-name="T41">ﮇ</text:span><text:span text:style-name="T1"> </text:span><text:span text:style-name="T41">ﮈ</text:span><text:span text:style-name="T1"> </text:span><text:span text:style-name="T41">ﮉ</text:span><text:span text:style-name="T1"> </text:span><text:span text:style-name="T41">ﮊ</text:span><text:span text:style-name="T1"> </text:span><text:span text:style-name="T41">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</text:span><text:span text:style-name="T1"> </text:span><text:span text:style-name="T41">ﮏ</text:span><text:span text:style-name="T1"> </text:span><text:span text:style-name="T41">ﮐ</text:span><text:span text:style-name="T1"> </text:span><text:span text:style-name="T41">ﮑ</text:span></text:p>
      <text:p text:style-name="P25"><text:span text:style-name="T1"><text:s/></text:span><text:span text:style-name="T41">ﮒ</text:span><text:span text:style-name="T1"> </text:span><text:span text:style-name="T41">ﮓ</text:span><text:span text:style-name="T1"> </text:span><text:span text:style-name="T41">ﮔ</text:span><text:span text:style-name="T1"> </text:span><text:span text:style-name="T41">ﮕ</text:span><text:span text:style-name="T1"> </text:span><text:span text:style-name="T41">ﮖ</text:span><text:span text:style-name="T1"> </text:span><text:span text:style-name="T41">ﮗ</text:span><text:span text:style-name="T1"> </text:span><text:span text:style-name="T41">ﮘ</text:span><text:span text:style-name="T1"> </text:span><text:span text:style-name="T41">ﮙ</text:span><text:span text:style-name="T1"> </text:span><text:span text:style-name="T41">ﮚ</text:span><text:span text:style-name="T1"> </text:span><text:span text:style-name="T41">ﮛ</text:span><text:span text:style-name="T1"> </text:span><text:span text:style-name="T41">ﮜ</text:span><text:span text:style-name="T1"> </text:span><text:span text:style-name="T41">ﮝ</text:span></text:p>
      <text:p text:style-name="P25"><text:span text:style-name="T1"><text:s/>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text:span text:style-name="T1"> </text:span><text:span text:style-name="T41">ﮤ</text:span><text:span text:style-name="T1"> </text:span><text:span text:style-name="T41">ﮥ</text:span><text:span text:style-name="T1"> </text:span><text:span text:style-name="T41">ﮦ</text:span><text:span text:style-name="T1"> </text:span><text:span text:style-name="T41">ﮧ</text:span><text:span text:style-name="T1"> </text:span><text:span text:style-name="T41">ﮨ</text:span></text:p>
      <text:p text:style-name="P25"><text:span text:style-name="T41">ﮩ</text:span><text:span text:style-name="T1"> </text:span><text:span text:style-name="T41">ﮪﮫﮬﮭﮮ</text:span><text:span text:style-name="T1"> </text:span><text:span text:style-name="T41">ﮯ</text:span><text:span text:style-name="T1"> </text:span><text:span text:style-name="T41">ﮰ</text:span><text:span text:style-name="T1"> </text:span><text:span text:style-name="T41">ﮱ</text:span><text:span text:style-name="T1"> </text:span><text:span text:style-name="T41">ﯓ</text:span><text:span text:style-name="T1"> </text:span><text:span text:style-name="T41">ﯔ</text:span></text:p>
      <text:p text:style-name="P63">ﮌﯳ</text:p>
      <text:p text:style-name="P63">ﭔﭕﭖ</text:p>
      <text:p text:style-name="P24"><text:span text:style-name="T42">ﯕ</text:span><text:span text:style-name="T21"> </text:span><text:span text:style-name="T42">ﯖ</text:span><text:span text:style-name="T21"> </text:span><text:span text:style-name="T42">ﯗ</text:span><text:span text:style-name="T21"> </text:span><text:span text:style-name="T42">ﯘ</text:span><text:span text:style-name="T21"> </text:span><text:span text:style-name="T42">ﯙ</text:span><text:span text:style-name="T21"> </text:span><text:span text:style-name="T42">ﯚ</text:span><text:span text:style-name="T21"> </text:span><text:span text:style-name="T42">ﯛ</text:span><text:span text:style-name="T21"> </text:span><text:span text:style-name="T42">ﯜ</text:span><text:span text:style-name="T21"> </text:span><text:span text:style-name="T42">ﯝ</text:span><text:span text:style-name="T21"> </text:span><text:span text:style-name="T42">ﯞ</text:span><text:span text:style-name="T21"> </text:span><text:span text:style-name="T42">ﯟ</text:span></text:p>
      <text:p text:style-name="P24"><text:span text:style-name="T41">ﯠ</text:span><text:span text:style-name="T1"> </text:span><text:span text:style-name="T41">ﯡ</text:span><text:span text:style-name="T1"> </text:span><text:span text:style-name="T41">ﯢ</text:span><text:span text:style-name="T1"> </text:span><text:span text:style-name="T41">ﯣ</text:span><text:span text:style-name="T1"> </text:span><text:span text:style-name="T41">ﯤ</text:span><text:span text:style-name="T1"> </text:span><text:span text:style-name="T41">ﯥ</text:span><text:span text:style-name="T1"> </text:span><text:span text:style-name="T41">ﯦ</text:span><text:span text:style-name="T1"> </text:span><text:span text:style-name="T41">ﯧ</text:span><text:span text:style-name="T1"> </text:span><text:span text:style-name="T41">ﯨ</text:span></text:p>
      <text:p text:style-name="P24"><text:span text:style-name="T41">ﯩ</text:span><text:span text:style-name="T1"> </text:span><text:span text:style-name="T41">ﯪ</text:span><text:span text:style-name="T1"> </text:span><text:span text:style-name="T41">ﯫ</text:span><text:span text:style-name="T1"> </text:span><text:span text:style-name="T41">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</text:span><text:span text:style-name="T1"> </text:span><text:span text:style-name="T41">ﯲ</text:span><text:span text:style-name="T1"> </text:span><text:span text:style-name="T41">ﯳ</text:span></text:p>
      <text:p text:style-name="P24"><text:span text:style-name="T21"><text:s/></text:span><text:span text:style-name="T42">ﯴ</text:span><text:span text:style-name="T21"> </text:span><text:span text:style-name="T42">ﯵ</text:span><text:span text:style-name="T21"> </text:span><text:span text:style-name="T42">ﯶ</text:span><text:span text:style-name="T21"> </text:span><text:span text:style-name="T42">ﯷ</text:span><text:span text:style-name="T21"> </text:span><text:span text:style-name="T42">ﯸ</text:span><text:span text:style-name="T21"> </text:span><text:span text:style-name="T42">ﯹ</text:span><text:span text:style-name="T21"> </text:span><text:span text:style-name="T42">ﯺ</text:span><text:span text:style-name="T21"> </text:span><text:span text:style-name="T42">ﯻ</text:span><text:span text:style-name="T21"> </text:span><text:span text:style-name="T42">ﯼ</text:span><text:span text:style-name="T21"> </text:span><text:span text:style-name="T42">ﯽ</text:span><text:span text:style-name="T21"> </text:span><text:span text:style-name="T42">ﯾ</text:span></text:p>
      <text:p text:style-name="P24"><text:span text:style-name="T41">ﯿ</text:span><text:span text:style-name="T1"> </text:span><text:span text:style-name="T41">ﰀ</text:span><text:span text:style-name="T1"> </text:span><text:span text:style-name="T41">ﰁ</text:span><text:span text:style-name="T1"> </text:span><text:span text:style-name="T41">ﰂ</text:span><text:span text:style-name="T1"> </text:span><text:span text:style-name="T41">ﰃ</text:span><text:span text:style-name="T1"> </text:span><text:span text:style-name="T41">ﰄ</text:span><text:span text:style-name="T1"> </text:span><text:span text:style-name="T41">ﰅ</text:span><text:span text:style-name="T1"> </text:span><text:span text:style-name="T41">ﰆ</text:span><text:span text:style-name="T1"> </text:span><text:span text:style-name="T41">ﰇ</text:span><text:span text:style-name="T1"> </text:span><text:span text:style-name="T41">ﰈ</text:span></text:p>
      <text:p text:style-name="P6"><text:span text:style-name="T44">ﭑﭒ</text:span><text:span text:style-name="T1"> </text:span><text:span text:style-name="T44">ﭓ</text:span><text:span text:style-name="T1"> </text:span><text:span text:style-name="T44">ﭔ</text:span><text:span text:style-name="T1"> <text:s/></text:span><text:span text:style-name="T44">ﭕ</text:span><text:span text:style-name="T1"> </text:span><text:span text:style-name="T44">ﭖ</text:span><text:span text:style-name="T1"> </text:span><text:span text:style-name="T44">ﭗ</text:span><text:span text:style-name="T1"> </text:span><text:span text:style-name="T44">ﭘ</text:span><text:span text:style-name="T1"> </text:span><text:span text:style-name="T44">ﭙ</text:span><text:span text:style-name="T1"> </text:span><text:span text:style-name="T44">ﭚ</text:span><text:span text:style-name="T1"> </text:span><text:span text:style-name="T44">ﭛ</text:span></text:p>
      <text:p text:style-name="P27"><text:span text:style-name="T44">ﭜ</text:span><text:span text:style-name="T1"> </text:span><text:span text:style-name="T44">ﭝ</text:span><text:span text:style-name="T1"> </text:span><text:span text:style-name="T44">ﭞ</text:span><text:span text:style-name="T1"> </text:span><text:span text:style-name="T44">ﭟ</text:span><text:span text:style-name="T1"> </text:span><text:span text:style-name="T44">ﭠ</text:span><text:span text:style-name="T1"> </text:span><text:span text:style-name="T44">ﭡ</text:span><text:span text:style-name="T1"> </text:span><text:span text:style-name="T44">ﭢ</text:span><text:span text:style-name="T1"> </text:span><text:span text:style-name="T44">ﭣ</text:span><text:span text:style-name="T1"> </text:span><text:span text:style-name="T44">ﭤ</text:span><text:span text:style-name="T1"> </text:span><text:span text:style-name="T44">ﭥ</text:span><text:span text:style-name="T27"> <text:s text:c="3"/></text:span></text:p>
      <text:p text:style-name="P27"><text:span text:style-name="T47">ﭦ</text:span><text:span text:style-name="T28"> </text:span><text:span text:style-name="T47">ﭧ</text:span><text:span text:style-name="T28"> </text:span><text:span text:style-name="T47">ﭨ</text:span><text:span text:style-name="T28"> </text:span><text:span text:style-name="T47">ﭩ</text:span><text:span text:style-name="T28"> </text:span><text:span text:style-name="T47">ﭪﭫ</text:span><text:span text:style-name="T28"> </text:span><text:span text:style-name="T47">ﭬ</text:span><text:span text:style-name="T28"> </text:span><text:span text:style-name="T47">ﭭ</text:span><text:span text:style-name="T28"> </text:span><text:span text:style-name="T47">ﭮ</text:span><text:span text:style-name="T28"> </text:span><text:span text:style-name="T47">ﭯ</text:span><text:span text:style-name="T28"> </text:span><text:span text:style-name="T47">ﭰ</text:span><text:span text:style-name="T28"> </text:span><text:span text:style-name="T47">ﭱ</text:span><text:span text:style-name="T28"> </text:span><text:span text:style-name="T47">ﭲ</text:span></text:p>
      <text:p text:style-name="P26"><text:span text:style-name="T45">ﭳ</text:span><text:span text:style-name="T22"> </text:span><text:span text:style-name="T45">ﭴ</text:span><text:span text:style-name="T22"> </text:span><text:span text:style-name="T45">ﭵ</text:span><text:span text:style-name="T22"> </text:span><text:span text:style-name="T45">ﭶ</text:span><text:span text:style-name="T22"> </text:span><text:span text:style-name="T45">ﭷ</text:span><text:span text:style-name="T22"> </text:span><text:span text:style-name="T45">ﭸ</text:span><text:span text:style-name="T22"> </text:span><text:span text:style-name="T45">ﭹ</text:span><text:span text:style-name="T22"> </text:span><text:span text:style-name="T45">ﭺ</text:span><text:span text:style-name="T22"> </text:span><text:span text:style-name="T45">ﭻ</text:span><text:span text:style-name="T22"> </text:span><text:span text:style-name="T45">ﭼ</text:span><text:span text:style-name="T22"> </text:span><text:span text:style-name="T45">ﭽ</text:span><text:span text:style-name="T22"> </text:span><text:span text:style-name="T45">ﭾ</text:span></text:p>
      <text:p text:style-name="P26"><text:span text:style-name="T22"><text:s/></text:span><text:span text:style-name="T45">ﭿ</text:span><text:span text:style-name="T22"> </text:span><text:span text:style-name="T45">ﮀ</text:span><text:span text:style-name="T22"> </text:span><text:span text:style-name="T45">ﮁ</text:span><text:span text:style-name="T22"> </text:span><text:span text:style-name="T45">ﮂ</text:span><text:span text:style-name="T22"> </text:span><text:span text:style-name="T45">ﮃ</text:span><text:span text:style-name="T22"> </text:span><text:span text:style-name="T45">ﮄ</text:span><text:span text:style-name="T22"> </text:span><text:span text:style-name="T45">ﮅ</text:span><text:span text:style-name="T22"> </text:span><text:span text:style-name="T45">ﮆ</text:span><text:span text:style-name="T22"> </text:span><text:span text:style-name="T45">ﮇ</text:span><text:span text:style-name="T22"> </text:span><text:span text:style-name="T45">ﮈ</text:span><text:span text:style-name="T22"> </text:span><text:span text:style-name="T45">ﮉ</text:span><text:span text:style-name="T22"> </text:span><text:span text:style-name="T45">ﮊ</text:span></text:p>
      <text:p text:style-name="P26"><text:span text:style-name="T1"><text:s/></text:span><text:span text:style-name="T44">ﮋ</text:span><text:span text:style-name="T1"> </text:span><text:span text:style-name="T44">ﮌ</text:span><text:span text:style-name="T1"> </text:span><text:span text:style-name="T44">ﮍ</text:span><text:span text:style-name="T1"> </text:span><text:span text:style-name="T44">ﮎ</text:span><text:span text:style-name="T1"> </text:span><text:span text:style-name="T44">ﮏ</text:span><text:span text:style-name="T1"> </text:span><text:span text:style-name="T44">ﮐ</text:span><text:span text:style-name="T1"> </text:span><text:span text:style-name="T44">ﮑ</text:span><text:span text:style-name="T1"> </text:span><text:span text:style-name="T44">ﮒ</text:span><text:span text:style-name="T1"> </text:span><text:span text:style-name="T44">ﮓ</text:span><text:span text:style-name="T1"> </text:span><text:span text:style-name="T44">ﮔ</text:span></text:p>
      <text:p text:style-name="P26"><text:span text:style-name="T46">ﮕ</text:span><text:span text:style-name="T21"> </text:span><text:span text:style-name="T46">ﮖ</text:span><text:span text:style-name="T21"> </text:span><text:span text:style-name="T46">ﮗ</text:span><text:span text:style-name="T21"> </text:span><text:span text:style-name="T46">ﮘ</text:span><text:span text:style-name="T21"> </text:span><text:span text:style-name="T46">ﮙ</text:span><text:span text:style-name="T21"> </text:span><text:span text:style-name="T46">ﮚ</text:span><text:span text:style-name="T21"> </text:span><text:span text:style-name="T46">ﮛ</text:span><text:span text:style-name="T21"> </text:span><text:span text:style-name="T46">ﮜ</text:span><text:span text:style-name="T21"> </text:span><text:span text:style-name="T46">ﮝ</text:span></text:p>
      <text:p text:style-name="P26"><text:span text:style-name="T21"><text:s/></text:span><text:span text:style-name="T46">ﮞ</text:span><text:span text:style-name="T21"> </text:span><text:span text:style-name="T46">ﮟ</text:span><text:span text:style-name="T21"> </text:span><text:span text:style-name="T46">ﮠ</text:span><text:span text:style-name="T21"> </text:span><text:span text:style-name="T46">ﮡ</text:span><text:span text:style-name="T21"> </text:span><text:span text:style-name="T46">ﮢ</text:span><text:span text:style-name="T21"> </text:span><text:span text:style-name="T46">ﮣ</text:span><text:span text:style-name="T21"> </text:span><text:span text:style-name="T46">ﮤ</text:span><text:span text:style-name="T21"> </text:span><text:span text:style-name="T46">ﮥ</text:span><text:span text:style-name="T21"> </text:span><text:span text:style-name="T46">ﮦ</text:span><text:span text:style-name="T21"> </text:span><text:span text:style-name="T46">ﮧ</text:span><text:span text:style-name="T21"> </text:span><text:span text:style-name="T46">ﮨ</text:span><text:span text:style-name="T21"> </text:span><text:span text:style-name="T46">ﮩ</text:span></text:p>
      <text:p text:style-name="P26"><text:span text:style-name="T46">ﮪ</text:span><text:span text:style-name="T21"> </text:span><text:span text:style-name="T46">ﮫ</text:span><text:span text:style-name="T21"> </text:span><text:span text:style-name="T46">ﮬ</text:span><text:span text:style-name="T21"> </text:span><text:span text:style-name="T46">ﮭ</text:span><text:span text:style-name="T21"> </text:span><text:span text:style-name="T46">ﮮ</text:span><text:span text:style-name="T21"> </text:span><text:span text:style-name="T46">ﮯ</text:span><text:span text:style-name="T21"> </text:span><text:span text:style-name="T46">ﮰ</text:span><text:span text:style-name="T21"> </text:span><text:span text:style-name="T46">ﮱ</text:span><text:span text:style-name="T21"> <text:s/></text:span><text:span text:style-name="T46">ﯓ</text:span><text:span text:style-name="T21"> </text:span><text:span text:style-name="T46">ﯔ</text:span><text:span text:style-name="T21"> </text:span><text:span text:style-name="T46">ﯕ</text:span></text:p>
      <text:p text:style-name="P26"><text:span text:style-name="T46">ﯖ</text:span><text:span text:style-name="T21"> </text:span><text:span text:style-name="T46">ﯗ</text:span><text:span text:style-name="T21"> </text:span><text:span text:style-name="T46">ﯘ</text:span><text:span text:style-name="T21"> </text:span><text:span text:style-name="T46">ﯙ</text:span><text:span text:style-name="T21"> </text:span><text:span text:style-name="T46">ﯚ</text:span><text:span text:style-name="T21"> </text:span><text:span text:style-name="T46">ﯛ</text:span><text:span text:style-name="T21"> </text:span><text:span text:style-name="T46">ﯜ</text:span><text:span text:style-name="T21"> </text:span><text:span text:style-name="T46">ﯝ</text:span><text:span text:style-name="T21"> </text:span><text:span text:style-name="T46">ﯞ</text:span><text:span text:style-name="T21"> </text:span><text:span text:style-name="T46">ﯟ</text:span><text:span text:style-name="T21"> </text:span><text:span text:style-name="T46">ﯠ</text:span><text:span text:style-name="T21"> </text:span><text:span text:style-name="T46">ﯡ</text:span></text:p>
      <text:p text:style-name="P26"><text:span text:style-name="T45">ﯢ</text:span><text:span text:style-name="T22"> </text:span><text:span text:style-name="T45">ﯣ</text:span><text:span text:style-name="T22"> </text:span><text:span text:style-name="T45">ﯤ</text:span><text:span text:style-name="T22"> </text:span><text:span text:style-name="T45">ﯥ</text:span><text:span text:style-name="T22"> </text:span><text:span text:style-name="T45">ﯦ</text:span><text:span text:style-name="T22"> </text:span><text:span text:style-name="T45">ﯧ</text:span><text:span text:style-name="T22"> </text:span><text:span text:style-name="T45">ﯨ</text:span><text:span text:style-name="T22"> </text:span><text:span text:style-name="T45">ﯩ</text:span><text:span text:style-name="T22"> </text:span><text:span text:style-name="T45">ﯪ</text:span><text:span text:style-name="T22"> </text:span><text:span text:style-name="T45">ﯫ</text:span></text:p>
      <text:p text:style-name="P26"><text:span text:style-name="T46">ﯬ</text:span><text:span text:style-name="T21"> </text:span><text:span text:style-name="T46">ﯭ</text:span><text:span text:style-name="T21"> </text:span><text:span text:style-name="T46">ﯮ</text:span><text:span text:style-name="T21"> </text:span><text:span text:style-name="T46">ﯯ</text:span><text:span text:style-name="T21"> </text:span><text:span text:style-name="T46">ﯰ</text:span><text:span text:style-name="T21"> </text:span><text:span text:style-name="T46">ﯱ</text:span><text:span text:style-name="T21"> </text:span><text:span text:style-name="T46">ﯲ</text:span><text:span text:style-name="T21"> </text:span><text:span text:style-name="T46">ﯳ</text:span><text:span text:style-name="T21"> </text:span><text:span text:style-name="T46">ﯴ</text:span><text:span text:style-name="T21"> </text:span><text:span text:style-name="T46">ﯵ</text:span><text:span text:style-name="T21"> </text:span><text:span text:style-name="T46">ﯶ</text:span><text:span text:style-name="T21"> </text:span></text:p>
      <text:p text:style-name="P26"><text:span text:style-name="T44">ﯷ</text:span><text:span text:style-name="T1"> </text:span><text:span text:style-name="T44">ﯸ</text:span><text:span text:style-name="T1"> </text:span><text:span text:style-name="T44">ﯹ</text:span><text:span text:style-name="T1"> </text:span><text:span text:style-name="T44">ﯺ</text:span><text:span text:style-name="T1"> </text:span><text:span text:style-name="T44">ﯻ</text:span><text:span text:style-name="T1"> </text:span><text:span text:style-name="T44">ﯼ</text:span><text:span text:style-name="T1"> </text:span><text:span text:style-name="T44">ﯽ</text:span><text:span text:style-name="T1"> </text:span><text:span text:style-name="T44">ﯾ</text:span><text:span text:style-name="T1"> </text:span><text:span text:style-name="T44">ﯿ</text:span><text:span text:style-name="T1"> </text:span><text:span text:style-name="T44">ﰀ</text:span><text:span text:style-name="T1"> <text:s/></text:span><text:span text:style-name="T44">ﰁ</text:span></text:p>
      <text:p text:style-name="P26"><text:span text:style-name="T1"><text:s/></text:span><text:span text:style-name="T44">ﰂ</text:span><text:span text:style-name="T1"> </text:span><text:span text:style-name="T44">ﰃ</text:span><text:span text:style-name="T1"> </text:span><text:span text:style-name="T44">ﰄ</text:span><text:span text:style-name="T1"> </text:span><text:span text:style-name="T44">ﰅ</text:span><text:span text:style-name="T1"> </text:span><text:span text:style-name="T44">ﰆ</text:span><text:span text:style-name="T1"> </text:span><text:span text:style-name="T44">ﰇ</text:span><text:span text:style-name="T1"> </text:span><text:span text:style-name="T44">ﰈ</text:span><text:span text:style-name="T1"> </text:span><text:span text:style-name="T44">ﰉ</text:span><text:span text:style-name="T1"> </text:span><text:span text:style-name="T44">ﰊ</text:span><text:span text:style-name="T1"> </text:span><text:span text:style-name="T44">ﰋ</text:span><text:span text:style-name="T1"> </text:span><text:span text:style-name="T44">ﰌ</text:span></text:p>
      <text:p text:style-name="P56"><text:span text:style-name="T1"><text:s/></text:span><text:span text:style-name="T44">ﰍ</text:span><text:span text:style-name="T1"> </text:span><text:span text:style-name="T44">ﰎ</text:span><text:span text:style-name="T1"> </text:span><text:span text:style-name="T44">ﰏ</text:span><text:span text:style-name="T1"> </text:span><text:span text:style-name="T44">ﰐ</text:span><text:span text:style-name="T1"> </text:span><text:span text:style-name="T44">ﰑ</text:span><text:span text:style-name="T1"> </text:span><text:span text:style-name="T44">ﰒﰓ</text:span><text:span text:style-name="T1"> </text:span><text:span text:style-name="T44">ﰔ</text:span><text:span text:style-name="T1"> </text:span><text:span text:style-name="T44">ﰕ</text:span><text:span text:style-name="T1"> </text:span><text:span text:style-name="T44">ﰖ</text:span><text:span text:style-name="T1"> </text:span><text:span text:style-name="T44">ﰗ</text:span><text:span text:style-name="T1"> </text:span><text:span text:style-name="T44">ﰘ</text:span></text:p>
      <text:p text:style-name="P75"><text:span text:style-name="T49">ﭑ</text:span><text:span text:style-name="T21"> </text:span><text:span text:style-name="T49">ﭒ</text:span><text:span text:style-name="T21"> </text:span><text:span text:style-name="T49">ﭓ</text:span><text:span text:style-name="T21"> </text:span><text:span text:style-name="T49">ﭔ</text:span><text:span text:style-name="T21"> </text:span><text:span text:style-name="T49">ﭕ</text:span><text:span text:style-name="T21"> </text:span><text:span text:style-name="T49">ﭖ</text:span><text:span text:style-name="T21"> </text:span><text:span text:style-name="T49">ﭗ</text:span><text:span text:style-name="T21"> </text:span><text:span text:style-name="T49">ﭘ</text:span><text:span text:style-name="T21"> </text:span><text:span text:style-name="T49">ﭙ</text:span><text:span text:style-name="T21"> </text:span><text:span text:style-name="T49">ﭚ</text:span><text:span text:style-name="T21"> </text:span><text:span text:style-name="T49">ﭛ</text:span><text:span text:style-name="T21"> </text:span><text:span text:style-name="T49">ﭜ</text:span><text:span text:style-name="T21"> </text:span><text:span text:style-name="T49">ﭝ</text:span></text:p>
      <text:p text:style-name="P29"><text:span text:style-name="T21"><text:s/></text:span><text:span text:style-name="T49">ﭞ</text:span><text:span text:style-name="T21"> </text:span><text:span text:style-name="T49">ﭟ</text:span><text:span text:style-name="T21"> </text:span><text:span text:style-name="T49">ﭠ</text:span><text:span text:style-name="T21"> </text:span><text:span text:style-name="T49">ﭡ</text:span><text:span text:style-name="T21"> </text:span><text:span text:style-name="T49">ﭢ</text:span><text:span text:style-name="T21"> </text:span><text:span text:style-name="T49">ﭣ</text:span><text:span text:style-name="T21"> </text:span><text:span text:style-name="T49">ﭤ</text:span><text:span text:style-name="T21"> </text:span><text:span text:style-name="T49">ﭥ</text:span><text:span text:style-name="T21"> </text:span><text:span text:style-name="T49">ﭦ</text:span><text:span text:style-name="T21"> </text:span><text:span text:style-name="T49">ﭧ</text:span><text:span text:style-name="T21"> </text:span><text:span text:style-name="T49">ﭨ</text:span></text:p>
      <text:p text:style-name="P29"><text:span text:style-name="T49">ﭩ</text:span><text:span text:style-name="T21"> </text:span><text:span text:style-name="T49">ﭪ</text:span><text:span text:style-name="T21"> </text:span><text:span text:style-name="T49">ﭫ</text:span><text:span text:style-name="T21"> </text:span><text:span text:style-name="T49">ﭬ</text:span><text:span text:style-name="T21"> </text:span><text:span text:style-name="T49">ﭭ</text:span><text:span text:style-name="T21"> </text:span><text:span text:style-name="T49">ﭮ</text:span><text:span text:style-name="T21"> </text:span><text:span text:style-name="T49">ﭯ</text:span><text:span text:style-name="T21"> </text:span><text:span text:style-name="T49">ﭰ</text:span><text:span text:style-name="T21"> </text:span><text:span text:style-name="T49">ﭱ</text:span><text:span text:style-name="T21"> </text:span><text:span text:style-name="T49">ﭲ</text:span><text:span text:style-name="T21"> </text:span><text:span text:style-name="T49">ﭳ</text:span></text:p>
      <text:p text:style-name="P51"><text:span text:style-name="T1"><text:s/></text:span><text:span text:style-name="T48">ﭴ</text:span><text:span text:style-name="T1"> </text:span><text:span text:style-name="T48">ﭵ</text:span><text:span text:style-name="T1"> </text:span><text:span text:style-name="T48">ﭶ</text:span><text:span text:style-name="T1"> </text:span><text:span text:style-name="T48">ﭷ</text:span><text:span text:style-name="T1"> </text:span><text:span text:style-name="T48">ﭸﭹ</text:span><text:span text:style-name="T1"> </text:span><text:span text:style-name="T48">ﭺ</text:span><text:span text:style-name="T1"> </text:span><text:span text:style-name="T48">ﭻ</text:span><text:span text:style-name="T1"> </text:span><text:span text:style-name="T48">ﭼ</text:span><text:span text:style-name="T1"> </text:span><text:span text:style-name="T48">ﭽ</text:span><text:span text:style-name="T1"> </text:span><text:span text:style-name="T48">ﭾ</text:span><text:span text:style-name="T1"> </text:span><text:span text:style-name="T48">ﭿ</text:span></text:p>
      <text:p text:style-name="P64">ﮌﯴ</text:p>
      <text:p text:style-name="P64">ﭔﭕﭖ</text:p>
      <text:p text:style-name="P28"><text:span text:style-name="T48">ﮀ</text:span><text:span text:style-name="T1"> </text:span><text:span text:style-name="T48">ﮁ</text:span><text:span text:style-name="T1"> </text:span><text:span text:style-name="T48">ﮂ</text:span><text:span text:style-name="T1"> </text:span><text:span text:style-name="T48">ﮃ</text:span><text:span text:style-name="T1"> </text:span><text:span text:style-name="T48">ﮄ</text:span><text:span text:style-name="T1"> </text:span><text:span text:style-name="T48">ﮅ</text:span><text:span text:style-name="T1"> </text:span><text:span text:style-name="T48">ﮆ</text:span><text:span text:style-name="T1"> </text:span><text:span text:style-name="T48">ﮇ</text:span><text:span text:style-name="T1"> </text:span><text:span text:style-name="T48">ﮈ</text:span><text:span text:style-name="T1"> </text:span><text:span text:style-name="T48">ﮉ</text:span><text:span text:style-name="T1"> </text:span><text:span text:style-name="T48">ﮊ</text:span><text:span text:style-name="T1"> </text:span><text:span text:style-name="T48">ﮋ</text:span></text:p>
      <text:p text:style-name="P28"><text:span text:style-name="T48">ﮌ</text:span><text:span text:style-name="T1"> </text:span><text:span text:style-name="T48">ﮍ</text:span><text:span text:style-name="T1"> </text:span><text:span text:style-name="T48">ﮎ</text:span><text:span text:style-name="T1"> </text:span><text:span text:style-name="T48">ﮏ</text:span><text:span text:style-name="T1"> </text:span><text:span text:style-name="T48">ﮐ</text:span><text:span text:style-name="T1"> </text:span><text:span text:style-name="T48">ﮑ</text:span><text:span text:style-name="T1"> </text:span><text:span text:style-name="T48">ﮒ</text:span><text:span text:style-name="T1"> </text:span><text:span text:style-name="T48">ﮓ</text:span><text:span text:style-name="T1"> </text:span><text:span text:style-name="T48">ﮔ</text:span><text:span text:style-name="T1"> </text:span><text:span text:style-name="T48">ﮕ</text:span><text:span text:style-name="T1"> </text:span><text:span text:style-name="T48">ﮖ</text:span><text:span text:style-name="T1"> </text:span><text:span text:style-name="T48">ﮗ</text:span></text:p>
      <text:p text:style-name="P28"><text:span text:style-name="T1"><text:s/></text:span><text:span text:style-name="T48">ﮘ</text:span><text:span text:style-name="T1"> </text:span><text:span text:style-name="T48">ﮙ</text:span><text:span text:style-name="T1"> </text:span><text:span text:style-name="T48">ﮚ</text:span><text:span text:style-name="T1"> </text:span><text:span text:style-name="T48">ﮛ</text:span><text:span text:style-name="T1"> </text:span><text:span text:style-name="T48">ﮜ</text:span><text:span text:style-name="T1"> </text:span><text:span text:style-name="T48">ﮝ</text:span><text:span text:style-name="T1"> </text:span><text:span text:style-name="T48">ﮞ</text:span><text:span text:style-name="T1"> </text:span><text:span text:style-name="T48">ﮟ</text:span><text:span text:style-name="T1"> </text:span><text:span text:style-name="T48">ﮠ</text:span></text:p>
      <text:p text:style-name="P28"><text:span text:style-name="T48">ﮡ</text:span><text:span text:style-name="T1"> </text:span><text:span text:style-name="T48">ﮢ</text:span><text:span text:style-name="T1"> </text:span><text:span text:style-name="T48">ﮣﮤ</text:span><text:span text:style-name="T1"> </text:span><text:span text:style-name="T48">ﮥ</text:span><text:span text:style-name="T1"> </text:span><text:span text:style-name="T48">ﮦ</text:span><text:span text:style-name="T1"> </text:span><text:span text:style-name="T48">ﮧ</text:span><text:span text:style-name="T1"> </text:span><text:span text:style-name="T48">ﮨ</text:span><text:span text:style-name="T1"> </text:span><text:span text:style-name="T48">ﮩ</text:span><text:span text:style-name="T1"> </text:span><text:span text:style-name="T48">ﮪ</text:span><text:span text:style-name="T1"> </text:span><text:span text:style-name="T48">ﮫﮬ</text:span><text:span text:style-name="T1"> </text:span><text:span text:style-name="T48">ﮭ</text:span><text:span text:style-name="T1"> </text:span><text:span text:style-name="T48">ﮮ</text:span><text:span text:style-name="T1"> </text:span><text:span text:style-name="T48">ﮯ</text:span></text:p>
      <text:p text:style-name="P28"><text:span text:style-name="T48">ﮰ</text:span><text:span text:style-name="T1"> </text:span><text:span text:style-name="T48">ﮱ</text:span><text:span text:style-name="T1"> </text:span><text:span text:style-name="T48">ﯓﯔﯕﯖﯗﯘﯙﯚﯛﯜ</text:span><text:span text:style-name="T1"> </text:span><text:span text:style-name="T48">ﯝ</text:span></text:p>
      <text:p text:style-name="P28"><text:span text:style-name="T1"><text:s/></text:span><text:span text:style-name="T48">ﯞ</text:span><text:span text:style-name="T1"> </text:span><text:span text:style-name="T48">ﯟ</text:span><text:span text:style-name="T1"> </text:span><text:span text:style-name="T48">ﯠ</text:span><text:span text:style-name="T1"> </text:span><text:span text:style-name="T48">ﯡ</text:span><text:span text:style-name="T1"> </text:span><text:span text:style-name="T48">ﯢ</text:span><text:span text:style-name="T1"> </text:span><text:span text:style-name="T48">ﯣ</text:span><text:span text:style-name="T1"> </text:span><text:span text:style-name="T48">ﯤ</text:span><text:span text:style-name="T1"> </text:span><text:span text:style-name="T48">ﯥ</text:span><text:span text:style-name="T1"> </text:span><text:span text:style-name="T48">ﯦ</text:span></text:p>
      <text:p text:style-name="P57"><text:span text:style-name="T48">ﯧ</text:span><text:span text:style-name="T1"> </text:span><text:span text:style-name="T48">ﯨ</text:span><text:span text:style-name="T1"> </text:span><text:span text:style-name="T48">ﯩ</text:span><text:span text:style-name="T1"> </text:span><text:span text:style-name="T48">ﯪ</text:span><text:span text:style-name="T1"> </text:span><text:span text:style-name="T48">ﯫ</text:span><text:span text:style-name="T1"> </text:span><text:span text:style-name="T48">ﯬ</text:span><text:span text:style-name="T1"> </text:span><text:span text:style-name="T48">ﯭ</text:span></text:p>
      <text:p text:style-name="P28"><text:span text:style-name="T48">ﯮ</text:span><text:span text:style-name="T1"> </text:span><text:span text:style-name="T48">ﯯ</text:span><text:span text:style-name="T1"> </text:span><text:span text:style-name="T48">ﯰ</text:span><text:span text:style-name="T1"> </text:span><text:span text:style-name="T48">ﯱ</text:span><text:span text:style-name="T1"> </text:span><text:span text:style-name="T48">ﯲ</text:span><text:span text:style-name="T1"> </text:span><text:span text:style-name="T48">ﯳ</text:span><text:span text:style-name="T1"> </text:span><text:span text:style-name="T48">ﯴ</text:span><text:span text:style-name="T1"> </text:span><text:span text:style-name="T48">ﯵ</text:span><text:span text:style-name="T1"> </text:span><text:span text:style-name="T48">ﯶ</text:span><text:span text:style-name="T1"> </text:span><text:span text:style-name="T48">ﯷ</text:span><text:span text:style-name="T1"> </text:span><text:span text:style-name="T48">ﯸ</text:span></text:p>
      <text:p text:style-name="P28"><text:span text:style-name="T48">ﯹ</text:span><text:span text:style-name="T1"> </text:span><text:span text:style-name="T48">ﯺ</text:span><text:span text:style-name="T1"> </text:span><text:span text:style-name="T48">ﯻ</text:span><text:span text:style-name="T1"> </text:span><text:span text:style-name="T48">ﯼ</text:span><text:span text:style-name="T1"> </text:span><text:span text:style-name="T48">ﯽ</text:span><text:span text:style-name="T1"> </text:span><text:span text:style-name="T48">ﯾ</text:span><text:span text:style-name="T1"> </text:span><text:span text:style-name="T48">ﯿ</text:span><text:span text:style-name="T1"> </text:span><text:span text:style-name="T48">ﰀ</text:span><text:span text:style-name="T1"> </text:span><text:span text:style-name="T48">ﰁ</text:span><text:span text:style-name="T1"> </text:span><text:span text:style-name="T48">ﰂ</text:span></text:p>
      <text:p text:style-name="P7"><text:span text:style-name="T50">ﭑ</text:span><text:span text:style-name="T1"> </text:span><text:span text:style-name="T50">ﭒ</text:span><text:span text:style-name="T1"> </text:span><text:span text:style-name="T50">ﭓ</text:span><text:span text:style-name="T1"> </text:span><text:span text:style-name="T50">ﭔ</text:span><text:span text:style-name="T1"> </text:span><text:span text:style-name="T50">ﭕ</text:span><text:span text:style-name="T1"> </text:span><text:span text:style-name="T50">ﭖ</text:span><text:span text:style-name="T1"> </text:span><text:span text:style-name="T50">ﭗ</text:span><text:span text:style-name="T1"> </text:span><text:span text:style-name="T50">ﭘ</text:span><text:span text:style-name="T1"> </text:span><text:span text:style-name="T50">ﭙ</text:span></text:p>
      <text:p text:style-name="P30"><text:span text:style-name="T1"><text:s/></text:span><text:span text:style-name="T50">ﭚ</text:span><text:span text:style-name="T1"> </text:span><text:span text:style-name="T50">ﭛ</text:span><text:span text:style-name="T1"> </text:span><text:span text:style-name="T50">ﭜ</text:span><text:span text:style-name="T1"> </text:span><text:span text:style-name="T50">ﭝ</text:span><text:span text:style-name="T1"> </text:span><text:span text:style-name="T50">ﭞ</text:span><text:span text:style-name="T1"> </text:span><text:span text:style-name="T50">ﭟ</text:span><text:span text:style-name="T1"> </text:span><text:span text:style-name="T50">ﭠ</text:span><text:span text:style-name="T1"> </text:span><text:span text:style-name="T50">ﭡ</text:span><text:span text:style-name="T1"> </text:span><text:span text:style-name="T50">ﭢ</text:span><text:span text:style-name="T1"> </text:span><text:span text:style-name="T50">ﭣ</text:span><text:span text:style-name="T1"> </text:span><text:span text:style-name="T50">ﭤ</text:span><text:span text:style-name="T1"> </text:span><text:span text:style-name="T50">ﭥ</text:span><text:span text:style-name="T1"> </text:span><text:span text:style-name="T50">ﭦ</text:span></text:p>
      <text:p text:style-name="P30"><text:span text:style-name="T1"><text:s/></text:span><text:span text:style-name="T50">ﭧ</text:span><text:span text:style-name="T1"> </text:span><text:span text:style-name="T50">ﭨ</text:span><text:span text:style-name="T1"> </text:span><text:span text:style-name="T50">ﭩ</text:span><text:span text:style-name="T1"> </text:span><text:span text:style-name="T50">ﭪ</text:span><text:span text:style-name="T1"> </text:span><text:span text:style-name="T50">ﭫ</text:span><text:span text:style-name="T1"> </text:span><text:span text:style-name="T50">ﭬ</text:span><text:span text:style-name="T1"> </text:span><text:span text:style-name="T50">ﭭ</text:span><text:span text:style-name="T1"> </text:span><text:span text:style-name="T50">ﭮ</text:span><text:span text:style-name="T1"> </text:span><text:span text:style-name="T50">ﭯ</text:span><text:span text:style-name="T1"> </text:span><text:span text:style-name="T50">ﭰ</text:span><text:span text:style-name="T1"> </text:span><text:span text:style-name="T50">ﭱ</text:span></text:p>
      <text:p text:style-name="P30"><text:span text:style-name="T1"><text:s/></text:span><text:span text:style-name="T50">ﭲ</text:span><text:span text:style-name="T1"> </text:span><text:span text:style-name="T50">ﭳ</text:span><text:span text:style-name="T1"> </text:span><text:span text:style-name="T50">ﭴ</text:span><text:span text:style-name="T1"> </text:span><text:span text:style-name="T50">ﭵ</text:span><text:span text:style-name="T1"> </text:span><text:span text:style-name="T50">ﭶ</text:span><text:span text:style-name="T1"> </text:span><text:span text:style-name="T50">ﭷ</text:span><text:span text:style-name="T1"> </text:span><text:span text:style-name="T50">ﭸ</text:span><text:span text:style-name="T1"> </text:span><text:span text:style-name="T50">ﭹ</text:span><text:span text:style-name="T1"> </text:span><text:span text:style-name="T50">ﭺ</text:span><text:span text:style-name="T1"> </text:span><text:span text:style-name="T50">ﭻ</text:span></text:p>
      <text:p text:style-name="P30"><text:span text:style-name="T1"><text:s/></text:span><text:span text:style-name="T50">ﭼ</text:span><text:span text:style-name="T1"> </text:span><text:span text:style-name="T50">ﭽ</text:span><text:span text:style-name="T1"> </text:span><text:span text:style-name="T50">ﭾ</text:span><text:span text:style-name="T1"> </text:span><text:span text:style-name="T50">ﭿ</text:span><text:span text:style-name="T1"> </text:span><text:span text:style-name="T50">ﮀ</text:span><text:span text:style-name="T1"> </text:span><text:span text:style-name="T50">ﮁ</text:span><text:span text:style-name="T1"> </text:span><text:span text:style-name="T50">ﮂ</text:span><text:span text:style-name="T1"> </text:span><text:span text:style-name="T50">ﮃ</text:span><text:span text:style-name="T1"> </text:span><text:span text:style-name="T50">ﮄ</text:span><text:span text:style-name="T1"> </text:span><text:span text:style-name="T50">ﮅ</text:span></text:p>
      <text:p text:style-name="P30"><text:span text:style-name="T1"><text:s/></text:span><text:span text:style-name="T50">ﮆ</text:span><text:span text:style-name="T1"> </text:span><text:span text:style-name="T50">ﮇ</text:span><text:span text:style-name="T1"> </text:span><text:span text:style-name="T50">ﮈ</text:span><text:span text:style-name="T1"> </text:span><text:span text:style-name="T50">ﮉ</text:span><text:span text:style-name="T1"> </text:span><text:span text:style-name="T50">ﮊ</text:span><text:span text:style-name="T1"> </text:span><text:span text:style-name="T50">ﮋ</text:span><text:span text:style-name="T1"> </text:span><text:span text:style-name="T50">ﮌ</text:span><text:span text:style-name="T1"> </text:span><text:span text:style-name="T50">ﮍ</text:span><text:span text:style-name="T1"> </text:span><text:span text:style-name="T50">ﮎ</text:span><text:span text:style-name="T1"> </text:span><text:span text:style-name="T50">ﮏ</text:span></text:p>
      <text:p text:style-name="P30"><text:span text:style-name="T1"><text:s/></text:span><text:span text:style-name="T50">ﮐ</text:span><text:span text:style-name="T1"> </text:span><text:span text:style-name="T50">ﮑ</text:span><text:span text:style-name="T1"> </text:span><text:span text:style-name="T50">ﮒ</text:span><text:span text:style-name="T1"> </text:span><text:span text:style-name="T50">ﮓ</text:span><text:span text:style-name="T1"> </text:span><text:span text:style-name="T50">ﮔ</text:span><text:span text:style-name="T1"> </text:span><text:span text:style-name="T50">ﮕ</text:span><text:span text:style-name="T1"> </text:span><text:span text:style-name="T50">ﮖ</text:span><text:span text:style-name="T1"> </text:span><text:span text:style-name="T50">ﮗ</text:span><text:span text:style-name="T1"> </text:span><text:span text:style-name="T50">ﮘ</text:span><text:span text:style-name="T1"> </text:span><text:span text:style-name="T50">ﮙ</text:span><text:span text:style-name="T1"> </text:span><text:span text:style-name="T50">ﮚ</text:span><text:span text:style-name="T1"> </text:span><text:span text:style-name="T50">ﮛ</text:span></text:p>
      <text:p text:style-name="P30"><text:span text:style-name="T1"><text:s/></text:span><text:span text:style-name="T50">ﮜ</text:span><text:span text:style-name="T1"> </text:span><text:span text:style-name="T50">ﮝ</text:span><text:span text:style-name="T1"> </text:span><text:span text:style-name="T50">ﮞ</text:span><text:span text:style-name="T1"> </text:span><text:span text:style-name="T50">ﮟ</text:span><text:span text:style-name="T1"> </text:span><text:span text:style-name="T50">ﮠ</text:span><text:span text:style-name="T1"> </text:span><text:span text:style-name="T50">ﮡ</text:span><text:span text:style-name="T1"> </text:span><text:span text:style-name="T50">ﮢ</text:span><text:span text:style-name="T1"> </text:span><text:span text:style-name="T50">ﮣ</text:span><text:span text:style-name="T1"> </text:span><text:span text:style-name="T50">ﮤ</text:span><text:span text:style-name="T1"> </text:span><text:span text:style-name="T50">ﮥ</text:span></text:p>
      <text:p text:style-name="P30"><text:span text:style-name="T50">ﮦ</text:span><text:span text:style-name="T1"> </text:span><text:span text:style-name="T50">ﮧ</text:span><text:span text:style-name="T1"> </text:span><text:span text:style-name="T50">ﮨ</text:span><text:span text:style-name="T1"> </text:span><text:span text:style-name="T50">ﮩ</text:span><text:span text:style-name="T1"> </text:span><text:span text:style-name="T50">ﮪ</text:span><text:span text:style-name="T1"> </text:span><text:span text:style-name="T50">ﮫ</text:span><text:span text:style-name="T1"> </text:span><text:span text:style-name="T50">ﮬ</text:span><text:span text:style-name="T1"> </text:span><text:span text:style-name="T50">ﮭ</text:span><text:span text:style-name="T1"> </text:span><text:span text:style-name="T50">ﮮ</text:span><text:span text:style-name="T1"> </text:span><text:span text:style-name="T50">ﮯ</text:span><text:span text:style-name="T1"> </text:span><text:span text:style-name="T50">ﮰ</text:span></text:p>
      <text:p text:style-name="P30"><text:span text:style-name="T1"><text:s/></text:span><text:span text:style-name="T50">ﮱ</text:span><text:span text:style-name="T1"> </text:span><text:span text:style-name="T50">ﯓ</text:span><text:span text:style-name="T1"> </text:span><text:span text:style-name="T50">ﯔ</text:span><text:span text:style-name="T1"> </text:span><text:span text:style-name="T50">ﯕ</text:span><text:span text:style-name="T1"> </text:span><text:span text:style-name="T50">ﯖﯗ</text:span><text:span text:style-name="T1"> </text:span><text:span text:style-name="T50">ﯘ</text:span><text:span text:style-name="T1"> </text:span><text:span text:style-name="T50">ﯙ</text:span><text:span text:style-name="T1"> </text:span><text:span text:style-name="T50">ﯚ</text:span><text:span text:style-name="T1"> </text:span><text:span text:style-name="T50">ﯛ</text:span><text:span text:style-name="T1"> </text:span><text:span text:style-name="T50">ﯜ</text:span><text:span text:style-name="T1"> </text:span><text:span text:style-name="T50">ﯝ</text:span></text:p>
      <text:p text:style-name="P31"><text:span text:style-name="T50">ﯞ</text:span><text:span text:style-name="T1"> </text:span><text:span text:style-name="T50">ﯟ</text:span><text:span text:style-name="T1"> </text:span><text:span text:style-name="T50">ﯠ</text:span><text:span text:style-name="T1"> </text:span><text:span text:style-name="T50">ﯡ</text:span><text:span text:style-name="T1"> </text:span><text:span text:style-name="T50">ﯢ</text:span><text:span text:style-name="T1"> </text:span><text:span text:style-name="T50">ﯣ</text:span><text:span text:style-name="T1"> </text:span><text:span text:style-name="T50">ﯤ</text:span><text:span text:style-name="T1"> </text:span><text:span text:style-name="T50">ﯥ</text:span><text:span text:style-name="T1"> </text:span><text:span text:style-name="T50">ﯦ</text:span><text:span text:style-name="T1"> </text:span><text:span text:style-name="T50">ﯧ</text:span><text:span text:style-name="T26"> </text:span></text:p>
      <text:p text:style-name="P30"><text:span text:style-name="T1"><text:s/></text:span><text:span text:style-name="T50">ﯨ</text:span><text:span text:style-name="T1"> </text:span><text:span text:style-name="T50">ﯩ</text:span><text:span text:style-name="T1"> </text:span><text:span text:style-name="T50">ﯪ</text:span><text:span text:style-name="T1"> </text:span><text:span text:style-name="T50">ﯫ</text:span><text:span text:style-name="T1"> </text:span><text:span text:style-name="T50">ﯬ</text:span><text:span text:style-name="T1"> </text:span><text:span text:style-name="T50">ﯭ</text:span><text:span text:style-name="T1"> </text:span><text:span text:style-name="T50">ﯮ</text:span><text:span text:style-name="T1"> </text:span><text:span text:style-name="T50">ﯯ</text:span><text:span text:style-name="T1"> </text:span><text:span text:style-name="T50">ﯰ</text:span><text:span text:style-name="T1"> </text:span><text:span text:style-name="T50">ﯱ</text:span><text:span text:style-name="T1"> </text:span><text:span text:style-name="T50">ﯲ</text:span><text:span text:style-name="T1"> </text:span><text:span text:style-name="T50">ﯳ</text:span></text:p>
      <text:p text:style-name="P30"><text:span text:style-name="T1"><text:s/></text:span><text:span text:style-name="T50">ﯴ</text:span><text:span text:style-name="T1"> </text:span><text:span text:style-name="T50">ﯵ</text:span><text:span text:style-name="T1"> </text:span><text:span text:style-name="T50">ﯶ</text:span><text:span text:style-name="T1"> </text:span><text:span text:style-name="T50">ﯷ</text:span><text:span text:style-name="T1"> </text:span><text:span text:style-name="T50">ﯸ</text:span><text:span text:style-name="T1"> </text:span><text:span text:style-name="T50">ﯹ</text:span><text:span text:style-name="T1"> </text:span><text:span text:style-name="T50">ﯺ</text:span><text:span text:style-name="T1"> </text:span><text:span text:style-name="T50">ﯻ</text:span><text:span text:style-name="T1"> </text:span><text:span text:style-name="T50">ﯼ</text:span><text:span text:style-name="T1"> </text:span><text:span text:style-name="T50">ﯽ</text:span><text:span text:style-name="T1"> </text:span><text:span text:style-name="T50">ﯾ</text:span></text:p>
      <text:p text:style-name="P30"><text:span text:style-name="T1"><text:s/></text:span><text:span text:style-name="T50">ﯿ</text:span><text:span text:style-name="T1"> </text:span><text:span text:style-name="T50">ﰀ</text:span><text:span text:style-name="T1"> </text:span><text:span text:style-name="T50">ﰁ</text:span><text:span text:style-name="T1"> </text:span><text:span text:style-name="T50">ﰂ</text:span><text:span text:style-name="T1"> </text:span><text:span text:style-name="T50">ﰃ</text:span><text:span text:style-name="T1"> </text:span><text:span text:style-name="T50">ﰄ</text:span><text:span text:style-name="T1"> </text:span><text:span text:style-name="T50">ﰅ</text:span><text:span text:style-name="T1"> </text:span><text:span text:style-name="T50">ﰆ</text:span><text:span text:style-name="T1"> </text:span><text:span text:style-name="T50">ﰇ</text:span><text:span text:style-name="T1"> </text:span><text:span text:style-name="T50">ﰈ</text:span></text:p>
      <text:p text:style-name="P31"><text:span text:style-name="T50">ﰉ</text:span><text:span text:style-name="T1"> </text:span><text:span text:style-name="T50">ﰊ</text:span><text:span text:style-name="T1"> </text:span><text:span text:style-name="T50">ﰋ</text:span><text:span text:style-name="T1"> </text:span><text:span text:style-name="T50">ﰌ</text:span><text:span text:style-name="T1"> </text:span><text:span text:style-name="T50">ﰍ</text:span><text:span text:style-name="T1"> </text:span><text:span text:style-name="T50">ﰎ</text:span><text:span text:style-name="T1"> </text:span><text:span text:style-name="T50">ﰏ</text:span><text:span text:style-name="T1"> </text:span><text:span text:style-name="T50">ﰐ</text:span></text:p>
      <text:p text:style-name="P76">ﮌﯵ</text:p>
      <text:p text:style-name="P65">ﭔﭕﭖ</text:p>
      <text:p text:style-name="P32"><text:span text:style-name="T51">ﭑ</text:span><text:span text:style-name="T1"> </text:span><text:span text:style-name="T51">ﭒ</text:span><text:span text:style-name="T1"> </text:span><text:span text:style-name="T51">ﭓ</text:span><text:span text:style-name="T1"> </text:span><text:span text:style-name="T51">ﭔ</text:span><text:span text:style-name="T1"> </text:span><text:span text:style-name="T51">ﭕ</text:span><text:span text:style-name="T1"> </text:span><text:span text:style-name="T51">ﭖ</text:span><text:span text:style-name="T1"> </text:span><text:span text:style-name="T51">ﭗ</text:span><text:span text:style-name="T1"> </text:span><text:span text:style-name="T51">ﭘ</text:span><text:span text:style-name="T1"> </text:span><text:span text:style-name="T51">ﭙ</text:span><text:span text:style-name="T1"> </text:span><text:span text:style-name="T51">ﭚ</text:span><text:span text:style-name="T1"> </text:span><text:span text:style-name="T51">ﭛ</text:span><text:span text:style-name="T1"> </text:span><text:span text:style-name="T51">ﭜ</text:span></text:p>
      <text:p text:style-name="P32"><text:span text:style-name="T51">ﭝ</text:span><text:span text:style-name="T1"> </text:span><text:span text:style-name="T51">ﭞ</text:span><text:span text:style-name="T1"> </text:span><text:span text:style-name="T51">ﭟ</text:span><text:span text:style-name="T1"> </text:span><text:span text:style-name="T51">ﭠ</text:span><text:span text:style-name="T1"> </text:span><text:span text:style-name="T51">ﭡ</text:span><text:span text:style-name="T1"> </text:span><text:span text:style-name="T51">ﭢ</text:span><text:span text:style-name="T1"> </text:span><text:span text:style-name="T51">ﭣﭤ</text:span><text:span text:style-name="T1"> </text:span><text:span text:style-name="T51">ﭥ</text:span><text:span text:style-name="T1"> </text:span><text:span text:style-name="T51">ﭦ</text:span><text:span text:style-name="T1"> </text:span><text:span text:style-name="T51">ﭧ</text:span><text:span text:style-name="T1"> </text:span><text:span text:style-name="T51">ﭨ</text:span><text:span text:style-name="T1"> </text:span><text:span text:style-name="T51">ﭩ</text:span></text:p>
      <text:p text:style-name="P32"><text:span text:style-name="T51">ﭪ</text:span><text:span text:style-name="T1"> </text:span><text:span text:style-name="T51">ﭫ</text:span><text:span text:style-name="T1"> </text:span><text:span text:style-name="T51">ﭬ</text:span><text:span text:style-name="T1"> </text:span><text:span text:style-name="T51">ﭭ</text:span><text:span text:style-name="T1"> </text:span><text:span text:style-name="T51">ﭮ</text:span><text:span text:style-name="T1"> </text:span><text:span text:style-name="T51">ﭯ</text:span><text:span text:style-name="T1"> </text:span><text:span text:style-name="T51">ﭰ</text:span><text:span text:style-name="T1"> </text:span><text:span text:style-name="T51">ﭱ</text:span><text:span text:style-name="T1"> </text:span><text:span text:style-name="T51">ﭲ</text:span><text:span text:style-name="T1"> </text:span><text:span text:style-name="T51">ﭳ</text:span><text:span text:style-name="T1"> </text:span><text:span text:style-name="T51">ﭴ</text:span><text:span text:style-name="T1"> </text:span><text:span text:style-name="T51">ﭵ</text:span></text:p>
      <text:p text:style-name="P32"><text:span text:style-name="T1"><text:s/></text:span><text:span text:style-name="T51">ﭶ</text:span><text:span text:style-name="T1"> </text:span><text:span text:style-name="T51">ﭷ</text:span><text:span text:style-name="T1"> </text:span><text:span text:style-name="T51">ﭸ</text:span><text:span text:style-name="T1"> </text:span><text:span text:style-name="T51">ﭹ</text:span><text:span text:style-name="T1"> </text:span><text:span text:style-name="T51">ﭺ</text:span><text:span text:style-name="T1"> </text:span><text:span text:style-name="T51">ﭻ</text:span><text:span text:style-name="T1"> </text:span><text:span text:style-name="T51">ﭼ</text:span><text:span text:style-name="T1"> </text:span><text:span text:style-name="T51">ﭽ</text:span><text:span text:style-name="T1"> </text:span><text:span text:style-name="T51">ﭾ</text:span><text:span text:style-name="T1"> </text:span><text:span text:style-name="T51">ﭿ</text:span><text:span text:style-name="T1"> </text:span><text:span text:style-name="T51">ﮀ</text:span><text:span text:style-name="T1"> </text:span><text:span text:style-name="T51">ﮁ</text:span></text:p>
      <text:p text:style-name="P32"><text:span text:style-name="T51">ﮂ</text:span><text:span text:style-name="T1"> </text:span><text:span text:style-name="T51">ﮃ</text:span><text:span text:style-name="T1"> </text:span><text:span text:style-name="T51">ﮄ</text:span><text:span text:style-name="T1"> </text:span><text:span text:style-name="T51">ﮅ</text:span><text:span text:style-name="T1"> </text:span><text:span text:style-name="T51">ﮆ</text:span><text:span text:style-name="T1"> </text:span><text:span text:style-name="T51">ﮇ</text:span><text:span text:style-name="T1"> </text:span><text:span text:style-name="T51">ﮈ</text:span><text:span text:style-name="T1"> </text:span><text:span text:style-name="T51">ﮉ</text:span><text:span text:style-name="T1"> </text:span><text:span text:style-name="T51">ﮊ</text:span><text:span text:style-name="T1"> </text:span><text:span text:style-name="T51">ﮋ</text:span><text:span text:style-name="T1"> </text:span><text:span text:style-name="T51">ﮌ</text:span><text:span text:style-name="T1"> </text:span><text:span text:style-name="T51">ﮍ</text:span></text:p>
      <text:p text:style-name="P32"><text:span text:style-name="T1"><text:s/></text:span><text:span text:style-name="T51">ﮎ</text:span><text:span text:style-name="T1"> </text:span><text:span text:style-name="T51">ﮏ</text:span><text:span text:style-name="T1"> </text:span><text:span text:style-name="T51">ﮐ</text:span><text:span text:style-name="T1"> </text:span><text:span text:style-name="T51">ﮑ</text:span><text:span text:style-name="T1"> </text:span><text:span text:style-name="T51">ﮒ</text:span><text:span text:style-name="T1"> </text:span><text:span text:style-name="T51">ﮓ</text:span><text:span text:style-name="T1"> </text:span><text:span text:style-name="T51">ﮔ</text:span><text:span text:style-name="T1"> </text:span><text:span text:style-name="T51">ﮕ</text:span><text:span text:style-name="T1"> </text:span><text:span text:style-name="T51">ﮖ</text:span><text:span text:style-name="T1"> </text:span><text:span text:style-name="T51">ﮗ</text:span><text:span text:style-name="T1"> </text:span><text:span text:style-name="T51">ﮘ</text:span><text:span text:style-name="T1"> </text:span><text:span text:style-name="T51">ﮙ</text:span></text:p>
      <text:p text:style-name="P32"><text:span text:style-name="T1"><text:s/></text:span><text:span text:style-name="T51">ﮚ</text:span><text:span text:style-name="T1"> </text:span><text:span text:style-name="T51">ﮛ</text:span><text:span text:style-name="T1"> </text:span><text:span text:style-name="T51">ﮜ</text:span><text:span text:style-name="T1"> </text:span><text:span text:style-name="T51">ﮝ</text:span><text:span text:style-name="T1"> </text:span><text:span text:style-name="T51">ﮞ</text:span><text:span text:style-name="T1"> </text:span><text:span text:style-name="T51">ﮟ</text:span><text:span text:style-name="T1"> </text:span><text:span text:style-name="T51">ﮠ</text:span><text:span text:style-name="T1"> </text:span><text:span text:style-name="T51">ﮡ</text:span><text:span text:style-name="T1"> </text:span><text:span text:style-name="T51">ﮢ</text:span></text:p>
      <text:p text:style-name="P32"><text:span text:style-name="T1"><text:s/></text:span><text:span text:style-name="T51">ﮣ</text:span><text:span text:style-name="T1"> </text:span><text:span text:style-name="T51">ﮤ</text:span><text:span text:style-name="T1"> </text:span><text:span text:style-name="T51">ﮥ</text:span><text:span text:style-name="T1"> </text:span><text:span text:style-name="T51">ﮦ</text:span><text:span text:style-name="T1"> </text:span><text:span text:style-name="T51">ﮧ</text:span><text:span text:style-name="T1"> </text:span><text:span text:style-name="T51">ﮨ</text:span><text:span text:style-name="T1"> </text:span><text:span text:style-name="T51">ﮩ</text:span><text:span text:style-name="T1"> </text:span><text:span text:style-name="T51">ﮪ</text:span><text:span text:style-name="T1"> </text:span><text:span text:style-name="T51">ﮫﮬ</text:span><text:span text:style-name="T1"> </text:span><text:span text:style-name="T51">ﮭ</text:span></text:p>
      <text:p text:style-name="P32"><text:span text:style-name="T1"><text:s/></text:span><text:span text:style-name="T51">ﮮ</text:span><text:span text:style-name="T1"> </text:span><text:span text:style-name="T51">ﮯ</text:span><text:span text:style-name="T1"> </text:span><text:span text:style-name="T51">ﮰ</text:span><text:span text:style-name="T1"> </text:span><text:span text:style-name="T51">ﮱ</text:span><text:span text:style-name="T1"> </text:span><text:span text:style-name="T51">ﯓ</text:span><text:span text:style-name="T1"> </text:span><text:span text:style-name="T51">ﯔ</text:span><text:span text:style-name="T1"> </text:span><text:span text:style-name="T51">ﯕ</text:span><text:span text:style-name="T1"> </text:span><text:span text:style-name="T51">ﯖ</text:span><text:span text:style-name="T1"> </text:span><text:span text:style-name="T51">ﯗ</text:span><text:span text:style-name="T1"> </text:span><text:span text:style-name="T51">ﯘ</text:span><text:span text:style-name="T1"> </text:span><text:span text:style-name="T51">ﯙ</text:span><text:span text:style-name="T1"> </text:span><text:span text:style-name="T51">ﯚ</text:span></text:p>
      <text:p text:style-name="P32"><text:span text:style-name="T1"><text:s/></text:span><text:span text:style-name="T51">ﯛ</text:span><text:span text:style-name="T1"> </text:span><text:span text:style-name="T51">ﯜ</text:span><text:span text:style-name="T1"> </text:span><text:span text:style-name="T51">ﯝ</text:span><text:span text:style-name="T1"> </text:span><text:span text:style-name="T51">ﯞ</text:span><text:span text:style-name="T1"> </text:span><text:span text:style-name="T51">ﯟ</text:span><text:span text:style-name="T1"> </text:span><text:span text:style-name="T51">ﯠ</text:span><text:span text:style-name="T1"> </text:span><text:span text:style-name="T51">ﯡ</text:span><text:span text:style-name="T1"> </text:span><text:span text:style-name="T51">ﯢ</text:span><text:span text:style-name="T1"> </text:span><text:span text:style-name="T51">ﯣ</text:span><text:span text:style-name="T1"> </text:span><text:span text:style-name="T51">ﯤ</text:span><text:span text:style-name="T1"> </text:span><text:span text:style-name="T51">ﯥ</text:span><text:span text:style-name="T1"> </text:span><text:span text:style-name="T51">ﯦ</text:span></text:p>
      <text:p text:style-name="P32"><text:span text:style-name="T1"><text:s/></text:span><text:span text:style-name="T51">ﯧ</text:span><text:span text:style-name="T1"> </text:span><text:span text:style-name="T51">ﯨ</text:span><text:span text:style-name="T1"> </text:span><text:span text:style-name="T51">ﯩﯪ</text:span><text:span text:style-name="T1"> </text:span><text:span text:style-name="T51">ﯫ</text:span><text:span text:style-name="T1"> </text:span><text:span text:style-name="T51">ﯬ</text:span><text:span text:style-name="T1"> </text:span><text:span text:style-name="T51">ﯭ</text:span><text:span text:style-name="T1"> </text:span><text:span text:style-name="T51">ﯮ</text:span><text:span text:style-name="T1"> </text:span><text:span text:style-name="T51">ﯯ</text:span><text:span text:style-name="T1"> </text:span><text:span text:style-name="T51">ﯰ</text:span><text:span text:style-name="T1"> </text:span><text:span text:style-name="T51">ﯱ</text:span><text:span text:style-name="T1"> </text:span><text:span text:style-name="T51">ﯲ</text:span><text:span text:style-name="T1"> </text:span><text:span text:style-name="T51">ﯳ</text:span></text:p>
      <text:p text:style-name="P32"><text:span text:style-name="T1"><text:s/></text:span><text:span text:style-name="T51">ﯴ</text:span><text:span text:style-name="T1"> </text:span><text:span text:style-name="T51">ﯵ</text:span><text:span text:style-name="T1"> </text:span><text:span text:style-name="T51">ﯶ</text:span><text:span text:style-name="T1"> </text:span><text:span text:style-name="T51">ﯷ</text:span><text:span text:style-name="T1"> </text:span><text:span text:style-name="T51">ﯸ</text:span><text:span text:style-name="T1"> </text:span><text:span text:style-name="T51">ﯹ</text:span><text:span text:style-name="T1"> </text:span><text:span text:style-name="T51">ﯺ</text:span><text:span text:style-name="T1"> </text:span><text:span text:style-name="T51">ﯻ</text:span><text:span text:style-name="T1"> </text:span><text:span text:style-name="T51">ﯼ</text:span><text:span text:style-name="T1"> </text:span><text:span text:style-name="T51">ﯽ</text:span><text:span text:style-name="T1"> </text:span><text:span text:style-name="T51">ﯾ</text:span></text:p>
      <text:p text:style-name="P32"><text:span text:style-name="T1"><text:s/></text:span><text:span text:style-name="T51">ﯿ</text:span><text:span text:style-name="T1"> </text:span><text:span text:style-name="T51">ﰀﰁ</text:span><text:span text:style-name="T1"> </text:span><text:span text:style-name="T51">ﰂ</text:span><text:span text:style-name="T1"> </text:span><text:span text:style-name="T51">ﰃ</text:span><text:span text:style-name="T1"> </text:span><text:span text:style-name="T51">ﰄ</text:span><text:span text:style-name="T1"> </text:span><text:span text:style-name="T51">ﰅ</text:span><text:span text:style-name="T1"> </text:span><text:span text:style-name="T51">ﰆ</text:span><text:span text:style-name="T1"> </text:span><text:span text:style-name="T51">ﰇ</text:span><text:span text:style-name="T1"> </text:span><text:span text:style-name="T51">ﰈ</text:span><text:span text:style-name="T1"> </text:span><text:span text:style-name="T51">ﰉ</text:span><text:span text:style-name="T1"> </text:span><text:span text:style-name="T51">ﰊ</text:span></text:p>
      <text:p text:style-name="P8"><text:span text:style-name="T52">ﭑ</text:span><text:span text:style-name="T1"> </text:span><text:span text:style-name="T52">ﭒ</text:span><text:span text:style-name="T1"> </text:span><text:span text:style-name="T52">ﭓ</text:span><text:span text:style-name="T1"> </text:span><text:span text:style-name="T52">ﭔ</text:span><text:span text:style-name="T1"> </text:span><text:span text:style-name="T52">ﭕﭖ</text:span><text:span text:style-name="T1"> </text:span><text:span text:style-name="T52">ﭗ</text:span><text:span text:style-name="T1"> </text:span><text:span text:style-name="T52">ﭘ</text:span><text:span text:style-name="T1"> </text:span><text:span text:style-name="T52">ﭙ</text:span></text:p>
      <text:p text:style-name="P33"><text:span text:style-name="T1"><text:s/></text:span><text:span text:style-name="T52">ﭚ</text:span><text:span text:style-name="T1"> </text:span><text:span text:style-name="T52">ﭛ</text:span><text:span text:style-name="T1"> </text:span><text:span text:style-name="T52">ﭜ</text:span><text:span text:style-name="T1"> </text:span><text:span text:style-name="T52">ﭝ</text:span><text:span text:style-name="T1"> </text:span><text:span text:style-name="T52">ﭞ</text:span><text:span text:style-name="T1"> </text:span><text:span text:style-name="T52">ﭟ</text:span><text:span text:style-name="T1"> </text:span><text:span text:style-name="T52">ﭠ</text:span><text:span text:style-name="T1"> </text:span><text:span text:style-name="T52">ﭡ</text:span><text:span text:style-name="T1"> </text:span><text:span text:style-name="T52">ﭢ</text:span></text:p>
      <text:p text:style-name="P33"><text:span text:style-name="T1"><text:s/></text:span><text:span text:style-name="T52">ﭣ</text:span><text:span text:style-name="T1"> </text:span><text:span text:style-name="T52">ﭤ</text:span><text:span text:style-name="T1"> </text:span><text:span text:style-name="T52">ﭥ</text:span><text:span text:style-name="T1"> </text:span><text:span text:style-name="T52">ﭦ</text:span><text:span text:style-name="T1"> </text:span><text:span text:style-name="T52">ﭧ</text:span><text:span text:style-name="T1"> </text:span><text:span text:style-name="T52">ﭨ</text:span><text:span text:style-name="T1"> </text:span><text:span text:style-name="T52">ﭩ</text:span><text:span text:style-name="T1"> </text:span><text:span text:style-name="T52">ﭪ</text:span><text:span text:style-name="T1"> </text:span><text:span text:style-name="T52">ﭫ</text:span></text:p>
      <text:p text:style-name="P33"><text:span text:style-name="T1"><text:s/></text:span><text:span text:style-name="T52">ﭬﭭ</text:span><text:span text:style-name="T1"> </text:span><text:span text:style-name="T52">ﭮ</text:span><text:span text:style-name="T1"> </text:span><text:span text:style-name="T52">ﭯ</text:span><text:span text:style-name="T1"> </text:span><text:span text:style-name="T52">ﭰ</text:span><text:span text:style-name="T1"> </text:span><text:span text:style-name="T52">ﭱ</text:span><text:span text:style-name="T1"> </text:span><text:span text:style-name="T52">ﭲ</text:span><text:span text:style-name="T1"> </text:span><text:span text:style-name="T52">ﭳ</text:span><text:span text:style-name="T1"> </text:span><text:span text:style-name="T52">ﭴ</text:span><text:span text:style-name="T1"> </text:span><text:span text:style-name="T52">ﭵ</text:span><text:span text:style-name="T1"> </text:span><text:span text:style-name="T52">ﭶ</text:span><text:span text:style-name="T1"> </text:span><text:span text:style-name="T52">ﭷ</text:span></text:p>
      <text:p text:style-name="P33"><text:span text:style-name="T1"><text:s/></text:span><text:span text:style-name="T52">ﭸ</text:span><text:span text:style-name="T1"> </text:span><text:span text:style-name="T52">ﭹ</text:span><text:span text:style-name="T1"> </text:span><text:span text:style-name="T52">ﭺ</text:span><text:span text:style-name="T1"> </text:span><text:span text:style-name="T52">ﭻ</text:span><text:span text:style-name="T1"> </text:span><text:span text:style-name="T52">ﭼ</text:span><text:span text:style-name="T1"> </text:span><text:span text:style-name="T52">ﭽ</text:span><text:span text:style-name="T1"> </text:span><text:span text:style-name="T52">ﭾ</text:span><text:span text:style-name="T1"> </text:span><text:span text:style-name="T52">ﭿ</text:span><text:span text:style-name="T1"> </text:span><text:span text:style-name="T52">ﮀ</text:span><text:span text:style-name="T1"> </text:span><text:span text:style-name="T52">ﮁ</text:span><text:span text:style-name="T1"> </text:span><text:span text:style-name="T52">ﮂ</text:span><text:span text:style-name="T1"> </text:span><text:span text:style-name="T52">ﮃ</text:span><text:span text:style-name="T1"> </text:span><text:span text:style-name="T52">ﮄ</text:span></text:p>
      <text:p text:style-name="P33"><text:span text:style-name="T1"><text:s/></text:span><text:span text:style-name="T52">ﮅ</text:span><text:span text:style-name="T1"> </text:span><text:span text:style-name="T52">ﮆ</text:span><text:span text:style-name="T1"> </text:span><text:span text:style-name="T52">ﮇ</text:span><text:span text:style-name="T1"> </text:span><text:span text:style-name="T52">ﮈ</text:span><text:span text:style-name="T1"> </text:span><text:span text:style-name="T52">ﮉ</text:span><text:span text:style-name="T1"> </text:span><text:span text:style-name="T52">ﮊ</text:span><text:span text:style-name="T1"> </text:span><text:span text:style-name="T52">ﮋ</text:span><text:span text:style-name="T1"> </text:span><text:span text:style-name="T52">ﮌ</text:span><text:span text:style-name="T1"> </text:span><text:span text:style-name="T52">ﮍ</text:span><text:span text:style-name="T1"> </text:span><text:span text:style-name="T52">ﮎ</text:span><text:span text:style-name="T1"> </text:span><text:span text:style-name="T52">ﮏ</text:span><text:span text:style-name="T1"> </text:span><text:span text:style-name="T52">ﮐ</text:span></text:p>
      <text:p text:style-name="P33"><text:span text:style-name="T1"><text:s/></text:span><text:span text:style-name="T52">ﮑ</text:span><text:span text:style-name="T1"> </text:span><text:span text:style-name="T52">ﮒ</text:span><text:span text:style-name="T1"> </text:span><text:span text:style-name="T52">ﮓ</text:span><text:span text:style-name="T1"> </text:span><text:span text:style-name="T52">ﮔ</text:span><text:span text:style-name="T1"> </text:span><text:span text:style-name="T52">ﮕ</text:span><text:span text:style-name="T1"> </text:span><text:span text:style-name="T52">ﮖ</text:span><text:span text:style-name="T1"> </text:span><text:span text:style-name="T52">ﮗ</text:span><text:span text:style-name="T1"> </text:span><text:span text:style-name="T52">ﮘ</text:span><text:span text:style-name="T1"> </text:span><text:span text:style-name="T52">ﮙ</text:span><text:span text:style-name="T1"> </text:span><text:span text:style-name="T52">ﮚ</text:span><text:span text:style-name="T1"> </text:span><text:span text:style-name="T52">ﮛ</text:span><text:span text:style-name="T1"> </text:span><text:span text:style-name="T52">ﮜ</text:span><text:span text:style-name="T1"> </text:span><text:span text:style-name="T52">ﮝ</text:span><text:span text:style-name="T1"> </text:span><text:span text:style-name="T52">ﮞ</text:span></text:p>
      <text:p text:style-name="P33"><text:span text:style-name="T52">ﮟ</text:span><text:span text:style-name="T1"> </text:span><text:span text:style-name="T52">ﮠ</text:span><text:span text:style-name="T1"> </text:span><text:span text:style-name="T52">ﮡ</text:span><text:span text:style-name="T1"> </text:span><text:span text:style-name="T52">ﮢ</text:span><text:span text:style-name="T1"> </text:span><text:span text:style-name="T52">ﮣ</text:span><text:span text:style-name="T1"> </text:span><text:span text:style-name="T52">ﮤ</text:span><text:span text:style-name="T1"> </text:span><text:span text:style-name="T52">ﮥ</text:span><text:span text:style-name="T1"> </text:span><text:span text:style-name="T52">ﮦ</text:span><text:span text:style-name="T1"> </text:span><text:span text:style-name="T52">ﮧ</text:span><text:span text:style-name="T1"> </text:span><text:span text:style-name="T52">ﮨ</text:span><text:span text:style-name="T1"> </text:span><text:span text:style-name="T52">ﮩ</text:span><text:span text:style-name="T1"> </text:span><text:span text:style-name="T52">ﮪ</text:span><text:span text:style-name="T1"> </text:span><text:span text:style-name="T52">ﮫ</text:span></text:p>
      <text:p text:style-name="P33"><text:span text:style-name="T1"><text:s/></text:span><text:span text:style-name="T52">ﮬ</text:span><text:span text:style-name="T1"> </text:span><text:span text:style-name="T52">ﮭ</text:span><text:span text:style-name="T1"> </text:span><text:span text:style-name="T52">ﮮ</text:span><text:span text:style-name="T1"> </text:span><text:span text:style-name="T52">ﮯ</text:span><text:span text:style-name="T1"> </text:span><text:span text:style-name="T52">ﮰ</text:span><text:span text:style-name="T1"> </text:span><text:span text:style-name="T52">ﮱ</text:span><text:span text:style-name="T1"> </text:span><text:span text:style-name="T52">ﯓ</text:span><text:span text:style-name="T1"> </text:span><text:span text:style-name="T52">ﯔ</text:span><text:span text:style-name="T1"> </text:span><text:span text:style-name="T52">ﯕ</text:span><text:span text:style-name="T1"> </text:span><text:span text:style-name="T52">ﯖ</text:span><text:span text:style-name="T1"> </text:span><text:span text:style-name="T52">ﯗ</text:span><text:span text:style-name="T1"> </text:span><text:span text:style-name="T52">ﯘ</text:span></text:p>
      <text:p text:style-name="P35"><text:span text:style-name="T52">ﯙ</text:span><text:span text:style-name="T1"> </text:span><text:span text:style-name="T52">ﯚ</text:span><text:span text:style-name="T1"> </text:span><text:span text:style-name="T52">ﯛ</text:span><text:span text:style-name="T1"> </text:span><text:span text:style-name="T52">ﯜ</text:span><text:span text:style-name="T1"> </text:span><text:span text:style-name="T52">ﯝ</text:span><text:span text:style-name="T1"> </text:span><text:span text:style-name="T52">ﯞ</text:span><text:span text:style-name="T1"> </text:span><text:span text:style-name="T52">ﯟ</text:span><text:span text:style-name="T1"> </text:span><text:span text:style-name="T52">ﯠ</text:span><text:span text:style-name="T1"> </text:span><text:span text:style-name="T52">ﯡ</text:span><text:span text:style-name="T1"> </text:span><text:span text:style-name="T52">ﯢ</text:span><text:span text:style-name="T26"> </text:span></text:p>
      <text:p text:style-name="P34"><text:span text:style-name="T1"><text:s/></text:span><text:span text:style-name="T52">ﯣ</text:span><text:span text:style-name="T1"> </text:span><text:span text:style-name="T52">ﯤ</text:span><text:span text:style-name="T1"> </text:span><text:span text:style-name="T52">ﯥ</text:span><text:span text:style-name="T1"> </text:span><text:span text:style-name="T52">ﯦ</text:span><text:span text:style-name="T1"> </text:span><text:span text:style-name="T52">ﯧ</text:span><text:span text:style-name="T1"> </text:span><text:span text:style-name="T52">ﯨ</text:span><text:span text:style-name="T1"> </text:span><text:span text:style-name="T52">ﯩ</text:span><text:span text:style-name="T1"> </text:span><text:span text:style-name="T52">ﯪ</text:span><text:span text:style-name="T1"> </text:span><text:span text:style-name="T52">ﯫ</text:span><text:span text:style-name="T1"> </text:span><text:span text:style-name="T52">ﯬ</text:span><text:span text:style-name="T1"> </text:span><text:span text:style-name="T52">ﯭ</text:span><text:span text:style-name="T1"> </text:span><text:span text:style-name="T52">ﯮ</text:span></text:p>
      <text:p text:style-name="P34"><text:span text:style-name="T1"><text:s/></text:span><text:span text:style-name="T52">ﯯ</text:span><text:span text:style-name="T1"> </text:span><text:span text:style-name="T52">ﯰ</text:span><text:span text:style-name="T1"> </text:span><text:span text:style-name="T52">ﯱ</text:span><text:span text:style-name="T1"> </text:span><text:span text:style-name="T52">ﯲ</text:span><text:span text:style-name="T1"> </text:span><text:span text:style-name="T52">ﯳ</text:span><text:span text:style-name="T1"> </text:span><text:span text:style-name="T52">ﯴ</text:span><text:span text:style-name="T1"> </text:span><text:span text:style-name="T52">ﯵ</text:span><text:span text:style-name="T1"> </text:span><text:span text:style-name="T52">ﯶ</text:span><text:span text:style-name="T1"> </text:span><text:span text:style-name="T52">ﯷ</text:span><text:span text:style-name="T1"> </text:span><text:span text:style-name="T52">ﯸ</text:span><text:span text:style-name="T1"> </text:span><text:span text:style-name="T52">ﯹ</text:span><text:span text:style-name="T1"> </text:span><text:span text:style-name="T52">ﯺ</text:span></text:p>
      <text:p text:style-name="P34"><text:span text:style-name="T1"><text:s/></text:span><text:span text:style-name="T52">ﯻ</text:span><text:span text:style-name="T1"> </text:span><text:span text:style-name="T52">ﯼ</text:span><text:span text:style-name="T1"> </text:span><text:span text:style-name="T52">ﯽ</text:span><text:span text:style-name="T1"> </text:span><text:span text:style-name="T52">ﯾ</text:span><text:span text:style-name="T1"> </text:span><text:span text:style-name="T52">ﯿ</text:span><text:span text:style-name="T1"> </text:span><text:span text:style-name="T52">ﰀ</text:span><text:span text:style-name="T1"> </text:span><text:span text:style-name="T52">ﰁ</text:span><text:span text:style-name="T1"> </text:span><text:span text:style-name="T52">ﰂ</text:span><text:span text:style-name="T1"> </text:span><text:span text:style-name="T52">ﰃ</text:span><text:span text:style-name="T1"> </text:span><text:span text:style-name="T52">ﰄ</text:span><text:span text:style-name="T1"> </text:span><text:span text:style-name="T52">ﰅ</text:span></text:p>
      <text:p text:style-name="P34"><text:span text:style-name="T1"><text:s/></text:span><text:span text:style-name="T52">ﰆ</text:span><text:span text:style-name="T1"> </text:span><text:span text:style-name="T52">ﰇ</text:span><text:span text:style-name="T1"> </text:span><text:span text:style-name="T52">ﰈ</text:span><text:span text:style-name="T1"> </text:span><text:span text:style-name="T52">ﰉ</text:span><text:span text:style-name="T1"> </text:span><text:span text:style-name="T52">ﰊ</text:span><text:span text:style-name="T1"> </text:span><text:span text:style-name="T52">ﰋ</text:span><text:span text:style-name="T1"> </text:span><text:span text:style-name="T52">ﰌ</text:span><text:span text:style-name="T1"> </text:span><text:span text:style-name="T52">ﰍ</text:span><text:span text:style-name="T1"> </text:span><text:span text:style-name="T52">ﰎ</text:span><text:span text:style-name="T1"> </text:span><text:span text:style-name="T52">ﰏ</text:span></text:p>
      <text:p text:style-name="P34"><text:span text:style-name="T1"><text:s/></text:span><text:span text:style-name="T52">ﰐ</text:span><text:span text:style-name="T1"> </text:span><text:span text:style-name="T52">ﰑ</text:span><text:span text:style-name="T1"> </text:span><text:span text:style-name="T52">ﰒ</text:span><text:span text:style-name="T1"> </text:span><text:span text:style-name="T52">ﰓ</text:span><text:span text:style-name="T1"> </text:span><text:span text:style-name="T52">ﰔ</text:span><text:span text:style-name="T1"> </text:span><text:span text:style-name="T52">ﰕ</text:span><text:span text:style-name="T1"> </text:span><text:span text:style-name="T52">ﰖ</text:span><text:span text:style-name="T1"> </text:span><text:span text:style-name="T52">ﰗ</text:span><text:span text:style-name="T1"> </text:span><text:span text:style-name="T52">ﰘ</text:span></text:p>
      <text:p text:style-name="P77">ﮌﯶ</text:p>
      <text:p text:style-name="P66">ﭔﭕﭖ</text:p>
      <text:p text:style-name="P36"><text:span text:style-name="T53">ﭑ</text:span><text:span text:style-name="T1"> </text:span><text:span text:style-name="T53">ﭒ</text:span><text:span text:style-name="T1"> </text:span><text:span text:style-name="T53">ﭓ</text:span><text:span text:style-name="T1"> </text:span><text:span text:style-name="T53">ﭔ</text:span><text:span text:style-name="T1"> </text:span><text:span text:style-name="T53">ﭕ</text:span><text:span text:style-name="T1"> </text:span><text:span text:style-name="T53">ﭖ</text:span><text:span text:style-name="T1"> </text:span><text:span text:style-name="T53">ﭗ</text:span><text:span text:style-name="T1"> </text:span><text:span text:style-name="T53">ﭘ</text:span><text:span text:style-name="T1"> </text:span><text:span text:style-name="T53">ﭙ</text:span><text:span text:style-name="T1"> </text:span><text:span text:style-name="T53">ﭚ</text:span><text:span text:style-name="T1"> </text:span><text:span text:style-name="T53">ﭛ</text:span><text:span text:style-name="T1"> </text:span><text:span text:style-name="T53">ﭜ</text:span><text:span text:style-name="T1"> </text:span><text:span text:style-name="T53">ﭝ</text:span></text:p>
      <text:p text:style-name="P36"><text:span text:style-name="T1"><text:s/></text:span><text:span text:style-name="T53">ﭞ</text:span><text:span text:style-name="T1"> </text:span><text:span text:style-name="T53">ﭟ</text:span><text:span text:style-name="T1"> </text:span><text:span text:style-name="T53">ﭠ</text:span><text:span text:style-name="T1"> </text:span><text:span text:style-name="T53">ﭡ</text:span><text:span text:style-name="T1"> </text:span><text:span text:style-name="T53">ﭢ</text:span><text:span text:style-name="T1"> </text:span><text:span text:style-name="T53">ﭣ</text:span><text:span text:style-name="T1"> </text:span><text:span text:style-name="T53">ﭤ</text:span><text:span text:style-name="T1"> </text:span><text:span text:style-name="T53">ﭥ</text:span><text:span text:style-name="T1"> </text:span><text:span text:style-name="T53">ﭦ</text:span><text:span text:style-name="T1"> </text:span><text:span text:style-name="T53">ﭧ</text:span><text:span text:style-name="T1"> </text:span><text:span text:style-name="T53">ﭨ</text:span><text:span text:style-name="T1"> </text:span><text:span text:style-name="T53">ﭩ</text:span></text:p>
      <text:p text:style-name="P36"><text:span text:style-name="T1"><text:s/></text:span><text:span text:style-name="T53">ﭪ</text:span><text:span text:style-name="T1"> </text:span><text:span text:style-name="T53">ﭫ</text:span><text:span text:style-name="T1"> </text:span><text:span text:style-name="T53">ﭬ</text:span><text:span text:style-name="T1"> </text:span><text:span text:style-name="T53">ﭭ</text:span><text:span text:style-name="T1"> </text:span><text:span text:style-name="T53">ﭮ</text:span><text:span text:style-name="T1"> </text:span><text:span text:style-name="T53">ﭯ</text:span><text:span text:style-name="T1"> </text:span><text:span text:style-name="T53">ﭰ</text:span><text:span text:style-name="T1"> </text:span><text:span text:style-name="T53">ﭱ</text:span><text:span text:style-name="T1"> </text:span><text:span text:style-name="T53">ﭲ</text:span><text:span text:style-name="T1"> </text:span><text:span text:style-name="T53">ﭳ</text:span><text:span text:style-name="T1"> </text:span><text:span text:style-name="T53">ﭴ</text:span><text:span text:style-name="T1"> </text:span><text:span text:style-name="T53">ﭵ</text:span><text:span text:style-name="T1"> </text:span><text:span text:style-name="T53">ﭶ</text:span><text:span text:style-name="T1"> </text:span><text:span text:style-name="T53">ﭷ</text:span></text:p>
      <text:p text:style-name="P36"><text:span text:style-name="T1"><text:s/></text:span><text:span text:style-name="T53">ﭸ</text:span><text:span text:style-name="T1"> </text:span><text:span text:style-name="T53">ﭹ</text:span><text:span text:style-name="T1"> </text:span><text:span text:style-name="T53">ﭺ</text:span><text:span text:style-name="T1"> </text:span><text:span text:style-name="T53">ﭻ</text:span><text:span text:style-name="T1"> </text:span><text:span text:style-name="T53">ﭼ</text:span><text:span text:style-name="T1"> </text:span><text:span text:style-name="T53">ﭽ</text:span><text:span text:style-name="T1"> </text:span><text:span text:style-name="T53">ﭾ</text:span><text:span text:style-name="T1"> </text:span><text:span text:style-name="T53">ﭿ</text:span><text:span text:style-name="T1"> </text:span><text:span text:style-name="T53">ﮀ</text:span><text:span text:style-name="T1"> </text:span><text:span text:style-name="T53">ﮁ</text:span><text:span text:style-name="T1"> </text:span><text:span text:style-name="T53">ﮂ</text:span></text:p>
      <text:p text:style-name="P36"><text:span text:style-name="T1"><text:s/></text:span><text:span text:style-name="T53">ﮃ</text:span><text:span text:style-name="T1"> </text:span><text:span text:style-name="T53">ﮄ</text:span><text:span text:style-name="T1"> </text:span><text:span text:style-name="T53">ﮅ</text:span><text:span text:style-name="T1"> </text:span><text:span text:style-name="T53">ﮆ</text:span><text:span text:style-name="T1"> </text:span><text:span text:style-name="T53">ﮇ</text:span><text:span text:style-name="T1"> </text:span><text:span text:style-name="T53">ﮈ</text:span><text:span text:style-name="T1"> </text:span><text:span text:style-name="T53">ﮉ</text:span><text:span text:style-name="T1"> </text:span><text:span text:style-name="T53">ﮊ</text:span><text:span text:style-name="T1"> </text:span><text:span text:style-name="T53">ﮋ</text:span><text:span text:style-name="T1"> </text:span><text:span text:style-name="T53">ﮌ</text:span><text:span text:style-name="T1"> </text:span><text:span text:style-name="T53">ﮍ</text:span></text:p>
      <text:p text:style-name="P36"><text:span text:style-name="T1"><text:s/></text:span><text:span text:style-name="T53">ﮎ</text:span><text:span text:style-name="T1"> </text:span><text:span text:style-name="T53">ﮏ</text:span><text:span text:style-name="T1"> </text:span><text:span text:style-name="T53">ﮐ</text:span><text:span text:style-name="T1"> </text:span><text:span text:style-name="T53">ﮑ</text:span><text:span text:style-name="T1"> </text:span><text:span text:style-name="T53">ﮒ</text:span><text:span text:style-name="T1"> </text:span><text:span text:style-name="T53">ﮓ</text:span><text:span text:style-name="T1"> </text:span><text:span text:style-name="T53">ﮔ</text:span><text:span text:style-name="T1"> </text:span><text:span text:style-name="T53">ﮕ</text:span><text:span text:style-name="T1"> </text:span><text:span text:style-name="T53">ﮖ</text:span></text:p>
      <text:p text:style-name="P36"><text:span text:style-name="T1"><text:s/></text:span><text:span text:style-name="T53">ﮗ</text:span><text:span text:style-name="T1"> </text:span><text:span text:style-name="T53">ﮘ</text:span><text:span text:style-name="T1"> </text:span><text:span text:style-name="T53">ﮙ</text:span><text:span text:style-name="T1"> </text:span><text:span text:style-name="T53">ﮚ</text:span><text:span text:style-name="T1"> </text:span><text:span text:style-name="T53">ﮛ</text:span><text:span text:style-name="T1"> </text:span><text:span text:style-name="T53">ﮜ</text:span><text:span text:style-name="T1"> </text:span><text:span text:style-name="T53">ﮝ</text:span><text:span text:style-name="T1"> </text:span><text:span text:style-name="T53">ﮞ</text:span><text:span text:style-name="T1"> </text:span><text:span text:style-name="T53">ﮟ</text:span><text:span text:style-name="T1"> </text:span><text:span text:style-name="T53">ﮠ</text:span></text:p>
      <text:p text:style-name="P36"><text:span text:style-name="T1"><text:s/></text:span><text:span text:style-name="T53">ﮡ</text:span><text:span text:style-name="T1"> </text:span><text:span text:style-name="T53">ﮢ</text:span><text:span text:style-name="T1"> </text:span><text:span text:style-name="T53">ﮣ</text:span><text:span text:style-name="T1"> </text:span><text:span text:style-name="T53">ﮤ</text:span><text:span text:style-name="T1"> </text:span><text:span text:style-name="T53">ﮥ</text:span><text:span text:style-name="T1"> </text:span><text:span text:style-name="T53">ﮦ</text:span><text:span text:style-name="T1"> </text:span><text:span text:style-name="T53">ﮧ</text:span><text:span text:style-name="T1"> </text:span><text:span text:style-name="T53">ﮨ</text:span><text:span text:style-name="T1"> </text:span><text:span text:style-name="T53">ﮩ</text:span><text:span text:style-name="T1"> </text:span><text:span text:style-name="T53">ﮪ</text:span></text:p>
      <text:p text:style-name="P36"><text:span text:style-name="T1"><text:s/></text:span><text:span text:style-name="T53">ﮫ</text:span><text:span text:style-name="T1"> </text:span><text:span text:style-name="T53">ﮬ</text:span><text:span text:style-name="T1"> </text:span><text:span text:style-name="T53">ﮭ</text:span><text:span text:style-name="T1"> </text:span><text:span text:style-name="T53">ﮮ</text:span><text:span text:style-name="T1"> </text:span><text:span text:style-name="T53">ﮯ</text:span><text:span text:style-name="T1"> </text:span><text:span text:style-name="T53">ﮰ</text:span><text:span text:style-name="T1"> </text:span><text:span text:style-name="T53">ﮱ</text:span><text:span text:style-name="T1"> </text:span><text:span text:style-name="T53">ﯓ</text:span><text:span text:style-name="T1"> </text:span><text:span text:style-name="T53">ﯔ</text:span><text:span text:style-name="T1"> </text:span><text:span text:style-name="T53">ﯕ</text:span></text:p>
      <text:p text:style-name="P36"><text:span text:style-name="T1"><text:s/></text:span><text:span text:style-name="T53">ﯖ</text:span><text:span text:style-name="T1"> </text:span><text:span text:style-name="T53">ﯗ</text:span><text:span text:style-name="T1"> </text:span><text:span text:style-name="T53">ﯘ</text:span><text:span text:style-name="T1"> </text:span><text:span text:style-name="T53">ﯙ</text:span><text:span text:style-name="T1"> </text:span><text:span text:style-name="T53">ﯚ</text:span><text:span text:style-name="T1"> </text:span><text:span text:style-name="T53">ﯛ</text:span><text:span text:style-name="T1"> </text:span><text:span text:style-name="T53">ﯜ</text:span><text:span text:style-name="T1"> </text:span><text:span text:style-name="T53">ﯝ</text:span><text:span text:style-name="T1"> </text:span><text:span text:style-name="T53">ﯞ</text:span><text:span text:style-name="T1"> </text:span><text:span text:style-name="T53">ﯟ</text:span></text:p>
      <text:p text:style-name="P36"><text:span text:style-name="T53">ﯠ</text:span><text:span text:style-name="T1"> </text:span><text:span text:style-name="T53">ﯡ</text:span><text:span text:style-name="T1"> </text:span><text:span text:style-name="T53">ﯢ</text:span><text:span text:style-name="T1"> </text:span><text:span text:style-name="T53">ﯣ</text:span><text:span text:style-name="T1"> </text:span><text:span text:style-name="T53">ﯤ</text:span><text:span text:style-name="T1"> </text:span><text:span text:style-name="T53">ﯥ</text:span><text:span text:style-name="T1"> </text:span><text:span text:style-name="T53">ﯦ</text:span><text:span text:style-name="T1"> </text:span><text:span text:style-name="T53">ﯧ</text:span><text:span text:style-name="T1"> </text:span><text:span text:style-name="T53">ﯨ</text:span></text:p>
      <text:p text:style-name="P36"><text:span text:style-name="T1"><text:s/></text:span><text:span text:style-name="T53">ﯩ</text:span><text:span text:style-name="T1"> </text:span><text:span text:style-name="T53">ﯪ</text:span><text:span text:style-name="T1"> </text:span><text:span text:style-name="T53">ﯫ</text:span><text:span text:style-name="T1"> </text:span><text:span text:style-name="T53">ﯬ</text:span><text:span text:style-name="T1"> </text:span><text:span text:style-name="T53">ﯭ</text:span><text:span text:style-name="T1"> </text:span><text:span text:style-name="T53">ﯮ</text:span><text:span text:style-name="T1"> </text:span><text:span text:style-name="T53">ﯯﯰ</text:span><text:span text:style-name="T1"> </text:span><text:span text:style-name="T53">ﯱ</text:span><text:span text:style-name="T1"> </text:span><text:span text:style-name="T53">ﯲ</text:span><text:span text:style-name="T1"> </text:span><text:span text:style-name="T53">ﯳ</text:span></text:p>
      <text:p text:style-name="P36"><text:span text:style-name="T1"><text:s/></text:span><text:span text:style-name="T53">ﯴ</text:span><text:span text:style-name="T1"> </text:span><text:span text:style-name="T53">ﯵ</text:span><text:span text:style-name="T1"> </text:span><text:span text:style-name="T53">ﯶ</text:span><text:span text:style-name="T1"> </text:span><text:span text:style-name="T53">ﯷﯸ</text:span><text:span text:style-name="T1"> </text:span><text:span text:style-name="T53">ﯹ</text:span><text:span text:style-name="T1"> </text:span><text:span text:style-name="T53">ﯺ</text:span><text:span text:style-name="T1"> </text:span><text:span text:style-name="T53">ﯻ</text:span><text:span text:style-name="T1"> </text:span><text:span text:style-name="T53">ﯼ</text:span><text:span text:style-name="T1"> </text:span><text:span text:style-name="T53">ﯽ</text:span><text:span text:style-name="T1"> </text:span><text:span text:style-name="T53">ﯾ</text:span><text:span text:style-name="T1"> </text:span><text:span text:style-name="T53">ﯿ</text:span></text:p>
      <text:p text:style-name="P78"><text:span text:style-name="T57">ﭑ</text:span><text:span text:style-name="T1"> </text:span><text:span text:style-name="T54">ﭒ</text:span><text:span text:style-name="T1"> </text:span><text:span text:style-name="T54">ﭓ</text:span><text:span text:style-name="T1"> </text:span><text:span text:style-name="T54">ﭔ</text:span><text:span text:style-name="T1"> </text:span><text:span text:style-name="T54">ﭕ</text:span><text:span text:style-name="T1"> </text:span><text:span text:style-name="T54">ﭖ</text:span><text:span text:style-name="T1"> </text:span><text:span text:style-name="T54">ﭗ</text:span><text:span text:style-name="T1"> </text:span><text:span text:style-name="T54">ﭘ</text:span><text:span text:style-name="T1"> </text:span><text:span text:style-name="T54">ﭙ</text:span><text:span text:style-name="T1"> </text:span><text:span text:style-name="T54">ﭚ</text:span><text:span text:style-name="T1"> </text:span><text:span text:style-name="T54">ﭛ</text:span><text:span text:style-name="T1"> </text:span><text:span text:style-name="T54">ﭜ</text:span><text:span text:style-name="T1"> </text:span><text:span text:style-name="T54">ﭝ</text:span></text:p>
      <text:p text:style-name="P38"><text:span text:style-name="T1"><text:s/></text:span><text:span text:style-name="T54">ﭞ</text:span><text:span text:style-name="T1"> </text:span><text:span text:style-name="T54">ﭟ</text:span><text:span text:style-name="T1"> </text:span><text:span text:style-name="T54">ﭠﭡ</text:span><text:span text:style-name="T1"> </text:span><text:span text:style-name="T54">ﭢ</text:span><text:span text:style-name="T1"> </text:span><text:span text:style-name="T54">ﭣ</text:span><text:span text:style-name="T1"> </text:span><text:span text:style-name="T54">ﭤ</text:span><text:span text:style-name="T1"> </text:span><text:span text:style-name="T54">ﭥﭦ</text:span><text:span text:style-name="T1"> </text:span><text:span text:style-name="T54">ﭧ</text:span><text:span text:style-name="T1"> </text:span><text:span text:style-name="T54">ﭨ</text:span><text:span text:style-name="T1"> </text:span><text:span text:style-name="T54">ﭩ</text:span><text:span text:style-name="T1"> </text:span><text:span text:style-name="T54">ﭪ</text:span><text:span text:style-name="T1"> </text:span><text:span text:style-name="T54">ﭫ</text:span></text:p>
      <text:p text:style-name="P38"><text:span text:style-name="T1"><text:s/></text:span><text:span text:style-name="T54">ﭬﭭ</text:span><text:span text:style-name="T1"> </text:span><text:span text:style-name="T54">ﭮ</text:span><text:span text:style-name="T1"> </text:span><text:span text:style-name="T54">ﭯ</text:span><text:span text:style-name="T1"> </text:span><text:span text:style-name="T54">ﭰ</text:span><text:span text:style-name="T1"> </text:span><text:span text:style-name="T54">ﭱ</text:span><text:span text:style-name="T1"> </text:span><text:span text:style-name="T54">ﭲﭳ</text:span><text:span text:style-name="T1"> </text:span><text:span text:style-name="T54">ﭴ</text:span><text:span text:style-name="T1"> </text:span><text:span text:style-name="T54">ﭵ</text:span><text:span text:style-name="T1"> </text:span><text:span text:style-name="T54">ﭶ</text:span><text:span text:style-name="T1"> </text:span><text:span text:style-name="T54">ﭷ</text:span><text:span text:style-name="T1"> </text:span><text:span text:style-name="T54">ﭸﭹ</text:span></text:p>
      <text:p text:style-name="P38"><text:span text:style-name="T1"><text:s/></text:span><text:span text:style-name="T54">ﭺ</text:span><text:span text:style-name="T1"> </text:span><text:span text:style-name="T54">ﭻ</text:span><text:span text:style-name="T1"> </text:span><text:span text:style-name="T54">ﭼ</text:span><text:span text:style-name="T1"> </text:span><text:span text:style-name="T54">ﭽ</text:span><text:span text:style-name="T1"> </text:span><text:span text:style-name="T54">ﭾ</text:span><text:span text:style-name="T1"> </text:span><text:span text:style-name="T54">ﭿ</text:span><text:span text:style-name="T1"> </text:span><text:span text:style-name="T54">ﮀ</text:span><text:span text:style-name="T1"> </text:span><text:span text:style-name="T54">ﮁﮂ</text:span><text:span text:style-name="T1"> </text:span><text:span text:style-name="T54">ﮃ</text:span></text:p>
      <text:p text:style-name="P38"><text:span text:style-name="T1"><text:s/></text:span><text:span text:style-name="T54">ﮄ</text:span><text:span text:style-name="T1"> </text:span><text:span text:style-name="T54">ﮅ</text:span><text:span text:style-name="T1"> </text:span><text:span text:style-name="T54">ﮆ</text:span><text:span text:style-name="T1"> </text:span><text:span text:style-name="T54">ﮇﮈ</text:span><text:span text:style-name="T1"> </text:span><text:span text:style-name="T54">ﮉ</text:span><text:span text:style-name="T1"> </text:span><text:span text:style-name="T54">ﮊ</text:span><text:span text:style-name="T1"> </text:span><text:span text:style-name="T54">ﮋ</text:span><text:span text:style-name="T1"> </text:span><text:span text:style-name="T54">ﮌﮍ</text:span><text:span text:style-name="T1"> </text:span><text:span text:style-name="T54">ﮎ</text:span><text:span text:style-name="T1"> </text:span><text:span text:style-name="T54">ﮏ</text:span><text:span text:style-name="T1"> </text:span><text:span text:style-name="T54">ﮐ</text:span></text:p>
      <text:p text:style-name="P38"><text:span text:style-name="T1"><text:s/></text:span><text:span text:style-name="T54">ﮑ</text:span><text:span text:style-name="T1"> </text:span><text:span text:style-name="T54">ﮒ</text:span><text:span text:style-name="T1"> </text:span><text:span text:style-name="T54">ﮓ</text:span><text:span text:style-name="T1"> </text:span><text:span text:style-name="T54">ﮔﮕﮖﮗﮘﮙﮚﮛ</text:span><text:span text:style-name="T1"> </text:span><text:span text:style-name="T54">ﮜ</text:span></text:p>
      <text:p text:style-name="P38"><text:span text:style-name="T56">ﮝ</text:span><text:span text:style-name="T21"> </text:span><text:span text:style-name="T56">ﮞ</text:span><text:span text:style-name="T21"> </text:span><text:span text:style-name="T56">ﮟ</text:span><text:span text:style-name="T21"> </text:span><text:span text:style-name="T56">ﮠ</text:span><text:span text:style-name="T21"> </text:span><text:span text:style-name="T56">ﮡ</text:span><text:span text:style-name="T21"> </text:span><text:span text:style-name="T56">ﮢﮣ</text:span><text:span text:style-name="T21"> </text:span><text:span text:style-name="T56">ﮤ</text:span><text:span text:style-name="T21"> </text:span><text:span text:style-name="T56">ﮥﮦ</text:span><text:span text:style-name="T21"> </text:span><text:span text:style-name="T56">ﮧ</text:span><text:span text:style-name="T21"> </text:span><text:span text:style-name="T56">ﮨ</text:span><text:span text:style-name="T21"> </text:span><text:span text:style-name="T56">ﮩ</text:span><text:span text:style-name="T21"> </text:span><text:span text:style-name="T56">ﮪ</text:span><text:span text:style-name="T21"> </text:span><text:span text:style-name="T56">ﮫ</text:span></text:p>
      <text:p text:style-name="P67">ﮌﯷ</text:p>
      <text:p text:style-name="P67">ﭔﭕﭖ</text:p>
      <text:p text:style-name="P37"><text:span text:style-name="T55">ﮬ</text:span><text:span text:style-name="T24"> </text:span><text:span text:style-name="T55">ﮭ</text:span><text:span text:style-name="T24"> </text:span><text:span text:style-name="T55">ﮮ</text:span><text:span text:style-name="T24"> </text:span><text:span text:style-name="T55">ﮯ</text:span><text:span text:style-name="T24"> </text:span><text:span text:style-name="T55">ﮰ</text:span><text:span text:style-name="T24"> </text:span><text:span text:style-name="T55">ﮱ</text:span><text:span text:style-name="T24"> </text:span><text:span text:style-name="T55">ﯓ</text:span><text:span text:style-name="T24"> </text:span><text:span text:style-name="T55">ﯔ</text:span><text:span text:style-name="T24"> </text:span><text:span text:style-name="T55">ﯕ</text:span><text:span text:style-name="T24"> </text:span><text:span text:style-name="T55">ﯖ</text:span><text:span text:style-name="T24"> </text:span><text:span text:style-name="T55">ﯗ</text:span><text:span text:style-name="T24"> </text:span><text:span text:style-name="T55">ﯘ</text:span></text:p>
      <text:p text:style-name="P37"><text:span text:style-name="T24"><text:s/></text:span><text:span text:style-name="T55">ﯙ</text:span><text:span text:style-name="T24"> </text:span><text:span text:style-name="T55">ﯚ</text:span><text:span text:style-name="T24"> </text:span><text:span text:style-name="T55">ﯛ</text:span><text:span text:style-name="T24"> </text:span><text:span text:style-name="T55">ﯜ</text:span><text:span text:style-name="T24"> </text:span><text:span text:style-name="T55">ﯝ</text:span><text:span text:style-name="T24"> </text:span><text:span text:style-name="T55">ﯞ</text:span><text:span text:style-name="T24"> </text:span><text:span text:style-name="T55">ﯟ</text:span><text:span text:style-name="T24"> </text:span><text:span text:style-name="T55">ﯠ</text:span><text:span text:style-name="T24"> </text:span><text:span text:style-name="T55">ﯡ</text:span><text:span text:style-name="T24"> </text:span><text:span text:style-name="T55">ﯢ</text:span></text:p>
      <text:p text:style-name="P37"><text:span text:style-name="T24"><text:s/></text:span><text:span text:style-name="T55">ﯣ</text:span><text:span text:style-name="T24"> </text:span><text:span text:style-name="T55">ﯤ</text:span><text:span text:style-name="T24"> </text:span><text:span text:style-name="T55">ﯥ</text:span><text:span text:style-name="T24"> </text:span><text:span text:style-name="T55">ﯦ</text:span><text:span text:style-name="T24"> </text:span><text:span text:style-name="T55">ﯧ</text:span><text:span text:style-name="T24"> </text:span><text:span text:style-name="T55">ﯨ</text:span><text:span text:style-name="T24"> </text:span><text:span text:style-name="T55">ﯩ</text:span><text:span text:style-name="T24"> </text:span><text:span text:style-name="T55">ﯪ</text:span><text:span text:style-name="T24"> </text:span><text:span text:style-name="T55">ﯫ</text:span><text:span text:style-name="T24"> </text:span><text:span text:style-name="T55">ﯬ</text:span><text:span text:style-name="T24"> </text:span><text:span text:style-name="T55">ﯭ</text:span><text:span text:style-name="T24"> </text:span><text:span text:style-name="T55">ﯮ</text:span></text:p>
      <text:p text:style-name="P37"><text:span text:style-name="T55">ﯯ</text:span><text:span text:style-name="T24"> </text:span><text:span text:style-name="T55">ﯰ</text:span><text:span text:style-name="T24"> </text:span><text:span text:style-name="T55">ﯱ</text:span><text:span text:style-name="T24"> </text:span><text:span text:style-name="T55">ﯲ</text:span><text:span text:style-name="T24"> </text:span><text:span text:style-name="T55">ﯳ</text:span><text:span text:style-name="T24"> </text:span><text:span text:style-name="T55">ﯴ</text:span><text:span text:style-name="T24"> </text:span><text:span text:style-name="T55">ﯵ</text:span><text:span text:style-name="T24"> </text:span><text:span text:style-name="T55">ﯶ</text:span><text:span text:style-name="T24"> </text:span><text:span text:style-name="T55">ﯷ</text:span><text:span text:style-name="T24"> </text:span><text:span text:style-name="T55">ﯸ</text:span><text:span text:style-name="T24"> </text:span><text:span text:style-name="T55">ﯹ</text:span></text:p>
      <text:p text:style-name="P37"><text:span text:style-name="T24"><text:s/></text:span><text:span text:style-name="T55">ﯺ</text:span><text:span text:style-name="T24"> </text:span><text:span text:style-name="T55">ﯻ</text:span><text:span text:style-name="T24"> </text:span><text:span text:style-name="T55">ﯼ</text:span><text:span text:style-name="T24"> </text:span><text:span text:style-name="T55">ﯽ</text:span><text:span text:style-name="T24"> </text:span><text:span text:style-name="T55">ﯾ</text:span><text:span text:style-name="T24"> </text:span><text:span text:style-name="T55">ﯿ</text:span><text:span text:style-name="T24"> </text:span><text:span text:style-name="T55">ﰀ</text:span><text:span text:style-name="T24"> </text:span><text:span text:style-name="T55">ﰁ</text:span><text:span text:style-name="T24"> </text:span><text:span text:style-name="T55">ﰂ</text:span><text:span text:style-name="T24"> </text:span><text:span text:style-name="T55">ﰃ</text:span><text:span text:style-name="T24"> </text:span><text:span text:style-name="T55">ﰄ</text:span></text:p>
      <text:p text:style-name="P37"><text:span text:style-name="T24"><text:s/></text:span><text:span text:style-name="T55">ﰅ</text:span><text:span text:style-name="T24"> </text:span><text:span text:style-name="T55">ﰆ</text:span><text:span text:style-name="T24"> </text:span><text:span text:style-name="T55">ﰇ</text:span><text:span text:style-name="T24"> </text:span><text:span text:style-name="T55">ﰈﰉ</text:span><text:span text:style-name="T24"> </text:span><text:span text:style-name="T55">ﰊ</text:span><text:span text:style-name="T24"> </text:span><text:span text:style-name="T55">ﰋ</text:span><text:span text:style-name="T24"> </text:span><text:span text:style-name="T55">ﰌ</text:span><text:span text:style-name="T24"> </text:span><text:span text:style-name="T55">ﰍ</text:span><text:span text:style-name="T24"> </text:span><text:span text:style-name="T55">ﰎ</text:span><text:span text:style-name="T24"> </text:span><text:span text:style-name="T55">ﰏ</text:span><text:span text:style-name="T24"> </text:span><text:span text:style-name="T55">ﰐ</text:span><text:span text:style-name="T24"> </text:span><text:span text:style-name="T55">ﰑ</text:span><text:span text:style-name="T1"> </text:span></text:p>
      <text:p text:style-name="P9"><text:span text:style-name="T57">ﭑ</text:span><text:span text:style-name="T1"> </text:span><text:span text:style-name="T57">ﭒ</text:span><text:span text:style-name="T1"> </text:span><text:span text:style-name="T57">ﭓ</text:span><text:span text:style-name="T1"> </text:span><text:span text:style-name="T57">ﭔ</text:span><text:span text:style-name="T1"> </text:span><text:span text:style-name="T57">ﭕ</text:span><text:span text:style-name="T1"> </text:span><text:span text:style-name="T57">ﭖ</text:span><text:span text:style-name="T1"> </text:span><text:span text:style-name="T57">ﭗ</text:span><text:span text:style-name="T1"> </text:span><text:span text:style-name="T57">ﭘ</text:span><text:span text:style-name="T1"> </text:span><text:span text:style-name="T57">ﭙ</text:span><text:span text:style-name="T1"> </text:span><text:span text:style-name="T57">ﭚ</text:span><text:span text:style-name="T1"> </text:span><text:span text:style-name="T57">ﭛ</text:span><text:span text:style-name="T1"> </text:span><text:span text:style-name="T57">ﭜ</text:span><text:span text:style-name="T1"> </text:span><text:span text:style-name="T57">ﭝ</text:span><text:span text:style-name="T1"> </text:span><text:span text:style-name="T57">ﭞ</text:span><text:span text:style-name="T1"> </text:span><text:span text:style-name="T57">ﭟ</text:span></text:p>
      <text:p text:style-name="P37"><text:span text:style-name="T57">ﭠ</text:span><text:span text:style-name="T1"> </text:span><text:span text:style-name="T57">ﭡ</text:span><text:span text:style-name="T1"> </text:span><text:span text:style-name="T57">ﭢ</text:span><text:span text:style-name="T1"> </text:span><text:span text:style-name="T57">ﭣ</text:span><text:span text:style-name="T1"> </text:span><text:span text:style-name="T57">ﭤ</text:span><text:span text:style-name="T1"> </text:span><text:span text:style-name="T57">ﭥ</text:span><text:span text:style-name="T1"> </text:span><text:span text:style-name="T57">ﭦ</text:span><text:span text:style-name="T1"> </text:span><text:span text:style-name="T57">ﭧ</text:span><text:span text:style-name="T1"> <text:s/></text:span><text:span text:style-name="T57">ﭨ</text:span><text:span text:style-name="T1"> </text:span><text:span text:style-name="T57">ﭩ</text:span><text:span text:style-name="T1"> </text:span><text:span text:style-name="T57">ﭪ</text:span><text:span text:style-name="T1"> </text:span><text:span text:style-name="T57">ﭫ</text:span><text:span text:style-name="T1"> </text:span><text:span text:style-name="T57">ﭬ</text:span><text:span text:style-name="T1"> </text:span><text:span text:style-name="T57">ﭭ</text:span></text:p>
      <text:p text:style-name="P37"><text:span text:style-name="T1"><text:s/></text:span><text:span text:style-name="T57">ﭮ</text:span><text:span text:style-name="T1"> </text:span><text:span text:style-name="T57">ﭯ</text:span><text:span text:style-name="T1"> </text:span><text:span text:style-name="T57">ﭰ</text:span><text:span text:style-name="T1"> </text:span><text:span text:style-name="T57">ﭱ</text:span><text:span text:style-name="T1"> </text:span><text:span text:style-name="T57">ﭲ</text:span><text:span text:style-name="T1"> </text:span><text:span text:style-name="T57">ﭳ</text:span><text:span text:style-name="T1"> </text:span><text:span text:style-name="T57">ﭴ</text:span><text:span text:style-name="T1"> </text:span><text:span text:style-name="T57">ﭵ</text:span><text:span text:style-name="T1"> </text:span><text:span text:style-name="T57">ﭶ</text:span><text:span text:style-name="T1"> </text:span><text:span text:style-name="T57">ﭷ</text:span><text:span text:style-name="T1"> </text:span><text:span text:style-name="T57">ﭸ</text:span><text:span text:style-name="T1"> </text:span><text:span text:style-name="T57">ﭹ</text:span><text:span text:style-name="T1"> </text:span><text:span text:style-name="T57">ﭺ</text:span></text:p>
      <text:p text:style-name="P37"><text:span text:style-name="T1"><text:s/></text:span><text:span text:style-name="T57">ﭻ</text:span><text:span text:style-name="T1"> </text:span><text:span text:style-name="T57">ﭼ</text:span><text:span text:style-name="T1"> </text:span><text:span text:style-name="T57">ﭽ</text:span><text:span text:style-name="T1"> </text:span><text:span text:style-name="T57">ﭾ</text:span><text:span text:style-name="T1"> </text:span><text:span text:style-name="T57">ﭿ</text:span><text:span text:style-name="T1"> </text:span><text:span text:style-name="T57">ﮀ</text:span><text:span text:style-name="T1"> </text:span><text:span text:style-name="T57">ﮁ</text:span><text:span text:style-name="T1"> </text:span><text:span text:style-name="T57">ﮂ</text:span><text:span text:style-name="T1"> </text:span><text:span text:style-name="T57">ﮃ</text:span><text:span text:style-name="T1"> </text:span><text:span text:style-name="T57">ﮄ</text:span><text:span text:style-name="T1"> </text:span><text:span text:style-name="T57">ﮅ</text:span><text:span text:style-name="T1"> </text:span><text:span text:style-name="T57">ﮆ</text:span><text:span text:style-name="T1"> </text:span><text:span text:style-name="T57">ﮇ</text:span><text:span text:style-name="T1"> </text:span><text:span text:style-name="T57">ﮈ</text:span></text:p>
      <text:p text:style-name="P37"><text:span text:style-name="T20"><text:s/></text:span><text:span text:style-name="T58">ﮉ</text:span><text:span text:style-name="T20"> </text:span><text:span text:style-name="T58">ﮊ</text:span><text:span text:style-name="T20"> </text:span><text:span text:style-name="T58">ﮋ</text:span><text:span text:style-name="T20"> </text:span><text:span text:style-name="T58">ﮌ</text:span><text:span text:style-name="T20"> </text:span><text:span text:style-name="T58">ﮍ</text:span><text:span text:style-name="T20"> </text:span><text:span text:style-name="T58">ﮎ</text:span><text:span text:style-name="T20"> </text:span><text:span text:style-name="T58">ﮏﮐ</text:span><text:span text:style-name="T20"> </text:span><text:span text:style-name="T58">ﮑ</text:span><text:span text:style-name="T20"> </text:span><text:span text:style-name="T58">ﮒ</text:span><text:span text:style-name="T20"> </text:span><text:span text:style-name="T58">ﮓ</text:span><text:span text:style-name="T20"> </text:span><text:span text:style-name="T58">ﮔ</text:span><text:span text:style-name="T20"> </text:span><text:span text:style-name="T58">ﮕ</text:span></text:p>
      <text:p text:style-name="P37"><text:span text:style-name="T1"><text:s/></text:span><text:span text:style-name="T58">ﮖ</text:span><text:span text:style-name="T20"> </text:span><text:span text:style-name="T58">ﮗ</text:span><text:span text:style-name="T20"> </text:span><text:span text:style-name="T58">ﮘ</text:span><text:span text:style-name="T20"> </text:span><text:span text:style-name="T58">ﮙ</text:span><text:span text:style-name="T20"> </text:span><text:span text:style-name="T58">ﮚ</text:span><text:span text:style-name="T20"> </text:span><text:span text:style-name="T58">ﮛ</text:span><text:span text:style-name="T20"> </text:span><text:span text:style-name="T58">ﮜ</text:span><text:span text:style-name="T20"> </text:span><text:span text:style-name="T58">ﮝ</text:span><text:span text:style-name="T20"> </text:span><text:span text:style-name="T58">ﮞ</text:span><text:span text:style-name="T20"> </text:span><text:span text:style-name="T58">ﮟ</text:span></text:p>
      <text:p text:style-name="P59"><text:span text:style-name="T57">ﮡ</text:span><text:span text:style-name="T1"> </text:span><text:span text:style-name="T57">ﮢ</text:span><text:span text:style-name="T1"> </text:span><text:span text:style-name="T57">ﮣ</text:span><text:span text:style-name="T1"> </text:span><text:span text:style-name="T57">ﮤ</text:span><text:span text:style-name="T1"> </text:span><text:span text:style-name="T57">ﮥ</text:span><text:span text:style-name="T1"> </text:span><text:span text:style-name="T57">ﮦﮧ</text:span><text:span text:style-name="T1"> </text:span><text:span text:style-name="T57">ﮨ</text:span><text:span text:style-name="T1"> </text:span><text:span text:style-name="T57">ﮩ</text:span><text:span text:style-name="T1"> </text:span><text:span text:style-name="T57">ﮪ</text:span><text:span text:style-name="T1"> </text:span><text:span text:style-name="T57">ﮫ</text:span><text:span text:style-name="T1"> </text:span><text:span text:style-name="T57">ﮬ</text:span></text:p>
      <text:p text:style-name="P37"><text:span text:style-name="T21"><text:s/></text:span><text:span text:style-name="T59">ﮭ</text:span><text:span text:style-name="T21"> </text:span><text:span text:style-name="T59">ﮮ</text:span><text:span text:style-name="T21"> </text:span><text:span text:style-name="T59">ﮯ</text:span><text:span text:style-name="T21"> </text:span><text:span text:style-name="T59">ﮰ</text:span><text:span text:style-name="T21"> </text:span><text:span text:style-name="T59">ﮱ</text:span><text:span text:style-name="T21"> </text:span><text:span text:style-name="T59">ﯓﯔ</text:span><text:span text:style-name="T21"> </text:span><text:span text:style-name="T59">ﯕ</text:span><text:span text:style-name="T21"> </text:span><text:span text:style-name="T59">ﯖ</text:span><text:span text:style-name="T21"> </text:span><text:span text:style-name="T59">ﯗ</text:span><text:span text:style-name="T21"> </text:span><text:span text:style-name="T59">ﯘ</text:span><text:span text:style-name="T21"> </text:span><text:span text:style-name="T59">ﯙ</text:span><text:span text:style-name="T21"> </text:span><text:span text:style-name="T59">ﯚ</text:span></text:p>
      <text:p text:style-name="P37"><text:span text:style-name="T1"><text:s/></text:span><text:span text:style-name="T60">ﯛ</text:span><text:span text:style-name="T25"> </text:span><text:span text:style-name="T60">ﯜﯝ</text:span><text:span text:style-name="T25"> </text:span><text:span text:style-name="T60">ﯞ</text:span><text:span text:style-name="T25"> </text:span><text:span text:style-name="T60">ﯟ</text:span><text:span text:style-name="T25"> </text:span><text:span text:style-name="T60">ﯠ</text:span><text:span text:style-name="T25"> </text:span><text:span text:style-name="T60">ﯡ</text:span><text:span text:style-name="T25"> </text:span><text:span text:style-name="T60">ﯢ</text:span><text:span text:style-name="T25"> </text:span><text:span text:style-name="T60">ﯣﯤ</text:span><text:span text:style-name="T25"> </text:span><text:span text:style-name="T60">ﯥ</text:span><text:span text:style-name="T25"> </text:span><text:span text:style-name="T60">ﯦ</text:span><text:span text:style-name="T25"> </text:span><text:span text:style-name="T60">ﯧ</text:span><text:span text:style-name="T25"> </text:span><text:span text:style-name="T60">ﯨ</text:span><text:span text:style-name="T25"> </text:span><text:span text:style-name="T60">ﯩ</text:span><text:span text:style-name="T25"> </text:span><text:span text:style-name="T60">ﯪ</text:span><text:span text:style-name="T25"> </text:span><text:span text:style-name="T60">ﯫ</text:span></text:p>
      <text:p text:style-name="P37"><text:span text:style-name="T1"><text:s/></text:span><text:span text:style-name="T57">ﯬ</text:span><text:span text:style-name="T1"> </text:span><text:span text:style-name="T57">ﯭ</text:span><text:span text:style-name="T1"> </text:span><text:span text:style-name="T57">ﯮ</text:span><text:span text:style-name="T1"> </text:span><text:span text:style-name="T57">ﯯ</text:span><text:span text:style-name="T1"> </text:span><text:span text:style-name="T57">ﯰ</text:span><text:span text:style-name="T1"> </text:span><text:span text:style-name="T57">ﯱ</text:span><text:span text:style-name="T1"> </text:span><text:span text:style-name="T57">ﯲ</text:span><text:span text:style-name="T1"> </text:span><text:span text:style-name="T57">ﯳ</text:span><text:span text:style-name="T1"> </text:span><text:span text:style-name="T57">ﯴ</text:span><text:span text:style-name="T1"> </text:span><text:span text:style-name="T57">ﯵ</text:span><text:span text:style-name="T1"> </text:span><text:span text:style-name="T57">ﯶ</text:span><text:span text:style-name="T1"> </text:span><text:span text:style-name="T57">ﯷ</text:span></text:p>
      <text:p text:style-name="P37"><text:span text:style-name="T1"><text:s/></text:span><text:span text:style-name="T57">ﯸ</text:span><text:span text:style-name="T1"> </text:span><text:span text:style-name="T57">ﯹ</text:span><text:span text:style-name="T1"> </text:span><text:span text:style-name="T57">ﯺ</text:span><text:span text:style-name="T1"> </text:span><text:span text:style-name="T57">ﯻ</text:span><text:span text:style-name="T1"> </text:span><text:span text:style-name="T57">ﯼ</text:span><text:span text:style-name="T1"> </text:span><text:span text:style-name="T57">ﯽ</text:span><text:span text:style-name="T1"> </text:span><text:span text:style-name="T57">ﯾ</text:span><text:span text:style-name="T1"> </text:span><text:span text:style-name="T57">ﯿ</text:span><text:span text:style-name="T1"> </text:span><text:span text:style-name="T57">ﰀ</text:span><text:span text:style-name="T1"> </text:span><text:span text:style-name="T57">ﰁ</text:span><text:span text:style-name="T1"> </text:span><text:span text:style-name="T57">ﰂ</text:span><text:span text:style-name="T1"> </text:span><text:span text:style-name="T57">ﰃ</text:span><text:span text:style-name="T1"> </text:span><text:span text:style-name="T57">ﰄ</text:span><text:span text:style-name="T1"> </text:span><text:span text:style-name="T57">ﰅ</text:span></text:p>
      <text:p text:style-name="P37"><text:span text:style-name="T21"><text:s/></text:span><text:span text:style-name="T59">ﰆ</text:span><text:span text:style-name="T21"> </text:span><text:span text:style-name="T59">ﰇ</text:span><text:span text:style-name="T21"> </text:span><text:span text:style-name="T59">ﰈ</text:span><text:span text:style-name="T21"> </text:span><text:span text:style-name="T59">ﰉ</text:span><text:span text:style-name="T21"> </text:span><text:span text:style-name="T59">ﰊ</text:span><text:span text:style-name="T21"> </text:span><text:span text:style-name="T59">ﰋ</text:span><text:span text:style-name="T21"> </text:span><text:span text:style-name="T59">ﰌ</text:span><text:span text:style-name="T21"> </text:span><text:span text:style-name="T59">ﰍ</text:span><text:span text:style-name="T21"> </text:span><text:span text:style-name="T59">ﰎ</text:span><text:span text:style-name="T21"> </text:span><text:span text:style-name="T59">ﰏ</text:span><text:span text:style-name="T21"> </text:span><text:span text:style-name="T59">ﰐ</text:span><text:span text:style-name="T21"> </text:span><text:span text:style-name="T59">ﰑ</text:span></text:p>
      <text:p text:style-name="P37"><text:span text:style-name="T1"><text:s/></text:span><text:span text:style-name="T57">ﰒ</text:span><text:span text:style-name="T1"> </text:span><text:span text:style-name="T57">ﰓ</text:span><text:span text:style-name="T1"> </text:span><text:span text:style-name="T57">ﰔ</text:span><text:span text:style-name="T1"> </text:span><text:span text:style-name="T57">ﰕ</text:span><text:span text:style-name="T1"> </text:span><text:span text:style-name="T57">ﰖ</text:span><text:span text:style-name="T1"> </text:span><text:span text:style-name="T57">ﰗ</text:span><text:span text:style-name="T1"> </text:span><text:span text:style-name="T57">ﰘ</text:span><text:span text:style-name="T1"> </text:span><text:span text:style-name="T57">ﰙ</text:span><text:span text:style-name="T1"> </text:span><text:span text:style-name="T57">ﰚ</text:span><text:span text:style-name="T1"> </text:span><text:span text:style-name="T57">ﰛ</text:span><text:span text:style-name="T1"> </text:span><text:span text:style-name="T57">ﰜ</text:span><text:span text:style-name="T1"> </text:span><text:span text:style-name="T57">ﰝ</text:span><text:span text:style-name="T1"> </text:span><text:span text:style-name="T57">ﰞ</text:span></text:p>
      <text:p text:style-name="P37"><text:span text:style-name="T1"><text:s/></text:span><text:span text:style-name="T57">ﰟ</text:span><text:span text:style-name="T1"> </text:span><text:span text:style-name="T57">ﰠ</text:span><text:span text:style-name="T1"> </text:span><text:span text:style-name="T57">ﰡ</text:span><text:span text:style-name="T1"> </text:span><text:span text:style-name="T57">ﰢ</text:span><text:span text:style-name="T1"> </text:span><text:span text:style-name="T57">ﰣ</text:span><text:span text:style-name="T1"> </text:span><text:span text:style-name="T57">ﰤ</text:span><text:span text:style-name="T1"> </text:span><text:span text:style-name="T57">ﰥ</text:span><text:span text:style-name="T1"> </text:span><text:span text:style-name="T57">ﰦ</text:span><text:span text:style-name="T1"> </text:span><text:span text:style-name="T57">ﰧ</text:span><text:span text:style-name="T1"> </text:span><text:span text:style-name="T57">ﰨ</text:span></text:p>
      <text:p text:style-name="P37"><text:span text:style-name="T1"><text:s/></text:span><text:span text:style-name="T57">ﰩ</text:span><text:span text:style-name="T1"> </text:span><text:span text:style-name="T57">ﰪ</text:span><text:span text:style-name="T1"> </text:span><text:span text:style-name="T57">ﰫ</text:span><text:span text:style-name="T1"> </text:span><text:span text:style-name="T57">ﰬ</text:span><text:span text:style-name="T1"> </text:span><text:span text:style-name="T57">ﰭ</text:span><text:span text:style-name="T1"> </text:span><text:span text:style-name="T57">ﰮ</text:span><text:span text:style-name="T1"> </text:span><text:span text:style-name="T57">ﰯ</text:span><text:span text:style-name="T1"> </text:span><text:span text:style-name="T57">ﰰ</text:span><text:span text:style-name="T1"> </text:span><text:span text:style-name="T57">ﰱ</text:span><text:span text:style-name="T1"> </text:span><text:span text:style-name="T57">ﰲ</text:span><text:span text:style-name="T1"> </text:span><text:span text:style-name="T57">ﰳ</text:span></text:p>
      <text:p text:style-name="P79"><text:span text:style-name="T61">ﭑ</text:span><text:span text:style-name="T1"> </text:span><text:span text:style-name="T61">ﭒ</text:span><text:span text:style-name="T1"> </text:span><text:span text:style-name="T61">ﭓ</text:span><text:span text:style-name="T1"> </text:span><text:span text:style-name="T61">ﭔ</text:span><text:span text:style-name="T1"> </text:span><text:span text:style-name="T61">ﭕ</text:span><text:span text:style-name="T1"> </text:span><text:span text:style-name="T61">ﭖ</text:span><text:span text:style-name="T1"> </text:span><text:span text:style-name="T61">ﭗ</text:span><text:span text:style-name="T1"> </text:span><text:span text:style-name="T61">ﭘ</text:span><text:span text:style-name="T1"> </text:span><text:span text:style-name="T61">ﭙ</text:span><text:span text:style-name="T1"> </text:span><text:span text:style-name="T61">ﭚ</text:span></text:p>
      <text:p text:style-name="P39"><text:span text:style-name="T1"><text:s/></text:span><text:span text:style-name="T61">ﭛ</text:span><text:span text:style-name="T1"> </text:span><text:span text:style-name="T61">ﭜ</text:span><text:span text:style-name="T1"> </text:span><text:span text:style-name="T61">ﭝ</text:span><text:span text:style-name="T1"> </text:span><text:span text:style-name="T61">ﭞ</text:span><text:span text:style-name="T1"> </text:span><text:span text:style-name="T61">ﭟ</text:span><text:span text:style-name="T1"> </text:span><text:span text:style-name="T61">ﭠ</text:span><text:span text:style-name="T1"> </text:span><text:span text:style-name="T61">ﭡ</text:span><text:span text:style-name="T1"> </text:span><text:span text:style-name="T61">ﭢ</text:span><text:span text:style-name="T1"> </text:span><text:span text:style-name="T61">ﭣ</text:span><text:span text:style-name="T1"> </text:span><text:span text:style-name="T61">ﭤ</text:span><text:span text:style-name="T1"> </text:span><text:span text:style-name="T61">ﭥ</text:span></text:p>
      <text:p text:style-name="P39"><text:span text:style-name="T1"><text:s/></text:span><text:span text:style-name="T61">ﭦ</text:span><text:span text:style-name="T1"> </text:span><text:span text:style-name="T61">ﭧ</text:span><text:span text:style-name="T1"> </text:span><text:span text:style-name="T61">ﭨ</text:span><text:span text:style-name="T1"> </text:span><text:span text:style-name="T61">ﭩ</text:span><text:span text:style-name="T1"> </text:span><text:span text:style-name="T61">ﭪ</text:span><text:span text:style-name="T1"> </text:span><text:span text:style-name="T61">ﭫ</text:span><text:span text:style-name="T1"> </text:span><text:span text:style-name="T61">ﭬ</text:span><text:span text:style-name="T1"> </text:span><text:span text:style-name="T61">ﭭ</text:span><text:span text:style-name="T1"> </text:span><text:span text:style-name="T61">ﭮﭯ</text:span><text:span text:style-name="T1"> </text:span><text:span text:style-name="T61">ﭰ</text:span><text:span text:style-name="T1"> </text:span><text:span text:style-name="T61">ﭱ</text:span><text:span text:style-name="T1"> </text:span><text:span text:style-name="T61">ﭲ</text:span></text:p>
      <text:p text:style-name="P39"><text:span text:style-name="T1"><text:s/></text:span><text:span text:style-name="T61">ﭳ</text:span><text:span text:style-name="T1"> </text:span><text:span text:style-name="T61">ﭴ</text:span><text:span text:style-name="T1"> </text:span><text:span text:style-name="T61">ﭵ</text:span><text:span text:style-name="T1"> </text:span><text:span text:style-name="T61">ﭶ</text:span><text:span text:style-name="T1"> </text:span><text:span text:style-name="T61">ﭷ</text:span><text:span text:style-name="T1"> </text:span><text:span text:style-name="T61">ﭸ</text:span><text:span text:style-name="T1"> </text:span><text:span text:style-name="T61">ﭹ</text:span><text:span text:style-name="T1"> </text:span><text:span text:style-name="T61">ﭺ</text:span><text:span text:style-name="T1"> </text:span><text:span text:style-name="T61">ﭻ</text:span><text:span text:style-name="T1"> </text:span><text:span text:style-name="T61">ﭼ</text:span><text:span text:style-name="T1"> </text:span><text:span text:style-name="T61">ﭽ</text:span><text:span text:style-name="T1"> </text:span><text:span text:style-name="T61">ﭾ</text:span></text:p>
      <text:p text:style-name="P39"><text:span text:style-name="T1"><text:s/></text:span><text:span text:style-name="T61">ﭿ</text:span><text:span text:style-name="T1"> </text:span><text:span text:style-name="T61">ﮀ</text:span><text:span text:style-name="T1"> </text:span><text:span text:style-name="T61">ﮁ</text:span><text:span text:style-name="T1"> </text:span><text:span text:style-name="T61">ﮂﮃ</text:span><text:span text:style-name="T1"> </text:span><text:span text:style-name="T61">ﮄ</text:span><text:span text:style-name="T1"> </text:span><text:span text:style-name="T61">ﮅ</text:span><text:span text:style-name="T1"> </text:span><text:span text:style-name="T61">ﮆ</text:span><text:span text:style-name="T1"> </text:span><text:span text:style-name="T61">ﮇ</text:span><text:span text:style-name="T1"> </text:span><text:span text:style-name="T61">ﮈ</text:span><text:span text:style-name="T1"> </text:span><text:span text:style-name="T61">ﮉ</text:span></text:p>
      <text:p text:style-name="P68">ﮌﯸ</text:p>
      <text:p text:style-name="P68">ﭔﭕﭖ</text:p>
      <text:p text:style-name="P40"><text:span text:style-name="T61">ﮊ</text:span><text:span text:style-name="T1"> </text:span><text:span text:style-name="T61">ﮋ</text:span><text:span text:style-name="T1"> </text:span><text:span text:style-name="T61">ﮌ</text:span><text:span text:style-name="T1"> </text:span><text:span text:style-name="T61">ﮍ</text:span><text:span text:style-name="T1"> </text:span><text:span text:style-name="T61">ﮎ</text:span><text:span text:style-name="T1"> </text:span><text:span text:style-name="T61">ﮏ</text:span><text:span text:style-name="T1"> </text:span><text:span text:style-name="T61">ﮐ</text:span><text:span text:style-name="T1"> </text:span><text:span text:style-name="T61">ﮑ</text:span><text:span text:style-name="T1"> </text:span><text:span text:style-name="T61">ﮒ</text:span><text:span text:style-name="T1"> </text:span><text:span text:style-name="T61">ﮓ</text:span><text:span text:style-name="T1"> <text:s text:c="3"/></text:span><text:span text:style-name="T61">ﮔ</text:span></text:p>
      <text:p text:style-name="P40"><text:span text:style-name="T63">ﮕ</text:span><text:span text:style-name="T22"> </text:span><text:span text:style-name="T63">ﮖ</text:span><text:span text:style-name="T22"> </text:span><text:span text:style-name="T63">ﮗ</text:span><text:span text:style-name="T22"> </text:span><text:span text:style-name="T63">ﮘ</text:span><text:span text:style-name="T22"> </text:span><text:span text:style-name="T63">ﮙ</text:span><text:span text:style-name="T22"> </text:span><text:span text:style-name="T63">ﮚ</text:span><text:span text:style-name="T22"> </text:span><text:span text:style-name="T63">ﮛ</text:span><text:span text:style-name="T22"> </text:span><text:span text:style-name="T63">ﮜ</text:span><text:span text:style-name="T22"> </text:span><text:span text:style-name="T63">ﮝ</text:span><text:span text:style-name="T22"> </text:span><text:span text:style-name="T63">ﮞ</text:span><text:span text:style-name="T22"> </text:span><text:span text:style-name="T63">ﮟ</text:span><text:span text:style-name="T22"> </text:span><text:span text:style-name="T63">ﮠ</text:span><text:span text:style-name="T22"> </text:span><text:span text:style-name="T63">ﮡ</text:span></text:p>
      <text:p text:style-name="P40"><text:span text:style-name="T25"><text:s/></text:span><text:span text:style-name="T65">ﮢ</text:span><text:span text:style-name="T25"> </text:span><text:span text:style-name="T65">ﮣ</text:span><text:span text:style-name="T25"> </text:span><text:span text:style-name="T65">ﮤ</text:span><text:span text:style-name="T25"> </text:span><text:span text:style-name="T65">ﮥ</text:span><text:span text:style-name="T25"> </text:span><text:span text:style-name="T65">ﮦ</text:span><text:span text:style-name="T25"> </text:span><text:span text:style-name="T65">ﮧ</text:span><text:span text:style-name="T25"> </text:span><text:span text:style-name="T65">ﮨ</text:span><text:span text:style-name="T25"> </text:span><text:span text:style-name="T65">ﮩ</text:span><text:span text:style-name="T25"> </text:span><text:span text:style-name="T65">ﮪ</text:span><text:span text:style-name="T25"> </text:span><text:span text:style-name="T65">ﮫ</text:span><text:span text:style-name="T25"> </text:span><text:span text:style-name="T65">ﮬ</text:span><text:span text:style-name="T25"> </text:span><text:span text:style-name="T65">ﮭ</text:span><text:span text:style-name="T25"> </text:span><text:span text:style-name="T65">ﮮ</text:span></text:p>
      <text:p text:style-name="P40"><text:span text:style-name="T62">ﮯ</text:span><text:span text:style-name="T21"> </text:span><text:span text:style-name="T62">ﮰ</text:span><text:span text:style-name="T21"> </text:span><text:span text:style-name="T62">ﮱ</text:span><text:span text:style-name="T21"> </text:span><text:span text:style-name="T62">ﯓ</text:span><text:span text:style-name="T21"> </text:span><text:span text:style-name="T62">ﯔ</text:span><text:span text:style-name="T21"> </text:span><text:span text:style-name="T62">ﯕ</text:span><text:span text:style-name="T21"> </text:span><text:span text:style-name="T62">ﯖ</text:span><text:span text:style-name="T21"> </text:span><text:span text:style-name="T62">ﯗ</text:span><text:span text:style-name="T21"> </text:span><text:span text:style-name="T62">ﯘ</text:span><text:span text:style-name="T21"> </text:span><text:span text:style-name="T62">ﯙ</text:span><text:span text:style-name="T21"> </text:span><text:span text:style-name="T62">ﯚ</text:span></text:p>
      <text:p text:style-name="P40"><text:span text:style-name="T62">ﯛ</text:span><text:span text:style-name="T21"> </text:span><text:span text:style-name="T62">ﯜ</text:span><text:span text:style-name="T21"> </text:span><text:span text:style-name="T62">ﯝ</text:span><text:span text:style-name="T21"> </text:span><text:span text:style-name="T62">ﯞ</text:span><text:span text:style-name="T21"> </text:span><text:span text:style-name="T62">ﯟ</text:span><text:span text:style-name="T21"> </text:span><text:span text:style-name="T62">ﯠ</text:span><text:span text:style-name="T21"> </text:span><text:span text:style-name="T62">ﯡ</text:span><text:span text:style-name="T21"> </text:span><text:span text:style-name="T62">ﯢ</text:span><text:span text:style-name="T21"> </text:span><text:span text:style-name="T62">ﯣ</text:span><text:span text:style-name="T21"> </text:span><text:span text:style-name="T62">ﯤ</text:span><text:span text:style-name="T21"> </text:span><text:span text:style-name="T62">ﯥ</text:span><text:span text:style-name="T21"> </text:span><text:span text:style-name="T62">ﯦ</text:span><text:span text:style-name="T21"> </text:span><text:span text:style-name="T62">ﯧ</text:span><text:span text:style-name="T21"> </text:span><text:span text:style-name="T62">ﯨ</text:span></text:p>
      <text:p text:style-name="P40"><text:span text:style-name="T20"><text:s/></text:span><text:span text:style-name="T64">ﯩ</text:span><text:span text:style-name="T20"> </text:span><text:span text:style-name="T64">ﯪ</text:span><text:span text:style-name="T20"> </text:span><text:span text:style-name="T64">ﯫ</text:span><text:span text:style-name="T20"> </text:span><text:span text:style-name="T64">ﯬ</text:span><text:span text:style-name="T20"> </text:span><text:span text:style-name="T64">ﯭ</text:span><text:span text:style-name="T20"> </text:span><text:span text:style-name="T64">ﯮ</text:span><text:span text:style-name="T20"> </text:span><text:span text:style-name="T64">ﯯ</text:span><text:span text:style-name="T20"> </text:span><text:span text:style-name="T64">ﯰ</text:span><text:span text:style-name="T20"> </text:span><text:span text:style-name="T64">ﯱ</text:span><text:span text:style-name="T20"> </text:span><text:span text:style-name="T64">ﯲ</text:span><text:span text:style-name="T20"> </text:span><text:span text:style-name="T64">ﯳ</text:span><text:span text:style-name="T20"> </text:span><text:span text:style-name="T64">ﯴ</text:span><text:span text:style-name="T20"> </text:span><text:span text:style-name="T64">ﯵ</text:span></text:p>
      <text:p text:style-name="P40"><text:span text:style-name="T1"><text:s/></text:span><text:span text:style-name="T61">ﯶ</text:span><text:span text:style-name="T1"> </text:span><text:span text:style-name="T61">ﯷ</text:span><text:span text:style-name="T1"> </text:span><text:span text:style-name="T61">ﯸ</text:span><text:span text:style-name="T1"> </text:span><text:span text:style-name="T61">ﯹ</text:span><text:span text:style-name="T1"> </text:span><text:span text:style-name="T61">ﯺ</text:span><text:span text:style-name="T1"> </text:span><text:span text:style-name="T61">ﯻ</text:span><text:span text:style-name="T1"> </text:span><text:span text:style-name="T61">ﯼ</text:span><text:span text:style-name="T1"> </text:span><text:span text:style-name="T61">ﯽ</text:span><text:span text:style-name="T1"> </text:span><text:span text:style-name="T61">ﯾ</text:span><text:span text:style-name="T1"> </text:span><text:span text:style-name="T61">ﯿ</text:span><text:span text:style-name="T1"> </text:span><text:span text:style-name="T61">ﰀ</text:span><text:span text:style-name="T1"> </text:span><text:span text:style-name="T61">ﰁ</text:span></text:p>
      <text:p text:style-name="P40"><text:span text:style-name="T1"><text:s/></text:span><text:span text:style-name="T61">ﰂ</text:span><text:span text:style-name="T1"> </text:span><text:span text:style-name="T61">ﰃ</text:span><text:span text:style-name="T1"> </text:span><text:span text:style-name="T61">ﰄ</text:span><text:span text:style-name="T1"> </text:span><text:span text:style-name="T61">ﰅ</text:span><text:span text:style-name="T1"> </text:span><text:span text:style-name="T61">ﰆ</text:span><text:span text:style-name="T1"> </text:span><text:span text:style-name="T61">ﰇ</text:span><text:span text:style-name="T1"> </text:span><text:span text:style-name="T61">ﰈ</text:span><text:span text:style-name="T1"> </text:span><text:span text:style-name="T61">ﰉ</text:span><text:span text:style-name="T1"> </text:span><text:span text:style-name="T61">ﰊ</text:span><text:span text:style-name="T1"> </text:span><text:span text:style-name="T61">ﰋ</text:span><text:span text:style-name="T1"> </text:span><text:span text:style-name="T61">ﰌ</text:span><text:span text:style-name="T1"> </text:span><text:span text:style-name="T61">ﰍ</text:span></text:p>
      <text:p text:style-name="P80"><text:span text:style-name="T66">ﭑ</text:span><text:span text:style-name="T1"> </text:span><text:span text:style-name="T66">ﭒ</text:span><text:span text:style-name="T1"> </text:span><text:span text:style-name="T66">ﭓ</text:span><text:span text:style-name="T1"> </text:span><text:span text:style-name="T66">ﭔ</text:span><text:span text:style-name="T1"> </text:span><text:span text:style-name="T66">ﭕ</text:span><text:span text:style-name="T1"> </text:span><text:span text:style-name="T66">ﭖ</text:span><text:span text:style-name="T1"> </text:span><text:span text:style-name="T66">ﭗ</text:span><text:span text:style-name="T1"> </text:span><text:span text:style-name="T66">ﭘ</text:span><text:span text:style-name="T1"> </text:span><text:span text:style-name="T66">ﭙ</text:span><text:span text:style-name="T1"> </text:span><text:span text:style-name="T66">ﭚ</text:span><text:span text:style-name="T1"> </text:span><text:span text:style-name="T66">ﭛ</text:span><text:span text:style-name="T1"> </text:span></text:p>
      <text:p text:style-name="P41"><text:span text:style-name="T66">ﭜ</text:span><text:span text:style-name="T1"> </text:span><text:span text:style-name="T66">ﭝ</text:span><text:span text:style-name="T1"> </text:span><text:span text:style-name="T66">ﭞ</text:span><text:span text:style-name="T1"> </text:span><text:span text:style-name="T66">ﭟ</text:span><text:span text:style-name="T1"> </text:span><text:span text:style-name="T66">ﭠ</text:span><text:span text:style-name="T1"> </text:span><text:span text:style-name="T66">ﭡ</text:span><text:span text:style-name="T1"> </text:span><text:span text:style-name="T66">ﭢ</text:span><text:span text:style-name="T1"> </text:span><text:span text:style-name="T66">ﭣ</text:span><text:span text:style-name="T1"> </text:span><text:span text:style-name="T66">ﭤ</text:span><text:span text:style-name="T1"> </text:span><text:span text:style-name="T66">ﭥ</text:span><text:span text:style-name="T1"> </text:span><text:span text:style-name="T66">ﭦ</text:span><text:span text:style-name="T1"> </text:span><text:span text:style-name="T66">ﭧ</text:span><text:span text:style-name="T1"> </text:span><text:span text:style-name="T66">ﭨ</text:span></text:p>
      <text:p text:style-name="P41"><text:span text:style-name="T66">ﭩ</text:span><text:span text:style-name="T1"> </text:span><text:span text:style-name="T66">ﭪﭫﭬﭭﭮ</text:span><text:span text:style-name="T1"> </text:span><text:span text:style-name="T66">ﭯ</text:span><text:span text:style-name="T1"> </text:span><text:span text:style-name="T66">ﭰ</text:span><text:span text:style-name="T1"> </text:span><text:span text:style-name="T66">ﭱﭲ</text:span><text:span text:style-name="T1"> </text:span><text:span text:style-name="T66">ﭳ</text:span><text:span text:style-name="T1"> </text:span><text:span text:style-name="T66">ﭴ</text:span><text:span text:style-name="T1"> </text:span><text:span text:style-name="T66">ﭵ</text:span><text:span text:style-name="T1"> </text:span><text:span text:style-name="T66">ﭶ</text:span><text:span text:style-name="T1"> </text:span><text:span text:style-name="T66">ﭷ</text:span><text:span text:style-name="T1"> </text:span></text:p>
      <text:p text:style-name="P41"><text:span text:style-name="T66">ﭸ</text:span><text:span text:style-name="T1"> </text:span><text:span text:style-name="T66">ﭹ</text:span><text:span text:style-name="T1"> </text:span><text:span text:style-name="T66">ﭺ</text:span><text:span text:style-name="T1"> </text:span><text:span text:style-name="T66">ﭻ</text:span><text:span text:style-name="T1"> </text:span><text:span text:style-name="T66">ﭼ</text:span><text:span text:style-name="T1"> </text:span><text:span text:style-name="T66">ﭽ</text:span><text:span text:style-name="T1"> </text:span><text:span text:style-name="T66">ﭾ</text:span><text:span text:style-name="T1"> </text:span><text:span text:style-name="T66">ﭿ</text:span><text:span text:style-name="T1"> </text:span><text:span text:style-name="T66">ﮀ</text:span><text:span text:style-name="T1"> </text:span><text:span text:style-name="T66">ﮁ</text:span><text:span text:style-name="T1"> </text:span><text:span text:style-name="T66">ﮂ</text:span></text:p>
      <text:p text:style-name="P41"><text:span text:style-name="T1"><text:s/></text:span><text:span text:style-name="T66">ﮃ</text:span><text:span text:style-name="T1"> </text:span><text:span text:style-name="T66">ﮄ</text:span><text:span text:style-name="T1"> </text:span><text:span text:style-name="T66">ﮅ</text:span><text:span text:style-name="T1"> </text:span><text:span text:style-name="T66">ﮆ</text:span><text:span text:style-name="T1"> </text:span><text:span text:style-name="T66">ﮇ</text:span><text:span text:style-name="T1"> </text:span><text:span text:style-name="T66">ﮈ</text:span><text:span text:style-name="T1"> </text:span><text:span text:style-name="T66">ﮉ</text:span><text:span text:style-name="T1"> </text:span><text:span text:style-name="T66">ﮊ</text:span><text:span text:style-name="T1"> </text:span><text:span text:style-name="T66">ﮋ</text:span><text:span text:style-name="T1"> </text:span><text:span text:style-name="T66">ﮌ</text:span><text:span text:style-name="T1"> </text:span><text:span text:style-name="T66">ﮍ</text:span><text:span text:style-name="T1"> </text:span><text:span text:style-name="T66">ﮎ</text:span><text:span text:style-name="T1"> </text:span><text:span text:style-name="T66">ﮏ</text:span></text:p>
      <text:p text:style-name="P41"><text:span text:style-name="T1"><text:s/></text:span><text:span text:style-name="T66">ﮐ</text:span><text:span text:style-name="T1"> </text:span><text:span text:style-name="T66">ﮑ</text:span><text:span text:style-name="T1"> </text:span><text:span text:style-name="T66">ﮒ</text:span><text:span text:style-name="T1"> </text:span><text:span text:style-name="T66">ﮓ</text:span><text:span text:style-name="T1"> </text:span><text:span text:style-name="T66">ﮔ</text:span><text:span text:style-name="T1"> </text:span><text:span text:style-name="T66">ﮕ</text:span><text:span text:style-name="T1"> </text:span><text:span text:style-name="T66">ﮖ</text:span><text:span text:style-name="T1"> </text:span><text:span text:style-name="T66">ﮗ</text:span><text:span text:style-name="T1"> </text:span><text:span text:style-name="T66">ﮘ</text:span><text:span text:style-name="T1"> </text:span><text:span text:style-name="T66">ﮙ</text:span><text:span text:style-name="T1"> </text:span><text:span text:style-name="T66">ﮚ</text:span><text:span text:style-name="T1"> </text:span><text:span text:style-name="T66">ﮛ</text:span></text:p>
      <text:p text:style-name="P41"><text:span text:style-name="T1"><text:s/></text:span><text:span text:style-name="T66">ﮜ</text:span><text:span text:style-name="T1"> </text:span><text:span text:style-name="T66">ﮝ</text:span><text:span text:style-name="T1"> </text:span><text:span text:style-name="T66">ﮞ</text:span><text:span text:style-name="T1"> </text:span><text:span text:style-name="T66">ﮟ</text:span><text:span text:style-name="T1"> </text:span><text:span text:style-name="T66">ﮠ</text:span><text:span text:style-name="T1"> </text:span><text:span text:style-name="T66">ﮡ</text:span><text:span text:style-name="T1"> </text:span><text:span text:style-name="T66">ﮢ</text:span><text:span text:style-name="T1"> </text:span><text:span text:style-name="T66">ﮣ</text:span><text:span text:style-name="T1"> </text:span><text:span text:style-name="T66">ﮤ</text:span><text:span text:style-name="T1"> </text:span><text:span text:style-name="T66">ﮥ</text:span><text:span text:style-name="T1"> </text:span><text:span text:style-name="T66">ﮦ</text:span><text:span text:style-name="T1"> </text:span><text:span text:style-name="T66">ﮧ</text:span><text:span text:style-name="T1"> </text:span><text:span text:style-name="T66">ﮨ</text:span></text:p>
      <text:p text:style-name="P42"><text:span text:style-name="T66">ﮩ</text:span><text:span text:style-name="T1"> </text:span><text:span text:style-name="T66">ﮪ</text:span><text:span text:style-name="T1"> </text:span><text:span text:style-name="T66">ﮫ</text:span><text:span text:style-name="T1"> </text:span><text:span text:style-name="T66">ﮬ</text:span><text:span text:style-name="T1"> </text:span><text:span text:style-name="T66">ﮭ</text:span><text:span text:style-name="T1"> </text:span><text:span text:style-name="T66">ﮮ</text:span><text:span text:style-name="T1"> </text:span><text:span text:style-name="T66">ﮯ</text:span><text:span text:style-name="T1"> </text:span><text:span text:style-name="T66">ﮰ</text:span><text:span text:style-name="T26"> </text:span></text:p>
      <text:p text:style-name="P41"><text:span text:style-name="T66">ﮱ</text:span><text:span text:style-name="T1"> </text:span><text:span text:style-name="T66">ﯓ</text:span><text:span text:style-name="T1"> </text:span><text:span text:style-name="T66">ﯔ</text:span><text:span text:style-name="T1"> </text:span><text:span text:style-name="T66">ﯕ</text:span><text:span text:style-name="T1"> </text:span><text:span text:style-name="T66">ﯖ</text:span><text:span text:style-name="T1"> </text:span><text:span text:style-name="T66">ﯗ</text:span><text:span text:style-name="T1"> </text:span><text:span text:style-name="T66">ﯘ</text:span><text:span text:style-name="T1"> </text:span><text:span text:style-name="T66">ﯙ</text:span><text:span text:style-name="T1"> </text:span><text:span text:style-name="T66">ﯚ</text:span><text:span text:style-name="T1"> </text:span><text:span text:style-name="T66">ﯛ</text:span></text:p>
      <text:p text:style-name="P69">ﮌﯹ</text:p>
      <text:p text:style-name="P69">ﭔﭕﭖ</text:p>
      <text:p text:style-name="P43"><text:span text:style-name="T67">ﯜ</text:span><text:span text:style-name="T21"> </text:span><text:span text:style-name="T67">ﯝ</text:span><text:span text:style-name="T21"> </text:span><text:span text:style-name="T67">ﯞ</text:span><text:span text:style-name="T21"> </text:span><text:span text:style-name="T67">ﯟ</text:span><text:span text:style-name="T21"> </text:span><text:span text:style-name="T67">ﯠ</text:span><text:span text:style-name="T21"> </text:span><text:span text:style-name="T67">ﯡ</text:span><text:span text:style-name="T21"> </text:span><text:span text:style-name="T67">ﯢ</text:span><text:span text:style-name="T21"> </text:span><text:span text:style-name="T67">ﯣ</text:span><text:span text:style-name="T21"> </text:span><text:span text:style-name="T67">ﯤ</text:span><text:span text:style-name="T21"> </text:span><text:span text:style-name="T67">ﯥ</text:span><text:span text:style-name="T21"> </text:span><text:span text:style-name="T67">ﯦ</text:span><text:span text:style-name="T21"> </text:span><text:span text:style-name="T67">ﯧ</text:span><text:span text:style-name="T21"> </text:span><text:span text:style-name="T67">ﯨ</text:span><text:span text:style-name="T21"> </text:span><text:span text:style-name="T67">ﯩ</text:span></text:p>
      <text:p text:style-name="P43"><text:span text:style-name="T1"><text:s/></text:span><text:span text:style-name="T66">ﯪ</text:span><text:span text:style-name="T1"> </text:span><text:span text:style-name="T66">ﯫ</text:span><text:span text:style-name="T1"> </text:span><text:span text:style-name="T66">ﯬ</text:span><text:span text:style-name="T1"> </text:span><text:span text:style-name="T66">ﯭ</text:span><text:span text:style-name="T1"> </text:span><text:span text:style-name="T66">ﯮ</text:span><text:span text:style-name="T1"> </text:span><text:span text:style-name="T66">ﯯ</text:span><text:span text:style-name="T1"> </text:span><text:span text:style-name="T66">ﯰ</text:span><text:span text:style-name="T1"> </text:span><text:span text:style-name="T66">ﯱ</text:span><text:span text:style-name="T1"> </text:span><text:span text:style-name="T66">ﯲ</text:span><text:span text:style-name="T1"> </text:span><text:span text:style-name="T66">ﯳ</text:span></text:p>
      <text:p text:style-name="P43"><text:span text:style-name="T66">ﯴﯵﯶ</text:span><text:span text:style-name="T1"> </text:span><text:bookmark text:name="_GoBack"/><text:span text:style-name="T66">ﯷ</text:span><text:span text:style-name="T1"> </text:span><text:span text:style-name="T66">ﯸ</text:span><text:span text:style-name="T1"> </text:span><text:span text:style-name="T66">ﯹ</text:span><text:span text:style-name="T1"> </text:span><text:span text:style-name="T66">ﯺ</text:span><text:span text:style-name="T1"> </text:span><text:span text:style-name="T66">ﯻ</text:span><text:span text:style-name="T1"> </text:span><text:span text:style-name="T66">ﯼ</text:span><text:span text:style-name="T1"> </text:span><text:span text:style-name="T66">ﯽ</text:span><text:span text:style-name="T1"> </text:span><text:span text:style-name="T66">ﯾ</text:span></text:p>
      <text:p text:style-name="P55"><text:span text:style-name="T66">ﯿ</text:span><text:span text:style-name="T1"> </text:span><text:span text:style-name="T66">ﰀ</text:span><text:span text:style-name="T1"> </text:span><text:span text:style-name="T66">ﰁ</text:span><text:span text:style-name="T1"> </text:span><text:span text:style-name="T66">ﰂ</text:span><text:span text:style-name="T1"> </text:span><text:span text:style-name="T66">ﰃ</text:span><text:span text:style-name="T1"> </text:span><text:span text:style-name="T66">ﰄ</text:span><text:span text:style-name="T1"> </text:span><text:span text:style-name="T66">ﰅ</text:span><text:span text:style-name="T1"> </text:span><text:span text:style-name="T66">ﰆ</text:span><text:span text:style-name="T1"> </text:span><text:span text:style-name="T66">ﰇ</text:span><text:span text:style-name="T1"> </text:span><text:span text:style-name="T66">ﰈ</text:span><text:span text:style-name="T1"> </text:span><text:span text:style-name="T66">ﰉ</text:span><text:span text:style-name="T1"> </text:span><text:span text:style-name="T66">ﰊ</text:span></text:p>
      <text:p text:style-name="P12"><text:span text:style-name="T68">ﭑ</text:span><text:span text:style-name="T1"> </text:span><text:span text:style-name="T68">ﭒ</text:span><text:span text:style-name="T1"> </text:span><text:span text:style-name="T68">ﭓ</text:span><text:span text:style-name="T1"> </text:span><text:span text:style-name="T68">ﭔ</text:span><text:span text:style-name="T1"> </text:span><text:span text:style-name="T68">ﭕ</text:span><text:span text:style-name="T1"> </text:span><text:span text:style-name="T68">ﭖ</text:span><text:span text:style-name="T1"> </text:span><text:span text:style-name="T68">ﭗ</text:span><text:span text:style-name="T1"> </text:span><text:span text:style-name="T68">ﭘ</text:span><text:span text:style-name="T1"> </text:span><text:span text:style-name="T68">ﭙ</text:span><text:span text:style-name="T1"> </text:span><text:span text:style-name="T68">ﭚ</text:span><text:span text:style-name="T1"> </text:span><text:span text:style-name="T68">ﭛ</text:span></text:p>
      <text:p text:style-name="P44"><text:span text:style-name="T1"><text:s/></text:span><text:span text:style-name="T68">ﭜ</text:span><text:span text:style-name="T1"> </text:span><text:span text:style-name="T68">ﭝ</text:span><text:span text:style-name="T1"> </text:span><text:span text:style-name="T68">ﭞ</text:span><text:span text:style-name="T1"> </text:span><text:span text:style-name="T68">ﭟ</text:span><text:span text:style-name="T1"> </text:span><text:span text:style-name="T68">ﭠ</text:span><text:span text:style-name="T1"> </text:span><text:span text:style-name="T68">ﭡ</text:span><text:span text:style-name="T1"> </text:span><text:span text:style-name="T68">ﭢ</text:span><text:span text:style-name="T1"> </text:span><text:span text:style-name="T68">ﭣ</text:span><text:span text:style-name="T1"> </text:span><text:span text:style-name="T68">ﭤ</text:span><text:span text:style-name="T1"> </text:span><text:span text:style-name="T68">ﭥ</text:span></text:p>
      <text:p text:style-name="P52"><text:span text:style-name="T1"><text:s/></text:span><text:span text:style-name="T68">ﭦ</text:span><text:span text:style-name="T1"> </text:span><text:span text:style-name="T68">ﭧ</text:span><text:span text:style-name="T1"> </text:span><text:span text:style-name="T68">ﭨ</text:span><text:span text:style-name="T1"> </text:span><text:span text:style-name="T68">ﭩ</text:span><text:span text:style-name="T1"> </text:span><text:span text:style-name="T68">ﭪ</text:span><text:span text:style-name="T1"> </text:span><text:span text:style-name="T68">ﭫ</text:span><text:span text:style-name="T1"> </text:span><text:span text:style-name="T68">ﭬ</text:span><text:span text:style-name="T1"> </text:span><text:span text:style-name="T68">ﭭ</text:span><text:span text:style-name="T1"> </text:span><text:span text:style-name="T68">ﭮ</text:span><text:span text:style-name="T1"> </text:span><text:span text:style-name="T68">ﭯ</text:span><text:span text:style-name="T1"> </text:span><text:span text:style-name="T68">ﭰ</text:span><text:span text:style-name="T1"> </text:span><text:span text:style-name="T68">ﭱ</text:span><text:span text:style-name="T1"> </text:span><text:span text:style-name="T68">ﭲ</text:span></text:p>
      <text:p text:style-name="P44"><text:span text:style-name="T1"><text:s/></text:span><text:span text:style-name="T69">ﭳ</text:span><text:span text:style-name="T20"> </text:span><text:span text:style-name="T69">ﭴ</text:span><text:span text:style-name="T20"> </text:span><text:span text:style-name="T69">ﭵ</text:span><text:span text:style-name="T20"> </text:span><text:span text:style-name="T69">ﭶ</text:span><text:span text:style-name="T20"> </text:span><text:span text:style-name="T69">ﭷ</text:span><text:span text:style-name="T20"> </text:span><text:span text:style-name="T69">ﭸ</text:span><text:span text:style-name="T20"> </text:span><text:span text:style-name="T69">ﭹ</text:span><text:span text:style-name="T20"> </text:span><text:span text:style-name="T69">ﭺ</text:span><text:span text:style-name="T20"> </text:span><text:span text:style-name="T69">ﭻ</text:span><text:span text:style-name="T20"> </text:span><text:span text:style-name="T69">ﭼ</text:span><text:span text:style-name="T20"> </text:span><text:span text:style-name="T69">ﭽ</text:span><text:span text:style-name="T20"> </text:span><text:span text:style-name="T69">ﭾ</text:span><text:span text:style-name="T20"> </text:span><text:span text:style-name="T69">ﭿ</text:span><text:span text:style-name="T1"> </text:span><text:span text:style-name="T70">ﮀ</text:span><text:span text:style-name="T22"> </text:span><text:span text:style-name="T70">ﮁ</text:span><text:span text:style-name="T22"> </text:span><text:span text:style-name="T70">ﮂ</text:span><text:span text:style-name="T22"> </text:span><text:span text:style-name="T70">ﮃ</text:span><text:span text:style-name="T22"> </text:span><text:span text:style-name="T70">ﮄ</text:span><text:span text:style-name="T22"> </text:span><text:span text:style-name="T70">ﮅ</text:span><text:span text:style-name="T22"> </text:span><text:span text:style-name="T70">ﮆ</text:span><text:span text:style-name="T22"> </text:span><text:span text:style-name="T70">ﮇ</text:span><text:span text:style-name="T22"> </text:span><text:span text:style-name="T70">ﮈ</text:span><text:span text:style-name="T22"> </text:span><text:span text:style-name="T70">ﮉ</text:span><text:span text:style-name="T22"> </text:span><text:span text:style-name="T70">ﮊ</text:span></text:p>
      <text:p text:style-name="P44"><text:span text:style-name="T1"><text:s/></text:span><text:span text:style-name="T68">ﮋ</text:span><text:span text:style-name="T1"> </text:span><text:span text:style-name="T68">ﮌ</text:span><text:span text:style-name="T1"> </text:span><text:span text:style-name="T68">ﮍ</text:span><text:span text:style-name="T1"> </text:span><text:span text:style-name="T68">ﮎﮏ</text:span><text:span text:style-name="T1"> </text:span><text:span text:style-name="T68">ﮐ</text:span><text:span text:style-name="T1"> </text:span><text:span text:style-name="T68">ﮑ</text:span><text:span text:style-name="T1"> </text:span><text:span text:style-name="T68">ﮒ</text:span><text:span text:style-name="T1"> </text:span><text:span text:style-name="T68">ﮓ</text:span><text:span text:style-name="T1"> </text:span><text:span text:style-name="T68">ﮔ</text:span><text:span text:style-name="T1"> </text:span><text:span text:style-name="T68">ﮕ</text:span><text:span text:style-name="T1"> </text:span><text:span text:style-name="T68">ﮖ</text:span></text:p>
      <text:p text:style-name="P44"><text:span text:style-name="T20"><text:s/></text:span><text:span text:style-name="T69">ﮗ</text:span><text:span text:style-name="T20"> </text:span><text:span text:style-name="T69">ﮘ</text:span><text:span text:style-name="T20"> </text:span><text:span text:style-name="T69">ﮙ</text:span><text:span text:style-name="T20"> </text:span><text:span text:style-name="T69">ﮚ</text:span><text:span text:style-name="T20"> </text:span><text:span text:style-name="T69">ﮛ</text:span><text:span text:style-name="T20"> </text:span><text:span text:style-name="T69">ﮜ</text:span><text:span text:style-name="T20"> </text:span><text:span text:style-name="T69">ﮝ</text:span><text:span text:style-name="T20"> </text:span><text:span text:style-name="T69">ﮞ</text:span><text:span text:style-name="T20"> </text:span><text:span text:style-name="T69">ﮟ</text:span><text:span text:style-name="T20"> </text:span><text:span text:style-name="T69">ﮠ</text:span></text:p>
      <text:p text:style-name="P44"><text:span text:style-name="T22"><text:s/></text:span><text:span text:style-name="T70">ﮡ</text:span><text:span text:style-name="T22"> </text:span><text:span text:style-name="T70">ﮢ</text:span><text:span text:style-name="T22"> </text:span><text:span text:style-name="T70">ﮣ</text:span><text:span text:style-name="T22"> </text:span><text:span text:style-name="T70">ﮤ</text:span><text:span text:style-name="T22"> </text:span><text:span text:style-name="T70">ﮥ</text:span><text:span text:style-name="T22"> </text:span><text:span text:style-name="T70">ﮦ</text:span><text:span text:style-name="T22"> </text:span><text:span text:style-name="T70">ﮧ</text:span><text:span text:style-name="T22"> </text:span><text:span text:style-name="T70">ﮨ</text:span><text:span text:style-name="T22"> </text:span><text:span text:style-name="T70">ﮩ</text:span><text:span text:style-name="T22"> </text:span><text:span text:style-name="T70">ﮪ</text:span><text:span text:style-name="T22"> </text:span><text:span text:style-name="T70">ﮫ</text:span><text:span text:style-name="T22"> </text:span><text:span text:style-name="T70">ﮬ</text:span></text:p>
      <text:p text:style-name="P44"><text:span text:style-name="T22"><text:s/></text:span><text:span text:style-name="T70">ﮭ</text:span><text:span text:style-name="T22"> </text:span><text:span text:style-name="T70">ﮮ</text:span><text:span text:style-name="T22"> </text:span><text:span text:style-name="T70">ﮯ</text:span><text:span text:style-name="T22"> </text:span><text:span text:style-name="T70">ﮰ</text:span><text:span text:style-name="T22"> </text:span><text:span text:style-name="T70">ﮱ</text:span><text:span text:style-name="T22"> </text:span><text:span text:style-name="T70">ﯓ</text:span><text:span text:style-name="T22"> </text:span><text:span text:style-name="T70">ﯔ</text:span><text:span text:style-name="T22"> </text:span><text:span text:style-name="T70">ﯕ</text:span><text:span text:style-name="T22"> </text:span><text:span text:style-name="T70">ﯖ</text:span><text:span text:style-name="T22"> </text:span><text:span text:style-name="T70">ﯗ</text:span><text:span text:style-name="T22"> </text:span><text:span text:style-name="T70">ﯘ</text:span></text:p>
      <text:p text:style-name="P44"><text:span text:style-name="T22"><text:s/></text:span><text:span text:style-name="T70">ﯙ</text:span><text:span text:style-name="T22"> </text:span><text:span text:style-name="T70">ﯚ</text:span><text:span text:style-name="T22"> </text:span><text:span text:style-name="T70">ﯛ</text:span><text:span text:style-name="T22"> </text:span><text:span text:style-name="T70">ﯜ</text:span><text:span text:style-name="T22"> </text:span><text:span text:style-name="T70">ﯝ</text:span><text:span text:style-name="T22"> </text:span><text:span text:style-name="T70">ﯞ</text:span><text:span text:style-name="T22"> </text:span><text:span text:style-name="T70">ﯟ</text:span><text:span text:style-name="T22"> </text:span><text:span text:style-name="T70">ﯠ</text:span><text:span text:style-name="T22"> </text:span><text:span text:style-name="T70">ﯡ</text:span><text:span text:style-name="T22"> </text:span><text:span text:style-name="T70">ﯢ</text:span><text:span text:style-name="T22"> </text:span><text:span text:style-name="T70">ﯣ</text:span></text:p>
      <text:p text:style-name="P44"><text:span text:style-name="T1"><text:s/></text:span><text:span text:style-name="T68">ﯤ</text:span><text:span text:style-name="T1"> </text:span><text:span text:style-name="T68">ﯥ</text:span><text:span text:style-name="T1"> </text:span><text:span text:style-name="T68">ﯦ</text:span><text:span text:style-name="T1"> </text:span><text:span text:style-name="T68">ﯧ</text:span><text:span text:style-name="T1"> </text:span><text:span text:style-name="T68">ﯨ</text:span><text:span text:style-name="T1"> </text:span><text:span text:style-name="T68">ﯩ</text:span><text:span text:style-name="T1"> </text:span><text:span text:style-name="T68">ﯪ</text:span><text:span text:style-name="T1"> </text:span><text:span text:style-name="T68">ﯫ</text:span><text:span text:style-name="T1"> </text:span><text:span text:style-name="T68">ﯬ</text:span><text:span text:style-name="T1"> </text:span><text:span text:style-name="T68">ﯭ</text:span><text:span text:style-name="T1"> </text:span><text:span text:style-name="T68">ﯮ</text:span><text:span text:style-name="T1"> </text:span><text:span text:style-name="T68">ﯯ</text:span></text:p>
      <text:p text:style-name="P44"><text:span text:style-name="T1"><text:s/></text:span><text:span text:style-name="T68">ﯰ</text:span><text:span text:style-name="T1"> </text:span><text:span text:style-name="T68">ﯱﯲ</text:span><text:span text:style-name="T1"> </text:span><text:span text:style-name="T68">ﯳ</text:span><text:span text:style-name="T1"> </text:span><text:span text:style-name="T68">ﯴ</text:span><text:span text:style-name="T1"> </text:span><text:span text:style-name="T68">ﯵ</text:span><text:span text:style-name="T1"> </text:span><text:span text:style-name="T68">ﯶ</text:span><text:span text:style-name="T1"> </text:span><text:span text:style-name="T68">ﯷ</text:span><text:span text:style-name="T1"> </text:span><text:span text:style-name="T68">ﯸ</text:span><text:span text:style-name="T1"> </text:span><text:span text:style-name="T68">ﯹ</text:span></text:p>
      <text:p text:style-name="P44"><text:span text:style-name="T1"><text:s/></text:span><text:span text:style-name="T68">ﯺ</text:span><text:span text:style-name="T1"> </text:span><text:span text:style-name="T68">ﯻ</text:span><text:span text:style-name="T1"> </text:span><text:span text:style-name="T68">ﯼ</text:span><text:span text:style-name="T1"> </text:span><text:span text:style-name="T68">ﯽ</text:span><text:span text:style-name="T1"> </text:span><text:span text:style-name="T68">ﯾ</text:span><text:span text:style-name="T1"> </text:span><text:span text:style-name="T68">ﯿ</text:span><text:span text:style-name="T1"> </text:span><text:span text:style-name="T68">ﰀ</text:span><text:span text:style-name="T1"> </text:span><text:span text:style-name="T68">ﰁ</text:span><text:span text:style-name="T1"> </text:span><text:span text:style-name="T68">ﰂ</text:span><text:span text:style-name="T1"> </text:span><text:span text:style-name="T68">ﰃ</text:span><text:span text:style-name="T1"> </text:span><text:span text:style-name="T68">ﰄ</text:span><text:span text:style-name="T1"> </text:span><text:span text:style-name="T68">ﰅ</text:span></text:p>
      <text:p text:style-name="P44"><text:span text:style-name="T1"><text:s/></text:span><text:span text:style-name="T68">ﰆ</text:span><text:span text:style-name="T1"> </text:span><text:span text:style-name="T68">ﰇ</text:span><text:span text:style-name="T1"> </text:span><text:span text:style-name="T68">ﰈ</text:span><text:span text:style-name="T1"> </text:span><text:span text:style-name="T68">ﰉ</text:span><text:span text:style-name="T1"> </text:span><text:span text:style-name="T68">ﰊ</text:span><text:span text:style-name="T1"> </text:span><text:span text:style-name="T68">ﰋ</text:span><text:span text:style-name="T1"> </text:span><text:span text:style-name="T68">ﰌ</text:span><text:span text:style-name="T1"> </text:span><text:span text:style-name="T68">ﰍ</text:span><text:span text:style-name="T1"> </text:span><text:span text:style-name="T68">ﰎ</text:span><text:span text:style-name="T1"> </text:span><text:span text:style-name="T68">ﰏ</text:span><text:span text:style-name="T1"> </text:span><text:span text:style-name="T68">ﰐ</text:span></text:p>
      <text:p text:style-name="P44"><text:span text:style-name="T1"><text:s/></text:span><text:span text:style-name="T68">ﰑ</text:span><text:span text:style-name="T1"> </text:span><text:span text:style-name="T68">ﰒ</text:span><text:span text:style-name="T1"> </text:span><text:span text:style-name="T68">ﰓ</text:span><text:span text:style-name="T1"> </text:span><text:span text:style-name="T68">ﰔ</text:span><text:span text:style-name="T1"> </text:span><text:span text:style-name="T68">ﰕ</text:span><text:span text:style-name="T1"> </text:span><text:span text:style-name="T68">ﰖ</text:span><text:span text:style-name="T1"> </text:span><text:span text:style-name="T68">ﰗ</text:span><text:span text:style-name="T1"> </text:span><text:span text:style-name="T68">ﰘ</text:span><text:span text:style-name="T1"> </text:span><text:span text:style-name="T68">ﰙ</text:span><text:span text:style-name="T1"> </text:span><text:span text:style-name="T68">ﰚ</text:span><text:span text:style-name="T1"> </text:span><text:span text:style-name="T68">ﰛ</text:span></text:p>
      <text:p text:style-name="P81"><text:span text:style-name="T71">ﭑ</text:span><text:span text:style-name="T1"> </text:span><text:span text:style-name="T71">ﭒ</text:span><text:span text:style-name="T1"> </text:span><text:span text:style-name="T71">ﭓ</text:span><text:span text:style-name="T1"> </text:span><text:span text:style-name="T71">ﭔ</text:span><text:span text:style-name="T1"> </text:span><text:span text:style-name="T71">ﭕ</text:span><text:span text:style-name="T1"> </text:span><text:span text:style-name="T71">ﭖ</text:span><text:span text:style-name="T1"> </text:span><text:span text:style-name="T71">ﭗ</text:span><text:span text:style-name="T1"> </text:span><text:span text:style-name="T71">ﭘ</text:span><text:span text:style-name="T1"> </text:span><text:span text:style-name="T71">ﭙ</text:span><text:span text:style-name="T1"> </text:span><text:span text:style-name="T71">ﭚ</text:span></text:p>
      <text:p text:style-name="P45"><text:span text:style-name="T1"><text:s/></text:span><text:span text:style-name="T71">ﭛ</text:span><text:span text:style-name="T1"> </text:span><text:span text:style-name="T71">ﭜ</text:span><text:span text:style-name="T1"> </text:span><text:span text:style-name="T71">ﭝ</text:span><text:span text:style-name="T1"> </text:span><text:span text:style-name="T71">ﭞ</text:span><text:span text:style-name="T1"> </text:span><text:span text:style-name="T71">ﭟ</text:span><text:span text:style-name="T1"> </text:span><text:span text:style-name="T71">ﭠ</text:span><text:span text:style-name="T1"> </text:span><text:span text:style-name="T71">ﭡ</text:span><text:span text:style-name="T1"> </text:span><text:span text:style-name="T71">ﭢ</text:span><text:span text:style-name="T1"> </text:span><text:span text:style-name="T71">ﭣ</text:span></text:p>
      <text:p text:style-name="P45"><text:span text:style-name="T1"><text:s/></text:span><text:span text:style-name="T71">ﭤ</text:span><text:span text:style-name="T1"> </text:span><text:span text:style-name="T71">ﭥﭦ</text:span><text:span text:style-name="T1"> </text:span><text:span text:style-name="T71">ﭧ</text:span><text:span text:style-name="T1"> </text:span><text:span text:style-name="T71">ﭨ</text:span><text:span text:style-name="T1"> </text:span><text:span text:style-name="T71">ﭩ</text:span><text:span text:style-name="T1"> </text:span><text:span text:style-name="T71">ﭪ</text:span><text:span text:style-name="T1"> </text:span><text:span text:style-name="T71">ﭫ</text:span><text:span text:style-name="T1"> </text:span><text:span text:style-name="T71">ﭬ</text:span><text:span text:style-name="T1"> </text:span><text:span text:style-name="T71">ﭭ</text:span></text:p>
      <text:p text:style-name="P45"><text:span text:style-name="T1"><text:s/></text:span><text:span text:style-name="T71">ﭮ</text:span><text:span text:style-name="T1"> </text:span><text:span text:style-name="T71">ﭯﭰ</text:span><text:span text:style-name="T1"> </text:span><text:span text:style-name="T71">ﭱ</text:span><text:span text:style-name="T1"> </text:span><text:span text:style-name="T71">ﭲ</text:span><text:span text:style-name="T1"> </text:span><text:span text:style-name="T71">ﭳ</text:span><text:span text:style-name="T1"> </text:span><text:span text:style-name="T71">ﭴ</text:span><text:span text:style-name="T1"> </text:span><text:span text:style-name="T71">ﭵ</text:span><text:span text:style-name="T1"> </text:span><text:span text:style-name="T71">ﭶ</text:span><text:span text:style-name="T1"> </text:span><text:span text:style-name="T71">ﭷ</text:span><text:span text:style-name="T1"> </text:span><text:span text:style-name="T71">ﭸ</text:span><text:span text:style-name="T1"> </text:span><text:span text:style-name="T71">ﭹ</text:span></text:p>
      <text:p text:style-name="P45"><text:span text:style-name="T1"><text:s/></text:span><text:span text:style-name="T71">ﭺ</text:span><text:span text:style-name="T1"> </text:span><text:span text:style-name="T71">ﭻ</text:span><text:span text:style-name="T1"> </text:span><text:span text:style-name="T71">ﭼ</text:span><text:span text:style-name="T1"> </text:span><text:span text:style-name="T71">ﭽﭾ</text:span><text:span text:style-name="T1"> </text:span><text:span text:style-name="T71">ﭿ</text:span><text:span text:style-name="T1"> </text:span><text:span text:style-name="T71">ﮀ</text:span><text:span text:style-name="T1"> </text:span><text:span text:style-name="T71">ﮁ</text:span><text:span text:style-name="T1"> </text:span><text:span text:style-name="T71">ﮂ</text:span><text:span text:style-name="T1"> </text:span><text:span text:style-name="T71">ﮃ</text:span><text:span text:style-name="T1"> </text:span><text:span text:style-name="T71">ﮄ</text:span><text:span text:style-name="T1"> </text:span><text:span text:style-name="T71">ﮅ</text:span></text:p>
      <text:p text:style-name="P46"><text:span text:style-name="T1"><text:s/></text:span><text:span text:style-name="T71">ﮆ</text:span><text:span text:style-name="T1"> </text:span><text:span text:style-name="T71">ﮇ</text:span><text:span text:style-name="T1"> </text:span><text:span text:style-name="T71">ﮈ</text:span><text:span text:style-name="T1"> </text:span><text:span text:style-name="T71">ﮉﮊ</text:span><text:span text:style-name="T1"> </text:span><text:span text:style-name="T71">ﮋ</text:span><text:span text:style-name="T1"> </text:span><text:span text:style-name="T71">ﮌ</text:span><text:span text:style-name="T1"> </text:span><text:span text:style-name="T71">ﮍ</text:span><text:span text:style-name="T1"> </text:span><text:span text:style-name="T71">ﮎ</text:span><text:span text:style-name="T1"> </text:span><text:span text:style-name="T29">ﮏ</text:span><text:span text:style-name="T1"> </text:span><text:span text:style-name="T71">ﮐ</text:span></text:p>
      <text:p text:style-name="P70">ﮌﯺ</text:p>
      <text:p text:style-name="P70">ﭔﭕﭖ</text:p>
      <text:p text:style-name="P47"><text:span text:style-name="T71">ﮑ</text:span><text:span text:style-name="T1"> </text:span><text:span text:style-name="T71">ﮒ</text:span><text:span text:style-name="T1"> </text:span><text:span text:style-name="T71">ﮓ</text:span><text:span text:style-name="T1"> </text:span><text:span text:style-name="T71">ﮔ</text:span><text:span text:style-name="T1"> </text:span><text:span text:style-name="T71">ﮕ</text:span><text:span text:style-name="T1"> </text:span><text:span text:style-name="T71">ﮖ</text:span><text:span text:style-name="T1"> </text:span><text:span text:style-name="T71">ﮗ</text:span><text:span text:style-name="T1"> </text:span><text:span text:style-name="T71">ﮘ</text:span><text:span text:style-name="T1"> </text:span><text:span text:style-name="T71">ﮙ</text:span></text:p>
      <text:p text:style-name="P47"><text:span text:style-name="T1"><text:s/></text:span><text:span text:style-name="T71">ﮚ</text:span><text:span text:style-name="T1"> </text:span><text:span text:style-name="T71">ﮛ</text:span><text:span text:style-name="T1"> </text:span><text:span text:style-name="T71">ﮜ</text:span><text:span text:style-name="T1"> </text:span><text:span text:style-name="T71">ﮝ</text:span><text:span text:style-name="T1"> </text:span><text:span text:style-name="T71">ﮞ</text:span><text:span text:style-name="T1"> </text:span><text:span text:style-name="T71">ﮟ</text:span><text:span text:style-name="T1"> </text:span><text:span text:style-name="T71">ﮠ</text:span><text:span text:style-name="T1"> </text:span><text:span text:style-name="T71">ﮡ</text:span><text:span text:style-name="T1"> </text:span><text:span text:style-name="T71">ﮢ</text:span><text:span text:style-name="T1"> </text:span><text:span text:style-name="T71">ﮣ</text:span><text:span text:style-name="T1"> </text:span><text:span text:style-name="T71">ﮤ</text:span></text:p>
      <text:p text:style-name="P47"><text:span text:style-name="T1"><text:s/></text:span><text:span text:style-name="T71">ﮥ</text:span><text:span text:style-name="T1"> </text:span><text:span text:style-name="T71">ﮦ</text:span><text:span text:style-name="T1"> </text:span><text:span text:style-name="T71">ﮧ</text:span><text:span text:style-name="T1"> </text:span><text:span text:style-name="T71">ﮨ</text:span><text:span text:style-name="T1"> </text:span><text:span text:style-name="T71">ﮩ</text:span><text:span text:style-name="T1"> </text:span><text:span text:style-name="T71">ﮪ</text:span><text:span text:style-name="T1"> </text:span><text:span text:style-name="T71">ﮫ</text:span><text:span text:style-name="T1"> </text:span><text:span text:style-name="T71">ﮬ</text:span><text:span text:style-name="T1"> </text:span><text:span text:style-name="T71">ﮭ</text:span><text:span text:style-name="T1"> </text:span><text:span text:style-name="T71">ﮮ</text:span></text:p>
      <text:p text:style-name="P47"><text:span text:style-name="T1"><text:s/></text:span><text:span text:style-name="T71">ﮯ</text:span><text:span text:style-name="T1"> </text:span><text:span text:style-name="T71">ﮰ</text:span><text:span text:style-name="T1"> </text:span><text:span text:style-name="T71">ﮱ</text:span><text:span text:style-name="T1"> </text:span><text:span text:style-name="T71">ﯓ</text:span><text:span text:style-name="T1"> </text:span><text:span text:style-name="T71">ﯔ</text:span><text:span text:style-name="T1"> </text:span><text:span text:style-name="T71">ﯕ</text:span><text:span text:style-name="T1"> </text:span><text:span text:style-name="T71">ﯖ</text:span><text:span text:style-name="T1"> </text:span><text:span text:style-name="T71">ﯗ</text:span><text:span text:style-name="T1"> </text:span><text:span text:style-name="T71">ﯘ</text:span><text:span text:style-name="T1"> </text:span><text:span text:style-name="T71">ﯙ</text:span><text:span text:style-name="T1"> </text:span><text:span text:style-name="T71">ﯚ</text:span><text:span text:style-name="T1"> </text:span><text:span text:style-name="T71">ﯛ</text:span></text:p>
      <text:p text:style-name="P47"><text:span text:style-name="T1"><text:s/></text:span><text:span text:style-name="T71">ﯜ</text:span><text:span text:style-name="T1"> </text:span><text:span text:style-name="T71">ﯝ</text:span><text:span text:style-name="T1"> </text:span><text:span text:style-name="T71">ﯞ</text:span><text:span text:style-name="T1"> </text:span><text:span text:style-name="T71">ﯟ</text:span><text:span text:style-name="T1"> </text:span><text:span text:style-name="T71">ﯠ</text:span><text:span text:style-name="T1"> </text:span><text:span text:style-name="T71">ﯡ</text:span><text:span text:style-name="T1"> </text:span><text:span text:style-name="T71">ﯢ</text:span><text:span text:style-name="T1"> </text:span><text:span text:style-name="T71">ﯣ</text:span><text:span text:style-name="T1"> </text:span><text:span text:style-name="T71">ﯤ</text:span><text:span text:style-name="T1"> </text:span><text:span text:style-name="T71">ﯥ</text:span><text:span text:style-name="T1"> </text:span><text:span text:style-name="T71">ﯦ</text:span><text:span text:style-name="T1"> </text:span><text:span text:style-name="T71">ﯧ</text:span></text:p>
      <text:p text:style-name="P47"><text:span text:style-name="T1"><text:s/></text:span><text:span text:style-name="T71">ﯨ</text:span><text:span text:style-name="T1"> </text:span><text:span text:style-name="T71">ﯩ</text:span><text:span text:style-name="T26"> </text:span><text:span text:style-name="T1"><text:s/></text:span><text:span text:style-name="T71">ﯪ</text:span><text:span text:style-name="T1"> </text:span><text:span text:style-name="T71">ﯫ</text:span><text:span text:style-name="T1"> </text:span><text:span text:style-name="T71">ﯬ</text:span><text:span text:style-name="T1"> </text:span><text:span text:style-name="T71">ﯭ</text:span><text:span text:style-name="T1"> </text:span><text:span text:style-name="T71">ﯮ</text:span><text:span text:style-name="T1"> </text:span><text:span text:style-name="T71">ﯯ</text:span><text:span text:style-name="T1"> </text:span><text:span text:style-name="T71">ﯰ</text:span></text:p>
      <text:p text:style-name="P47"><text:span text:style-name="T1"><text:s/></text:span><text:span text:style-name="T71">ﯱ</text:span><text:span text:style-name="T1"> </text:span><text:span text:style-name="T71">ﯲ</text:span><text:span text:style-name="T1"> </text:span><text:span text:style-name="T71">ﯳ</text:span><text:span text:style-name="T1"> </text:span><text:span text:style-name="T71">ﯴ</text:span><text:span text:style-name="T1"> </text:span><text:span text:style-name="T71">ﯵ</text:span><text:span text:style-name="T1"> </text:span><text:span text:style-name="T71">ﯶ</text:span><text:span text:style-name="T1"> </text:span><text:span text:style-name="T71">ﯷ</text:span><text:span text:style-name="T1"> </text:span><text:span text:style-name="T71">ﯸ</text:span><text:span text:style-name="T1"> </text:span><text:span text:style-name="T71">ﯹ</text:span></text:p>
      <text:p text:style-name="P11"><text:span text:style-name="T72">ﭑ</text:span><text:span text:style-name="T1"> </text:span><text:span text:style-name="T72">ﭒ</text:span><text:span text:style-name="T1"> </text:span><text:span text:style-name="T72">ﭓ</text:span><text:span text:style-name="T1"> </text:span><text:span text:style-name="T72">ﭔ</text:span><text:span text:style-name="T1"> </text:span><text:span text:style-name="T72">ﭕ</text:span><text:span text:style-name="T1"> </text:span><text:span text:style-name="T72">ﭖ</text:span><text:span text:style-name="T1"> </text:span><text:span text:style-name="T72">ﭗ</text:span><text:span text:style-name="T1"> </text:span><text:span text:style-name="T72">ﭘ</text:span><text:span text:style-name="T1"> </text:span><text:span text:style-name="T72">ﭙ</text:span><text:span text:style-name="T1"> </text:span><text:span text:style-name="T72">ﭚ</text:span><text:span text:style-name="T1"> </text:span><text:span text:style-name="T72">ﭛ</text:span><text:span text:style-name="T1"> </text:span><text:span text:style-name="T72">ﭜ</text:span><text:span text:style-name="T1"> </text:span><text:span text:style-name="T72">ﭝ</text:span></text:p>
      <text:p text:style-name="P48"><text:span text:style-name="T1"><text:s/></text:span><text:span text:style-name="T72">ﭞ</text:span><text:span text:style-name="T1"> </text:span><text:span text:style-name="T72">ﭟ</text:span><text:span text:style-name="T1"> </text:span><text:span text:style-name="T72">ﭠ</text:span><text:span text:style-name="T1"> </text:span><text:span text:style-name="T72">ﭡ</text:span><text:span text:style-name="T1"> </text:span><text:span text:style-name="T72">ﭢ</text:span><text:span text:style-name="T1"> </text:span><text:span text:style-name="T72">ﭣ</text:span><text:span text:style-name="T1"> </text:span><text:span text:style-name="T72">ﭤ</text:span><text:span text:style-name="T1"> </text:span><text:span text:style-name="T72">ﭥ</text:span><text:span text:style-name="T1"> </text:span><text:span text:style-name="T72">ﭦ</text:span><text:span text:style-name="T1"> </text:span><text:span text:style-name="T72">ﭧ</text:span></text:p>
      <text:p text:style-name="P48"><text:span text:style-name="T1"><text:s/></text:span><text:span text:style-name="T72">ﭨ</text:span><text:span text:style-name="T1"> </text:span><text:span text:style-name="T72">ﭩ</text:span><text:span text:style-name="T1"> </text:span><text:span text:style-name="T72">ﭪ</text:span><text:span text:style-name="T1"> </text:span><text:span text:style-name="T72">ﭫ</text:span><text:span text:style-name="T1"> </text:span><text:span text:style-name="T72">ﭬ</text:span><text:span text:style-name="T1"> </text:span><text:span text:style-name="T72">ﭭ</text:span><text:span text:style-name="T1"> </text:span><text:span text:style-name="T72">ﭮ</text:span><text:span text:style-name="T1"> </text:span><text:span text:style-name="T72">ﭯ</text:span><text:span text:style-name="T1"> </text:span><text:span text:style-name="T72">ﭰ</text:span><text:span text:style-name="T1"> </text:span><text:span text:style-name="T72">ﭱ</text:span><text:span text:style-name="T1"> </text:span><text:span text:style-name="T72">ﭲ</text:span></text:p>
      <text:p text:style-name="P48"><text:span text:style-name="T1"><text:s/></text:span><text:span text:style-name="T72">ﭳ</text:span><text:span text:style-name="T1"> </text:span><text:span text:style-name="T72">ﭴ</text:span><text:span text:style-name="T1"> </text:span><text:span text:style-name="T72">ﭵ</text:span><text:span text:style-name="T1"> </text:span><text:span text:style-name="T72">ﭶ</text:span><text:span text:style-name="T1"> </text:span><text:span text:style-name="T72">ﭷ</text:span><text:span text:style-name="T1"> </text:span><text:span text:style-name="T72">ﭸ</text:span><text:span text:style-name="T1"> </text:span><text:span text:style-name="T72">ﭹ</text:span><text:span text:style-name="T1"> </text:span><text:span text:style-name="T72">ﭺ</text:span><text:span text:style-name="T1"> </text:span><text:span text:style-name="T72">ﭻ</text:span></text:p>
      <text:p text:style-name="P48"><text:span text:style-name="T1"><text:s/></text:span><text:span text:style-name="T72">ﭼ</text:span><text:span text:style-name="T1"> </text:span><text:span text:style-name="T72">ﭽ</text:span><text:span text:style-name="T1"> </text:span><text:span text:style-name="T72">ﭾ</text:span><text:span text:style-name="T1"> </text:span><text:span text:style-name="T72">ﭿ</text:span><text:span text:style-name="T1"> </text:span><text:span text:style-name="T72">ﮀ</text:span><text:span text:style-name="T1"> </text:span><text:span text:style-name="T72">ﮁ</text:span><text:span text:style-name="T1"> </text:span><text:span text:style-name="T72">ﮂ</text:span><text:span text:style-name="T1"> </text:span><text:span text:style-name="T72">ﮃ</text:span><text:span text:style-name="T1"> </text:span><text:span text:style-name="T72">ﮄ</text:span><text:span text:style-name="T1"> </text:span><text:span text:style-name="T72">ﮅ</text:span><text:span text:style-name="T1"> </text:span><text:span text:style-name="T72">ﮆ</text:span><text:span text:style-name="T1"> </text:span><text:span text:style-name="T72">ﮇ</text:span></text:p>
      <text:p text:style-name="P48"><text:span text:style-name="T1"><text:s/></text:span><text:span text:style-name="T72">ﮈ</text:span><text:span text:style-name="T1"> </text:span><text:span text:style-name="T72">ﮉ</text:span><text:span text:style-name="T1"> </text:span><text:span text:style-name="T72">ﮊ</text:span><text:span text:style-name="T1"> </text:span><text:span text:style-name="T72">ﮋ</text:span><text:span text:style-name="T1"> </text:span><text:span text:style-name="T72">ﮌ</text:span><text:span text:style-name="T1"> </text:span><text:span text:style-name="T72">ﮍ</text:span><text:span text:style-name="T1"> </text:span><text:span text:style-name="T72">ﮎ</text:span><text:span text:style-name="T1"> </text:span><text:span text:style-name="T72">ﮏ</text:span><text:span text:style-name="T1"> </text:span><text:span text:style-name="T72">ﮐ</text:span><text:span text:style-name="T1"> </text:span><text:span text:style-name="T72">ﮑ</text:span><text:span text:style-name="T1"> </text:span><text:span text:style-name="T72">ﮒ</text:span><text:span text:style-name="T1"> </text:span><text:span text:style-name="T72">ﮓ</text:span></text:p>
      <text:p text:style-name="P48"><text:span text:style-name="T1"><text:s/></text:span><text:span text:style-name="T72">ﮔ</text:span><text:span text:style-name="T1"> </text:span><text:span text:style-name="T72">ﮕ</text:span><text:span text:style-name="T1"> </text:span><text:span text:style-name="T72">ﮖ</text:span><text:span text:style-name="T1"> </text:span><text:span text:style-name="T72">ﮗ</text:span><text:span text:style-name="T1"> </text:span><text:span text:style-name="T72">ﮘ</text:span><text:span text:style-name="T1"> </text:span><text:span text:style-name="T72">ﮙ</text:span><text:span text:style-name="T1"> </text:span><text:span text:style-name="T72">ﮚ</text:span><text:span text:style-name="T1"> </text:span><text:span text:style-name="T72">ﮛ</text:span><text:span text:style-name="T1"> </text:span><text:span text:style-name="T72">ﮜ</text:span><text:span text:style-name="T1"> </text:span><text:span text:style-name="T72">ﮝ</text:span></text:p>
      <text:p text:style-name="P48"><text:span text:style-name="T1"><text:s/></text:span><text:span text:style-name="T72">ﮞﮟﮠ</text:span><text:span text:style-name="T1"> </text:span><text:span text:style-name="T72">ﮡ</text:span><text:span text:style-name="T1"> </text:span><text:span text:style-name="T72">ﮢ</text:span><text:span text:style-name="T1"> </text:span><text:span text:style-name="T72">ﮣ</text:span><text:span text:style-name="T1"> </text:span><text:span text:style-name="T72">ﮤ</text:span><text:span text:style-name="T1"> </text:span><text:span text:style-name="T72">ﮥ</text:span><text:span text:style-name="T1"> </text:span><text:span text:style-name="T72">ﮦ</text:span><text:span text:style-name="T1"> </text:span><text:span text:style-name="T72">ﮧ</text:span><text:span text:style-name="T1"> </text:span><text:span text:style-name="T72">ﮨ</text:span><text:span text:style-name="T1"> </text:span><text:span text:style-name="T72">ﮩ</text:span></text:p>
      <text:p text:style-name="P48"><text:span text:style-name="T1"><text:s/></text:span><text:span text:style-name="T72">ﮪ</text:span><text:span text:style-name="T1"> </text:span><text:span text:style-name="T72">ﮫ</text:span><text:span text:style-name="T1"> </text:span><text:span text:style-name="T72">ﮬ</text:span><text:span text:style-name="T1"> </text:span><text:span text:style-name="T72">ﮭ</text:span><text:span text:style-name="T1"> </text:span><text:span text:style-name="T72">ﮮﮯ</text:span><text:span text:style-name="T1"> </text:span><text:span text:style-name="T72">ﮰ</text:span><text:span text:style-name="T1"> </text:span><text:span text:style-name="T72">ﮱ</text:span><text:span text:style-name="T1"> </text:span><text:span text:style-name="T72">ﯓ</text:span><text:span text:style-name="T1"> </text:span><text:span text:style-name="T72">ﯔ</text:span><text:span text:style-name="T1"> </text:span><text:span text:style-name="T72">ﯕ</text:span></text:p>
      <text:p text:style-name="P48"><text:span text:style-name="T1"><text:s/></text:span><text:span text:style-name="T72">ﯖ</text:span><text:span text:style-name="T1"> </text:span><text:span text:style-name="T72">ﯗ</text:span><text:span text:style-name="T1"> </text:span><text:span text:style-name="T72">ﯘ</text:span><text:span text:style-name="T1"> </text:span><text:span text:style-name="T72">ﯙ</text:span><text:span text:style-name="T1"> </text:span><text:span text:style-name="T72">ﯚ</text:span><text:span text:style-name="T1"> </text:span><text:span text:style-name="T72">ﯛ</text:span><text:span text:style-name="T1"> </text:span><text:span text:style-name="T72">ﯜ</text:span><text:span text:style-name="T1"> </text:span><text:span text:style-name="T72">ﯝ</text:span><text:span text:style-name="T1"> </text:span><text:span text:style-name="T72">ﯞ</text:span><text:span text:style-name="T1"> </text:span><text:span text:style-name="T72">ﯟ</text:span></text:p>
      <text:p text:style-name="P48"><text:span text:style-name="T72">ﯠ</text:span><text:span text:style-name="T1"> </text:span><text:span text:style-name="T72">ﯡ</text:span><text:span text:style-name="T1"> </text:span><text:span text:style-name="T72">ﯢ</text:span><text:span text:style-name="T1"> </text:span><text:span text:style-name="T72">ﯣ</text:span><text:span text:style-name="T1"> </text:span><text:span text:style-name="T72">ﯤ</text:span><text:span text:style-name="T1"> </text:span><text:span text:style-name="T72">ﯥ</text:span><text:span text:style-name="T1"> </text:span><text:span text:style-name="T72">ﯦ</text:span><text:span text:style-name="T1"> </text:span><text:span text:style-name="T72">ﯧ</text:span><text:span text:style-name="T1"> </text:span><text:span text:style-name="T72">ﯨ</text:span><text:span text:style-name="T1"> </text:span><text:span text:style-name="T72">ﯩ</text:span><text:span text:style-name="T1"> </text:span><text:span text:style-name="T72">ﯪ</text:span></text:p>
      <text:p text:style-name="P48"><text:span text:style-name="T1"><text:s/></text:span><text:span text:style-name="T72">ﯫ</text:span><text:span text:style-name="T1"> </text:span><text:span text:style-name="T72">ﯬ</text:span><text:span text:style-name="T1"> </text:span><text:span text:style-name="T72">ﯭ</text:span><text:span text:style-name="T1"> </text:span><text:span text:style-name="T72">ﯮ</text:span><text:span text:style-name="T1"> </text:span><text:span text:style-name="T72">ﯯ</text:span><text:span text:style-name="T1"> </text:span><text:span text:style-name="T72">ﯰ</text:span><text:span text:style-name="T1"> </text:span><text:span text:style-name="T72">ﯱ</text:span><text:span text:style-name="T1"> </text:span><text:span text:style-name="T72">ﯲ</text:span><text:span text:style-name="T1"> </text:span><text:span text:style-name="T72">ﯳ</text:span><text:span text:style-name="T1"> </text:span><text:span text:style-name="T72">ﯴ</text:span></text:p>
      <text:p text:style-name="P48"><text:span text:style-name="T1"><text:s/></text:span><text:span text:style-name="T72">ﯵ</text:span><text:span text:style-name="T1"> </text:span><text:span text:style-name="T72">ﯶ</text:span><text:span text:style-name="T1"> </text:span><text:span text:style-name="T72">ﯷ</text:span><text:span text:style-name="T1"> </text:span><text:span text:style-name="T72">ﯸ</text:span><text:span text:style-name="T1"> </text:span><text:span text:style-name="T72">ﯹ</text:span><text:span text:style-name="T1"> </text:span><text:span text:style-name="T72">ﯺ</text:span><text:span text:style-name="T1"> </text:span><text:span text:style-name="T72">ﯻ</text:span><text:span text:style-name="T1"> </text:span><text:span text:style-name="T72">ﯼ</text:span><text:span text:style-name="T1"> <text:s text:c="3"/></text:span><text:span text:style-name="T72">ﯽ</text:span><text:span text:style-name="T1"> </text:span><text:span text:style-name="T72">ﯾ</text:span></text:p>
      <text:p text:style-name="P48"><text:span text:style-name="T1"><text:s/></text:span><text:span text:style-name="T72">ﯿ</text:span><text:span text:style-name="T1"> </text:span><text:span text:style-name="T72">ﰀ</text:span><text:span text:style-name="T1"> <text:s/></text:span><text:span text:style-name="T72">ﰁ</text:span><text:span text:style-name="T1"> </text:span><text:span text:style-name="T72">ﰂ</text:span><text:span text:style-name="T1"> </text:span><text:span text:style-name="T72">ﰃ</text:span><text:span text:style-name="T1"> </text:span><text:span text:style-name="T72">ﰄ</text:span><text:span text:style-name="T1"> </text:span><text:span text:style-name="T72">ﰅ</text:span><text:span text:style-name="T1"> </text:span><text:span text:style-name="T72">ﰆ</text:span><text:span text:style-name="T1"> </text:span><text:span text:style-name="T72">ﰇ</text:span><text:span text:style-name="T1"> </text:span><text:span text:style-name="T72">ﰈ</text:span></text:p>
      <text:p text:style-name="P48"><text:span text:style-name="T1"><text:s/></text:span><text:span text:style-name="T72">ﰉ</text:span><text:span text:style-name="T1"> </text:span><text:span text:style-name="T72">ﰊ</text:span><text:span text:style-name="T1"> </text:span><text:span text:style-name="T72">ﰋ</text:span><text:span text:style-name="T1"> <text:s/></text:span><text:span text:style-name="T72">ﰌ</text:span><text:span text:style-name="T1"> <text:s/></text:span><text:span text:style-name="T72">ﰍ</text:span><text:span text:style-name="T1"> </text:span><text:span text:style-name="T72">ﰎ</text:span><text:span text:style-name="T1"> </text:span><text:span text:style-name="T72">ﰏ</text:span><text:span text:style-name="T1"> </text:span><text:span text:style-name="T72">ﰐ</text:span><text:span text:style-name="T1"> </text:span><text:span text:style-name="T72">ﰑ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5801" svg:font-family="MSI_Z580"/>
    <style:font-face style:name="MSI_Z562" svg:font-family="MSI_Z562" style:font-pitch="variable"/>
    <style:font-face style:name="MSI_Z563" svg:font-family="MSI_Z563" style:font-pitch="variable"/>
    <style:font-face style:name="MSI_Z564" svg:font-family="MSI_Z564" style:font-pitch="variable"/>
    <style:font-face style:name="MSI_Z565" svg:font-family="MSI_Z565" style:font-pitch="variable"/>
    <style:font-face style:name="MSI_Z566" svg:font-family="MSI_Z566" style:font-pitch="variable"/>
    <style:font-face style:name="MSI_Z567" svg:font-family="MSI_Z567" style:font-pitch="variable"/>
    <style:font-face style:name="MSI_Z568" svg:font-family="MSI_Z568" style:font-pitch="variable"/>
    <style:font-face style:name="MSI_Z569" svg:font-family="MSI_Z569" style:font-pitch="variable"/>
    <style:font-face style:name="MSI_Z570" svg:font-family="MSI_Z570" style:font-pitch="variable"/>
    <style:font-face style:name="MSI_Z571" svg:font-family="MSI_Z571" style:font-pitch="variable"/>
    <style:font-face style:name="MSI_Z572" svg:font-family="MSI_Z572" style:font-pitch="variable"/>
    <style:font-face style:name="MSI_Z573" svg:font-family="MSI_Z573" style:font-pitch="variable"/>
    <style:font-face style:name="MSI_Z574" svg:font-family="MSI_Z574" style:font-pitch="variable"/>
    <style:font-face style:name="MSI_Z575" svg:font-family="MSI_Z575" style:font-pitch="variable"/>
    <style:font-face style:name="MSI_Z576" svg:font-family="MSI_Z576" style:font-pitch="variable"/>
    <style:font-face style:name="MSI_Z577" svg:font-family="MSI_Z577" style:font-pitch="variable"/>
    <style:font-face style:name="MSI_Z578" svg:font-family="MSI_Z578" style:font-pitch="variable"/>
    <style:font-face style:name="MSI_Z579" svg:font-family="MSI_Z579" style:font-pitch="variable"/>
    <style:font-face style:name="MSI_Z580" svg:font-family="MSI_Z580" style:font-pitch="variable"/>
    <style:font-face style:name="MSI_Z581" svg:font-family="MSI_Z581" style:font-pitch="variable"/>
    <style:font-face style:name="Liberation Serif" svg:font-family="'Liberation Serif'" style:font-family-generic="roman" style:font-pitch="variable"/>
    <style:font-face style:name="QCF_P561" svg:font-family="QCF_P561" style:font-family-generic="roman" style:font-pitch="variable"/>
    <style:font-face style:name="QCF_P562" svg:font-family="QCF_P562" style:font-family-generic="roman" style:font-pitch="variable"/>
    <style:font-face style:name="QCF_P563" svg:font-family="QCF_P563" style:font-family-generic="roman" style:font-pitch="variable"/>
    <style:font-face style:name="QCF_P564" svg:font-family="QCF_P564" style:font-family-generic="roman" style:font-pitch="variable"/>
    <style:font-face style:name="QCF_P565" svg:font-family="QCF_P565" style:font-family-generic="roman" style:font-pitch="variable"/>
    <style:font-face style:name="QCF_P566" svg:font-family="QCF_P566" style:font-family-generic="roman" style:font-pitch="variable"/>
    <style:font-face style:name="QCF_P567" svg:font-family="QCF_P567" style:font-family-generic="roman" style:font-pitch="variable"/>
    <style:font-face style:name="QCF_P568" svg:font-family="QCF_P568" style:font-family-generic="roman" style:font-pitch="variable"/>
    <style:font-face style:name="QCF_P569" svg:font-family="QCF_P569" style:font-family-generic="roman" style:font-pitch="variable"/>
    <style:font-face style:name="QCF_P570" svg:font-family="QCF_P570" style:font-family-generic="roman" style:font-pitch="variable"/>
    <style:font-face style:name="QCF_P571" svg:font-family="QCF_P571" style:font-family-generic="roman" style:font-pitch="variable"/>
    <style:font-face style:name="QCF_P572" svg:font-family="QCF_P572" style:font-family-generic="roman" style:font-pitch="variable"/>
    <style:font-face style:name="QCF_P573" svg:font-family="QCF_P573" style:font-family-generic="roman" style:font-pitch="variable"/>
    <style:font-face style:name="QCF_P574" svg:font-family="QCF_P574" style:font-family-generic="roman" style:font-pitch="variable"/>
    <style:font-face style:name="QCF_P575" svg:font-family="QCF_P575" style:font-family-generic="roman" style:font-pitch="variable"/>
    <style:font-face style:name="QCF_P576" svg:font-family="QCF_P576" style:font-family-generic="roman" style:font-pitch="variable"/>
    <style:font-face style:name="QCF_P577" svg:font-family="QCF_P577" style:font-family-generic="roman" style:font-pitch="variable"/>
    <style:font-face style:name="QCF_P578" svg:font-family="QCF_P578" style:font-family-generic="roman" style:font-pitch="variable"/>
    <style:font-face style:name="QCF_P579" svg:font-family="QCF_P579" style:font-family-generic="roman" style:font-pitch="variable"/>
    <style:font-face style:name="QCF_P580" svg:font-family="QCF_P580" style:font-family-generic="roman" style:font-pitch="variable"/>
    <style:font-face style:name="QCF_P581" svg:font-family="QCF_P5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47cm" style:type="center"/>
          <style:tab-stop style:position="12.29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147cm" style:type="center"/>
          <style:tab-stop style:position="12.29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147cm" style:type="center"/>
          <style:tab-stop style:position="12.294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75019c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T1" style:family="text">
      <style:text-properties style:font-name="Liberation Sans Narrow" fo:font-size="10pt" officeooo:rsid="0075019c" style:font-size-asian="8pt" style:font-size-complex="8pt"/>
    </style:style>
    <style:style style:name="MT2" style:family="text">
      <style:text-properties style:font-name="Liberation Sans Narrow" fo:font-size="10pt" officeooo:rsid="01dabfa1" style:font-size-asian="8pt" style:font-size-complex="8pt"/>
    </style:style>
    <style:style style:name="MT3" style:family="text">
      <style:text-properties style:font-name="Liberation Sans Narrow" fo:font-size="10pt" officeooo:rsid="020e48e7" style:font-size-asian="8pt" style:font-size-complex="8pt"/>
    </style:style>
    <style:style style:name="MT4" style:family="text">
      <style:text-properties style:font-name="Liberation Sans Narrow" fo:font-size="10pt" officeooo:rsid="02271e55" style:font-size-asian="8pt" style:font-size-complex="8pt"/>
    </style:style>
    <style:style style:name="MT5" style:family="text">
      <style:text-properties style:font-name="Liberation Sans Narrow" fo:font-size="10pt" officeooo:rsid="015e6cbb" style:font-size-asian="8pt" style:font-size-complex="8pt"/>
    </style:style>
    <style:style style:name="MT6" style:family="text">
      <style:text-properties style:font-name="Liberation Sans Narrow" fo:font-size="10pt" officeooo:rsid="0075019c" style:font-size-asian="10pt" style:font-size-complex="10pt"/>
    </style:style>
    <style:style style:name="MT7" style:family="text">
      <style:text-properties style:font-name="Liberation Sans Narrow" fo:font-size="10pt" officeooo:rsid="01dff3d2" style:font-size-asian="10pt" style:font-size-complex="10pt"/>
    </style:style>
    <style:style style:name="MT8" style:family="text">
      <style:text-properties style:font-name="Liberation Sans Narrow" fo:font-size="10pt" officeooo:rsid="020fbc37" style:font-size-asian="10pt" style:font-size-complex="10pt"/>
    </style:style>
    <style:style style:name="MT9" style:family="text">
      <style:text-properties style:font-name="Liberation Sans Narrow" fo:font-size="10pt" officeooo:rsid="02271e55" style:font-size-asian="10pt" style:font-size-complex="10pt"/>
    </style:style>
    <style:style style:name="MT10" style:family="text">
      <style:text-properties style:font-name="Liberation Sans Narrow" fo:font-size="10pt" officeooo:rsid="016128c4" style:font-size-asian="10pt" style:font-size-complex="10pt"/>
    </style:style>
    <style:style style:name="MT11" style:family="text">
      <style:text-properties style:font-name="Liberation Sans Narrow" fo:font-size="10pt" officeooo:rsid="01c515fe" style:font-size-asian="10pt" style:font-size-complex="10pt"/>
    </style:style>
    <style:style style:name="MT12" style:family="text">
      <style:text-properties style:font-name="Liberation Sans Narrow" fo:font-size="10pt" officeooo:rsid="0163d1a8" style:font-size-asian="10pt" style:font-size-complex="10pt"/>
    </style:style>
    <style:style style:name="MT13" style:family="text">
      <style:text-properties style:font-name="Liberation Sans Narrow" fo:font-size="10pt" officeooo:rsid="019c7e8c" style:font-size-asian="8pt" style:font-size-complex="8pt"/>
    </style:style>
    <style:style style:name="MT14" style:family="text">
      <style:text-properties style:font-name="Liberation Sans Narrow" fo:font-size="10pt" officeooo:rsid="01e3d5c0" style:font-size-asian="8pt" style:font-size-complex="8pt"/>
    </style:style>
    <style:style style:name="MT15" style:family="text">
      <style:text-properties style:font-name="Liberation Sans Narrow" fo:font-size="10pt" officeooo:rsid="02283a3c" style:font-size-asian="8pt" style:font-size-complex="8pt"/>
    </style:style>
    <style:style style:name="MT16" style:family="text">
      <style:text-properties style:font-name="Liberation Sans Narrow" fo:font-size="10pt" officeooo:rsid="01c0fc98" style:font-size-asian="8pt" style:font-size-complex="8pt"/>
    </style:style>
    <style:style style:name="MT17" style:family="text">
      <style:text-properties style:font-name="Liberation Sans Narrow" fo:font-size="10pt" officeooo:rsid="022a39ed" style:font-size-asian="8pt" style:font-size-complex="8pt"/>
    </style:style>
    <style:style style:name="MT18" style:family="text">
      <style:text-properties style:font-name="Liberation Sans Narrow" fo:font-size="10pt" officeooo:rsid="022c1a40" style:font-size-asian="8pt" style:font-size-complex="8pt"/>
    </style:style>
    <style:page-layout style:name="Mpm1" style:page-usage="mirrored">
      <style:page-layout-properties fo:page-width="15.24cm" fo:page-height="26cm" style:num-format="1" style:print-orientation="portrait" fo:margin-top="0.409cm" fo:margin-bottom="0.409cm" fo:margin-left="1.676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15.24cm" fo:page-height="25.80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5.24cm" fo:page-height="25.80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5.24cm" fo:page-height="25.80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5.24cm" fo:page-height="25.80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5.24cm" fo:page-height="25.806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5.806cm" fo:page-height="15.24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15.24cm" fo:page-height="26cm" style:num-format="1" style:print-orientation="portrait" fo:margin-top="0.508cm" fo:margin-bottom="0.508cm" fo:margin-left="1.676cm" fo:margin-right="1.194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356cm" fo:margin-left="0cm" fo:margin-right="0cm" fo:margin-bottom="0.102cm" fo:background-color="transparent" style:dynamic-spacing="false" draw:fill="none" draw:fill-color="#729fcf"/>
      </style:header-style>
      <style:footer-style>
        <style:header-footer-properties fo:min-height="0.356cm" fo:margin-left="0cm" fo:margin-right="0cm" fo:margin-top="0.102cm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15.24cm" fo:page-height="26cm" style:num-format="1" style:print-orientation="portrait" fo:margin-top="0.508cm" fo:margin-bottom="0.508cm" fo:margin-left="1.676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6cm" fo:margin-left="0cm" fo:margin-right="0cm" fo:margin-bottom="0.102cm" fo:background-color="transparent" style:dynamic-spacing="false" draw:fill="none" draw:fill-color="#729fcf"/>
      </style:header-style>
      <style:footer-style>
        <style:header-footer-properties fo:min-height="0.356cm" fo:margin-left="0cm" fo:margin-right="0cm" fo:margin-top="0.102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urat</text:span><text:span text:style-name="MT1"> </text:span><text:span text:style-name="MT2">A</text:span><text:span text:style-name="MT3">l</text:span><text:span text:style-name="MT3"> </text:span><text:span text:style-name="MT4">Mulk</text:span><text:span text:style-name="MT1"><text:tab/><text:tab/>Juz</text:span><text:span text:style-name="MT1"> </text:span><text:span text:style-name="MT5">2</text:span><text:span text:style-name="MT4">9</text:span></text:p>
      </style:header>
      <style:footer>
        <text:p text:style-name="MP2"><text:page-number text:select-page="current">563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6">Surat</text:span><text:span text:style-name="MT6"> </text:span><text:span text:style-name="MT7">A</text:span><text:span text:style-name="MT8">l</text:span><text:span text:style-name="MT8"> </text:span><text:span text:style-name="MT9">Qalam</text:span><text:span text:style-name="MT6"><text:tab/><text:tab/>Juz</text:span><text:span text:style-name="MT6"> </text:span><text:span text:style-name="MT10">2</text:span><text:span text:style-name="MT9">9</text:span></text:p>
      </style:header>
      <style:footer>
        <text:p text:style-name="MP2"><text:page-number text:select-page="current">565</text:page-number></text:p>
      </style:footer>
    </style:master-page>
    <style:master-page style:name="ganti_20_surat2" style:display-name="ganti surat2" style:page-layout-name="Mpm9">
      <style:header>
        <text:p text:style-name="MP3"><text:span text:style-name="MT6">Surat</text:span><text:span text:style-name="MT6"> </text:span><text:span text:style-name="MT11">A</text:span><text:span text:style-name="MT8">l</text:span><text:span text:style-name="MT8"> </text:span><text:span text:style-name="MT9">Haqqah</text:span><text:span text:style-name="MT11"><text:tab/><text:tab/></text:span><text:span text:style-name="MT6">Juz</text:span><text:span text:style-name="MT6"> </text:span><text:span text:style-name="MT12">2</text:span><text:span text:style-name="MT9">9</text:span></text:p>
      </style:header>
      <style:footer>
        <text:p text:style-name="MP2"><text:page-number text:select-page="current">567</text:page-number></text:p>
      </style:footer>
    </style:master-page>
    <style:master-page style:name="ganti_20_surat3" style:display-name="ganti surat3" style:page-layout-name="Mpm10">
      <style:header>
        <text:p text:style-name="MP1"><text:span text:style-name="MT1">Surat</text:span><text:span text:style-name="MT1"> </text:span><text:span text:style-name="MT13">A</text:span><text:span text:style-name="MT4">l</text:span><text:span text:style-name="MT4"> </text:span><text:span text:style-name="MT4">Ma’arij</text:span><text:span text:style-name="MT1"><text:tab/><text:tab/>Juz</text:span><text:span text:style-name="MT1"> </text:span><text:span text:style-name="MT5">2</text:span><text:span text:style-name="MT4">9</text:span></text:p>
      </style:header>
      <style:footer>
        <text:p text:style-name="MP2"><text:page-number text:select-page="current">569</text:page-number></text:p>
      </style:footer>
    </style:master-page>
    <style:master-page style:name="ganti_20_surat4" style:display-name="ganti surat4" style:page-layout-name="Mpm10">
      <style:header>
        <text:p text:style-name="MP1"><text:span text:style-name="MT1">Surat</text:span><text:span text:style-name="MT1"> </text:span><text:span text:style-name="MT4">Nuh</text:span><text:span text:style-name="MT1"><text:tab/><text:tab/>Juz</text:span><text:span text:style-name="MT1"> </text:span><text:span text:style-name="MT5">2</text:span><text:span text:style-name="MT4">9</text:span></text:p>
      </style:header>
      <style:footer>
        <text:p text:style-name="MP2"><text:page-number text:select-page="current">571</text:page-number></text:p>
      </style:footer>
    </style:master-page>
    <style:master-page style:name="ganti_20_surat5" style:display-name="ganti surat5" style:page-layout-name="Mpm10">
      <style:header>
        <text:p text:style-name="MP1"><text:span text:style-name="MT1">Surat</text:span><text:span text:style-name="MT1"> </text:span><text:span text:style-name="MT14">Al</text:span><text:span text:style-name="MT14"> </text:span><text:span text:style-name="MT15">Jinn</text:span><text:span text:style-name="MT1"><text:tab/><text:tab/>Juz</text:span><text:span text:style-name="MT1"> </text:span><text:span text:style-name="MT5">2</text:span><text:span text:style-name="MT15">9</text:span></text:p>
      </style:header>
      <style:footer>
        <text:p text:style-name="MP2"><text:page-number text:select-page="current">573</text:page-number></text:p>
      </style:footer>
    </style:master-page>
    <style:master-page style:name="ganti_20_surat6" style:display-name="ganti surat6" style:page-layout-name="Mpm10">
      <style:header>
        <text:p text:style-name="MP1"><text:span text:style-name="MT1">Surat</text:span><text:span text:style-name="MT1"> </text:span><text:span text:style-name="MT16">A</text:span><text:span text:style-name="MT15">l</text:span><text:span text:style-name="MT15"> </text:span><text:span text:style-name="MT15">Muzzammil</text:span><text:span text:style-name="MT1"><text:tab/><text:tab/>Juz</text:span><text:span text:style-name="MT1"> </text:span><text:span text:style-name="MT5">2</text:span><text:span text:style-name="MT15">9</text:span></text:p>
      </style:header>
      <style:footer>
        <text:p text:style-name="MP2"><text:page-number text:select-page="current">574</text:page-number></text:p>
      </style:footer>
    </style:master-page>
    <style:master-page style:name="ganti_20_surat7" style:display-name="ganti surat7" style:page-layout-name="Mpm10">
      <style:header>
        <text:p text:style-name="MP1"><text:span text:style-name="MT1">Surat</text:span><text:span text:style-name="MT1"> </text:span><text:span text:style-name="MT2">A</text:span><text:span text:style-name="MT15">l</text:span><text:span text:style-name="MT15"> </text:span><text:span text:style-name="MT15">Muddatstsir</text:span><text:span text:style-name="MT1"><text:tab/><text:tab/>Juz</text:span><text:span text:style-name="MT1"> </text:span><text:span text:style-name="MT5">2</text:span><text:span text:style-name="MT15">9</text:span></text:p>
      </style:header>
      <style:footer>
        <text:p text:style-name="MP2"><text:page-number text:select-page="current">576</text:page-number></text:p>
      </style:footer>
    </style:master-page>
    <style:master-page style:name="ganti_20_surat8" style:display-name="ganti surat8" style:page-layout-name="Mpm10">
      <style:header>
        <text:p text:style-name="MP1"><text:span text:style-name="MT1">Surat</text:span><text:span text:style-name="MT1"> </text:span><text:span text:style-name="MT2">A</text:span><text:span text:style-name="MT15">l</text:span><text:span text:style-name="MT15"> </text:span><text:span text:style-name="MT15">Qiyamah</text:span><text:span text:style-name="MT1"><text:tab/><text:tab/>Juz</text:span><text:span text:style-name="MT1"> </text:span><text:span text:style-name="MT5">2</text:span><text:span text:style-name="MT15">9</text:span></text:p>
      </style:header>
      <style:footer>
        <text:p text:style-name="MP2"><text:page-number text:select-page="current">577</text:page-number></text:p>
      </style:footer>
    </style:master-page>
    <style:master-page style:name="ganti_20_surat9" style:display-name="ganti surat9" style:page-layout-name="Mpm10">
      <style:header>
        <text:p text:style-name="MP1"><text:span text:style-name="MT1">Surat</text:span><text:span text:style-name="MT1"> </text:span><text:span text:style-name="MT2">A</text:span><text:span text:style-name="MT17">l</text:span><text:span text:style-name="MT17"> </text:span><text:span text:style-name="MT17">Insan</text:span><text:span text:style-name="MT1"><text:tab/><text:tab/>Juz</text:span><text:span text:style-name="MT1"> </text:span><text:span text:style-name="MT5">2</text:span><text:span text:style-name="MT17">9</text:span></text:p>
      </style:header>
      <style:footer>
        <text:p text:style-name="MP2"><text:page-number text:select-page="current">578</text:page-number></text:p>
      </style:footer>
    </style:master-page>
    <style:master-page style:name="ganti_20_surat10" style:display-name="ganti surat10" style:page-layout-name="Mpm10">
      <style:header>
        <text:p text:style-name="MP1"><text:span text:style-name="MT1">Surat</text:span><text:span text:style-name="MT1"> </text:span><text:span text:style-name="MT2">A</text:span><text:span text:style-name="MT17">l</text:span><text:span text:style-name="MT17"> </text:span><text:span text:style-name="MT18">Mursalat</text:span><text:span text:style-name="MT1"><text:tab/><text:tab/>Juz</text:span><text:span text:style-name="MT1"> </text:span><text:span text:style-name="MT5">2</text:span><text:span text:style-name="MT17">9</text:span></text:p>
      </style:header>
      <style:footer>
        <text:p text:style-name="MP2"><text:page-number text:select-page="current">58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5-27T03:16:29.889670151</dc:date>
    <meta:editing-duration>PT23H10M25S</meta:editing-duration>
    <meta:editing-cycles>525</meta:editing-cycles>
    <meta:generator>LibreOffice/6.4.4.1$Linux_X86_64 LibreOffice_project/40$Build-1</meta:generator>
    <dc:creator>recobayu </dc:creator>
    <meta:document-statistic meta:table-count="0" meta:image-count="0" meta:object-count="0" meta:page-count="20" meta:paragraph-count="321" meta:word-count="3050" meta:character-count="6405" meta:non-whitespace-character-count="3451"/>
  </office:meta>
</office:document-meta>
</file>